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4375in"/>
    </style:style>
    <style:style style:name="co3" style:family="table-column">
      <style:table-column-properties fo:break-before="auto" style:column-width="0.6354166666666666in"/>
    </style:style>
    <style:style style:name="co4" style:family="table-column">
      <style:table-column-properties fo:break-before="auto" style:column-width="0.5833333333333334in"/>
    </style:style>
    <style:style style:name="co5" style:family="table-column">
      <style:table-column-properties fo:break-before="auto" style:column-width="0.4583333333333333in"/>
    </style:style>
    <style:style style:name="co6" style:family="table-column">
      <style:table-column-properties fo:break-before="auto" style:column-width="0.5104166666666666in"/>
    </style:style>
    <style:style style:name="co7" style:family="table-column">
      <style:table-column-properties fo:break-before="auto" style:column-width="0.6041666666666666in"/>
    </style:style>
    <style:style style:name="co8" style:family="table-column">
      <style:table-column-properties fo:break-before="auto" style:column-width="0.4166666666666667in"/>
    </style:style>
    <style:style style:name="co9" style:family="table-column">
      <style:table-column-properties fo:break-before="auto" style:column-width="0.6145833333333334in"/>
    </style:style>
    <style:style style:name="co10" style:family="table-column">
      <style:table-column-properties fo:break-before="auto" style:column-width="1.0208333333333333in"/>
    </style:style>
    <style:style style:name="co11" style:family="table-column">
      <style:table-column-properties fo:break-before="auto" style:column-width="1.6770833333333333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Hoja 1">
      <style:table-properties table:display="true" style:writing-mode="lr-tb"/>
    </style:style>
    <style:style style:name="ta2" style:family="table" style:master-page-name="PageStyle_5f_Hoja 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0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38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lef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10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4" style:family="table-cell" style:parent-style-name="Default" style:data-style-name="N1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8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2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2" table:default-cell-style-name="ce15"/>
        <table:table-column table:style-name="co6" table:number-columns-repeated="2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number-columns-repeated="2" table:default-cell-style-name="ce15"/>
        <table:table-column table:style-name="co1" table:default-cell-style-name="ce15"/>
        <table:table-column table:style-name="co11" table:default-cell-style-name="ce15"/>
        <table:table-column table:style-name="co1" table:default-cell-style-name="ce15"/>
        <table:table-column table:style-name="co12" table:number-columns-repeated="2" table:default-cell-style-name="ce15"/>
        <table:table-column table:style-name="co1" table:default-cell-style-name="ce15" table:number-columns-repeated="234"/>
        <table:table-row table:style-name="ro2">
          <table:table-cell table:style-name="ce21"/>
          <table:table-cell table:style-name="ce21" office:value-type="string">
            <text:p>16:22.189</text:p>
          </table:table-cell>
          <table:table-cell table:style-name="ce21" office:value-type="string">
            <text:p>ID:11</text:p>
          </table:table-cell>
          <table:table-cell table:style-name="ce21" office:value-type="string">
            <text:p> values,31582596,581198,222697,49951,651431,1699577856</text:p>
          </table:table-cell>
          <table:table-cell table:number-columns-repeated="14" table:style-name="ce22"/>
        </table:table-row>
        <table:table-row table:style-name="ro2">
          <table:table-cell table:style-name="ce23" office:value-type="string">
            <text:p>60s</text:p>
          </table:table-cell>
          <table:table-cell table:style-name="ce24" office:value-type="string">
            <text:p>Node id</text:p>
          </table:table-cell>
          <table:table-cell table:style-name="ce25" table:number-columns-spanned="2" table:number-rows-spanned="1" office:value-type="string">
            <text:p>LPM</text:p>
          </table:table-cell>
          <table:covered-table-cell/>
          <table:table-cell table:style-name="ce25" table:number-columns-spanned="2" table:number-rows-spanned="1" office:value-type="string">
            <text:p>CPU</text:p>
          </table:table-cell>
          <table:covered-table-cell/>
          <table:table-cell table:style-name="ce25" table:number-columns-spanned="2" table:number-rows-spanned="1" office:value-type="string">
            <text:p>Rx</text:p>
          </table:table-cell>
          <table:covered-table-cell/>
          <table:table-cell table:style-name="ce25" table:number-columns-spanned="2" table:number-rows-spanned="1" office:value-type="string">
            <text:p>Tx</text:p>
          </table:table-cell>
          <table:covered-table-cell/>
          <table:table-cell table:style-name="ce25" table:number-columns-spanned="2" table:number-rows-spanned="1" office:value-type="string">
            <text:p>IRQ</text:p>
          </table:table-cell>
          <table:covered-table-cell/>
          <table:table-cell table:style-name="ce23"/>
          <table:table-cell table:style-name="ce25" table:number-columns-spanned="2" table:number-rows-spanned="1" office:value-type="string">
            <text:p>MCU-ON</text:p>
          </table:table-cell>
          <table:covered-table-cell/>
          <table:table-cell table:style-name="ce25" table:number-columns-spanned="2" table:number-rows-spanned="1" office:value-type="string">
            <text:p>MCU in LPM</text:p>
          </table:table-cell>
          <table:covered-table-cell/>
          <table:table-cell table:style-name="ce22"/>
          <table:table-cell table:style-name="ce27" office:value-type="string">
            <text:p>Duracion bateria (meses)</text:p>
          </table:table-cell>
        </table:table-row>
        <table:table-row table:style-name="ro2"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float" office:value="31758605">
            <text:p>31758605</text:p>
          </table:table-cell>
          <table:table-cell table:style-name="ce29" table:formula="of:=[.C3]/([.C3]+[.E3])" office:value-type="string">
            <text:p>97.75%</text:p>
          </table:table-cell>
          <table:table-cell table:style-name="ce28" office:value-type="float" office:value="729609">
            <text:p>729609</text:p>
          </table:table-cell>
          <table:table-cell table:style-name="ce29" table:formula="of:=[.E3]/([.E3]+[.C3])" office:value-type="string">
            <text:p>2.25%</text:p>
          </table:table-cell>
          <table:table-cell table:style-name="ce28" office:value-type="float" office:value="260707">
            <text:p>260707</text:p>
          </table:table-cell>
          <table:table-cell table:style-name="ce29" table:formula="of:=[.G3]/([.C3]+[.E3])" office:value-type="string">
            <text:p>0.80%</text:p>
          </table:table-cell>
          <table:table-cell table:style-name="ce28" office:value-type="float" office:value="51935">
            <text:p>51935</text:p>
          </table:table-cell>
          <table:table-cell table:style-name="ce29" table:formula="of:=[.I3]/([.C3]+[.E3])" office:value-type="string">
            <text:p>0.16%</text:p>
          </table:table-cell>
          <table:table-cell table:style-name="ce28" office:value-type="float" office:value="659522">
            <text:p>659522</text:p>
          </table:table-cell>
          <table:table-cell table:style-name="ce29" table:formula="of:=[.K3]/([.C3]+[.E3])" office:value-type="string">
            <text:p>2.03%</text:p>
          </table:table-cell>
          <table:table-cell table:style-name="ce21"/>
          <table:table-cell table:style-name="ce30" table:formula="of:=([.E3]-[.I3]-[.G3])" office:value-type="string">
            <text:p>416967</text:p>
          </table:table-cell>
          <table:table-cell table:style-name="ce29" table:formula="of:=[.N3]/([.C3]+[.E3])" office:value-type="string">
            <text:p>1.28%</text:p>
          </table:table-cell>
          <table:table-cell table:style-name="ce30" table:formula="of:=([.C3]-[.K3])" office:value-type="string">
            <text:p>31099083</text:p>
          </table:table-cell>
          <table:table-cell table:style-name="ce29" table:formula="of:=[.P3]/([.C3]+[.E3])" office:value-type="string">
            <text:p>95.72%</text:p>
          </table:table-cell>
          <table:table-cell table:style-name="ce22"/>
          <table:table-cell table:style-name="ce31" table:formula="of:=DIVIDE(DIVIDE(1800,SUM(MULTIPLY([.O3],6.25);MULTIPLY([.J3],19.5);MULTIPLY([.H3],21.8);MULTIPLY([.L3],6.25);MULTIPLY([.Q3],0.054))),720)" office:value-type="string">
            <text:p>5.37757846</text:p>
          </table:table-cell>
        </table:table-row>
        <table:table-row table:style-name="ro2"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float" office:value="30840373">
            <text:p>30840373</text:p>
          </table:table-cell>
          <table:table-cell table:style-name="ce29" table:formula="of:=[.C4]/([.C4]+[.E4])" office:value-type="string">
            <text:p>97.79%</text:p>
          </table:table-cell>
          <table:table-cell table:style-name="ce28" office:value-type="float" office:value="697724">
            <text:p>697724</text:p>
          </table:table-cell>
          <table:table-cell table:style-name="ce29" table:formula="of:=[.E4]/([.E4]+[.C4])" office:value-type="string">
            <text:p>2.21%</text:p>
          </table:table-cell>
          <table:table-cell table:style-name="ce28" office:value-type="float" office:value="228493">
            <text:p>228493</text:p>
          </table:table-cell>
          <table:table-cell table:style-name="ce29" table:formula="of:=[.G4]/([.C4]+[.E4])" office:value-type="string">
            <text:p>0.72%</text:p>
          </table:table-cell>
          <table:table-cell table:style-name="ce28" office:value-type="float" office:value="60320">
            <text:p>60320</text:p>
          </table:table-cell>
          <table:table-cell table:style-name="ce29" table:formula="of:=[.I4]/([.C4]+[.E4])" office:value-type="string">
            <text:p>0.19%</text:p>
          </table:table-cell>
          <table:table-cell table:style-name="ce28" office:value-type="float" office:value="638266">
            <text:p>638266</text:p>
          </table:table-cell>
          <table:table-cell table:style-name="ce29" table:formula="of:=[.K4]/([.C4]+[.E4])" office:value-type="string">
            <text:p>2.02%</text:p>
          </table:table-cell>
          <table:table-cell table:style-name="ce21"/>
          <table:table-cell table:style-name="ce32" table:formula="of:=([.E4]-[.I4]-[.G4])" office:value-type="string">
            <text:p>408911</text:p>
          </table:table-cell>
          <table:table-cell table:style-name="ce29" table:formula="of:=[.N4]/([.C4]+[.E4])" office:value-type="string">
            <text:p>1.30%</text:p>
          </table:table-cell>
          <table:table-cell table:style-name="ce32" table:formula="of:=([.C4]-[.K4])" office:value-type="string">
            <text:p>30202107</text:p>
          </table:table-cell>
          <table:table-cell table:style-name="ce29" table:formula="of:=[.P4]/([.C4]+[.E4])" office:value-type="string">
            <text:p>95.76%</text:p>
          </table:table-cell>
          <table:table-cell table:style-name="ce22"/>
          <table:table-cell table:style-name="ce31" table:formula="of:=DIVIDE(DIVIDE(1800,SUM(MULTIPLY([.O4],6.25);MULTIPLY([.J4],19.5);MULTIPLY([.H4],21.8);MULTIPLY([.L4],6.25);MULTIPLY([.Q4],0.054))),720)" office:value-type="string">
            <text:p>5.500898382</text:p>
          </table:table-cell>
        </table:table-row>
        <table:table-row table:style-name="ro2"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float" office:value="31740605">
            <text:p>31740605</text:p>
          </table:table-cell>
          <table:table-cell table:style-name="ce29" table:formula="of:=[.C5]/([.C5]+[.E5])" office:value-type="string">
            <text:p>97.81%</text:p>
          </table:table-cell>
          <table:table-cell table:style-name="ce28" office:value-type="float" office:value="709056">
            <text:p>709056</text:p>
          </table:table-cell>
          <table:table-cell table:style-name="ce29" table:formula="of:=[.E5]/([.E5]+[.C5])" office:value-type="string">
            <text:p>2.19%</text:p>
          </table:table-cell>
          <table:table-cell table:style-name="ce28" office:value-type="float" office:value="234402">
            <text:p>234402</text:p>
          </table:table-cell>
          <table:table-cell table:style-name="ce29" table:formula="of:=[.G5]/([.C5]+[.E5])" office:value-type="string">
            <text:p>0.72%</text:p>
          </table:table-cell>
          <table:table-cell table:style-name="ce28" office:value-type="float" office:value="59402">
            <text:p>59402</text:p>
          </table:table-cell>
          <table:table-cell table:style-name="ce29" table:formula="of:=[.I5]/([.C5]+[.E5])" office:value-type="string">
            <text:p>0.18%</text:p>
          </table:table-cell>
          <table:table-cell table:style-name="ce28" office:value-type="float" office:value="658172">
            <text:p>658172</text:p>
          </table:table-cell>
          <table:table-cell table:style-name="ce29" table:formula="of:=[.K5]/([.C5]+[.E5])" office:value-type="string">
            <text:p>2.03%</text:p>
          </table:table-cell>
          <table:table-cell table:style-name="ce21"/>
          <table:table-cell table:style-name="ce32" table:formula="of:=([.E5]-[.I5]-[.G5])" office:value-type="string">
            <text:p>415252</text:p>
          </table:table-cell>
          <table:table-cell table:style-name="ce29" table:formula="of:=[.N5]/([.C5]+[.E5])" office:value-type="string">
            <text:p>1.28%</text:p>
          </table:table-cell>
          <table:table-cell table:style-name="ce32" table:formula="of:=([.C5]-[.K5])" office:value-type="string">
            <text:p>31082433</text:p>
          </table:table-cell>
          <table:table-cell table:style-name="ce29" table:formula="of:=[.P5]/([.C5]+[.E5])" office:value-type="string">
            <text:p>95.79%</text:p>
          </table:table-cell>
          <table:table-cell table:style-name="ce22"/>
          <table:table-cell table:style-name="ce31" table:formula="of:=DIVIDE(DIVIDE(1800,SUM(MULTIPLY([.O5],6.25);MULTIPLY([.J5],19.5);MULTIPLY([.H5],21.8);MULTIPLY([.L5],6.25);MULTIPLY([.Q5],0.054))),720)" office:value-type="string">
            <text:p>5.535348515</text:p>
          </table:table-cell>
        </table:table-row>
        <table:table-row table:style-name="ro2"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float" office:value="31764618">
            <text:p>31764618</text:p>
          </table:table-cell>
          <table:table-cell table:style-name="ce29" table:formula="of:=[.C6]/([.C6]+[.E6])" office:value-type="string">
            <text:p>97.94%</text:p>
          </table:table-cell>
          <table:table-cell table:style-name="ce28" office:value-type="float" office:value="668073">
            <text:p>668073</text:p>
          </table:table-cell>
          <table:table-cell table:style-name="ce29" table:formula="of:=[.E6]/([.E6]+[.C6])" office:value-type="string">
            <text:p>2.06%</text:p>
          </table:table-cell>
          <table:table-cell table:style-name="ce28" office:value-type="float" office:value="224766">
            <text:p>224766</text:p>
          </table:table-cell>
          <table:table-cell table:style-name="ce29" table:formula="of:=[.G6]/([.C6]+[.E6])" office:value-type="string">
            <text:p>0.69%</text:p>
          </table:table-cell>
          <table:table-cell table:style-name="ce28" office:value-type="float" office:value="47453">
            <text:p>47453</text:p>
          </table:table-cell>
          <table:table-cell table:style-name="ce29" table:formula="of:=[.I6]/([.C6]+[.E6])" office:value-type="string">
            <text:p>0.15%</text:p>
          </table:table-cell>
          <table:table-cell table:style-name="ce28" office:value-type="float" office:value="657066">
            <text:p>657066</text:p>
          </table:table-cell>
          <table:table-cell table:style-name="ce29" table:formula="of:=[.K6]/([.C6]+[.E6])" office:value-type="string">
            <text:p>2.03%</text:p>
          </table:table-cell>
          <table:table-cell table:style-name="ce21"/>
          <table:table-cell table:style-name="ce32" table:formula="of:=([.E6]-[.I6]-[.G6])" office:value-type="string">
            <text:p>395854</text:p>
          </table:table-cell>
          <table:table-cell table:style-name="ce29" table:formula="of:=[.N6]/([.C6]+[.E6])" office:value-type="string">
            <text:p>1.22%</text:p>
          </table:table-cell>
          <table:table-cell table:style-name="ce32" table:formula="of:=([.C6]-[.K6])" office:value-type="string">
            <text:p>31107552</text:p>
          </table:table-cell>
          <table:table-cell table:style-name="ce29" table:formula="of:=[.P6]/([.C6]+[.E6])" office:value-type="string">
            <text:p>95.91%</text:p>
          </table:table-cell>
          <table:table-cell table:style-name="ce22"/>
          <table:table-cell table:style-name="ce31" table:formula="of:=DIVIDE(DIVIDE(1800,SUM(MULTIPLY([.O6],6.25);MULTIPLY([.J6],19.5);MULTIPLY([.H6],21.8);MULTIPLY([.L6],6.25);MULTIPLY([.Q6],0.054))),720)" office:value-type="string">
            <text:p>5.756278269</text:p>
          </table:table-cell>
        </table:table-row>
        <table:table-row table:style-name="ro2">
          <table:table-cell table:style-name="ce22"/>
          <table:table-cell table:style-name="ce24" office:value-type="float" office:value="5">
            <text:p>5</text:p>
          </table:table-cell>
          <table:table-cell table:style-name="ce28" office:value-type="float" office:value="29886052">
            <text:p>29886052</text:p>
          </table:table-cell>
          <table:table-cell table:style-name="ce29" table:formula="of:=[.C7]/([.C7]+[.E7])" office:value-type="string">
            <text:p>96.97%</text:p>
          </table:table-cell>
          <table:table-cell table:style-name="ce28" office:value-type="float" office:value="934463">
            <text:p>934463</text:p>
          </table:table-cell>
          <table:table-cell table:style-name="ce29" table:formula="of:=[.E7]/([.E7]+[.C7])" office:value-type="string">
            <text:p>3.03%</text:p>
          </table:table-cell>
          <table:table-cell table:style-name="ce28" office:value-type="float" office:value="252125">
            <text:p>252125</text:p>
          </table:table-cell>
          <table:table-cell table:style-name="ce29" table:formula="of:=[.G7]/([.C7]+[.E7])" office:value-type="string">
            <text:p>0.82%</text:p>
          </table:table-cell>
          <table:table-cell table:style-name="ce28" office:value-type="float" office:value="79134">
            <text:p>79134</text:p>
          </table:table-cell>
          <table:table-cell table:style-name="ce29" table:formula="of:=[.I7]/([.C7]+[.E7])" office:value-type="string">
            <text:p>0.26%</text:p>
          </table:table-cell>
          <table:table-cell table:style-name="ce28" office:value-type="float" office:value="620790">
            <text:p>620790</text:p>
          </table:table-cell>
          <table:table-cell table:style-name="ce29" table:formula="of:=[.K7]/([.C7]+[.E7])" office:value-type="string">
            <text:p>2.01%</text:p>
          </table:table-cell>
          <table:table-cell table:style-name="ce21"/>
          <table:table-cell table:style-name="ce32" table:formula="of:=([.E7]-[.I7]-[.G7])" office:value-type="string">
            <text:p>603204</text:p>
          </table:table-cell>
          <table:table-cell table:style-name="ce29" table:formula="of:=[.N7]/([.C7]+[.E7])" office:value-type="string">
            <text:p>1.96%</text:p>
          </table:table-cell>
          <table:table-cell table:style-name="ce32" table:formula="of:=([.C7]-[.K7])" office:value-type="string">
            <text:p>29265262</text:p>
          </table:table-cell>
          <table:table-cell table:style-name="ce29" table:formula="of:=[.P7]/([.C7]+[.E7])" office:value-type="string">
            <text:p>94.95%</text:p>
          </table:table-cell>
          <table:table-cell table:style-name="ce22"/>
          <table:table-cell table:style-name="ce31" table:formula="of:=DIVIDE(DIVIDE(1800,SUM(MULTIPLY([.O7],6.25);MULTIPLY([.J7],19.5);MULTIPLY([.H7],21.8);MULTIPLY([.L7],6.25);MULTIPLY([.Q7],0.054))),720)" office:value-type="string">
            <text:p>4.735869178</text:p>
          </table:table-cell>
        </table:table-row>
        <table:table-row table:style-name="ro2">
          <table:table-cell table:style-name="ce22"/>
          <table:table-cell table:style-name="ce24" office:value-type="float" office:value="6">
            <text:p>6</text:p>
          </table:table-cell>
          <table:table-cell table:style-name="ce28" office:value-type="float" office:value="31708126">
            <text:p>31708126</text:p>
          </table:table-cell>
          <table:table-cell table:style-name="ce29" table:formula="of:=[.C8]/([.C8]+[.E8])" office:value-type="string">
            <text:p>97.63%</text:p>
          </table:table-cell>
          <table:table-cell table:style-name="ce28" office:value-type="float" office:value="770442">
            <text:p>770442</text:p>
          </table:table-cell>
          <table:table-cell table:style-name="ce29" table:formula="of:=[.E8]/([.E8]+[.C8])" office:value-type="string">
            <text:p>2.37%</text:p>
          </table:table-cell>
          <table:table-cell table:style-name="ce28" office:value-type="float" office:value="228536">
            <text:p>228536</text:p>
          </table:table-cell>
          <table:table-cell table:style-name="ce29" table:formula="of:=[.G8]/([.C8]+[.E8])" office:value-type="string">
            <text:p>0.70%</text:p>
          </table:table-cell>
          <table:table-cell table:style-name="ce28" office:value-type="float" office:value="55688">
            <text:p>55688</text:p>
          </table:table-cell>
          <table:table-cell table:style-name="ce29" table:formula="of:=[.I8]/([.C8]+[.E8])" office:value-type="string">
            <text:p>0.17%</text:p>
          </table:table-cell>
          <table:table-cell table:style-name="ce28" office:value-type="float" office:value="658809">
            <text:p>658809</text:p>
          </table:table-cell>
          <table:table-cell table:style-name="ce29" table:formula="of:=[.K8]/([.C8]+[.E8])" office:value-type="string">
            <text:p>2.03%</text:p>
          </table:table-cell>
          <table:table-cell table:style-name="ce21"/>
          <table:table-cell table:style-name="ce32" table:formula="of:=([.E8]-[.I8]-[.G8])" office:value-type="string">
            <text:p>486218</text:p>
          </table:table-cell>
          <table:table-cell table:style-name="ce29" table:formula="of:=[.N8]/([.C8]+[.E8])" office:value-type="string">
            <text:p>1.50%</text:p>
          </table:table-cell>
          <table:table-cell table:style-name="ce32" table:formula="of:=([.C8]-[.K8])" office:value-type="string">
            <text:p>31049317</text:p>
          </table:table-cell>
          <table:table-cell table:style-name="ce29" table:formula="of:=[.P8]/([.C8]+[.E8])" office:value-type="string">
            <text:p>95.60%</text:p>
          </table:table-cell>
          <table:table-cell table:style-name="ce22"/>
          <table:table-cell table:style-name="ce31" table:formula="of:=DIVIDE(DIVIDE(1800,SUM(MULTIPLY([.O8],6.25);MULTIPLY([.J8],19.5);MULTIPLY([.H8],21.8);MULTIPLY([.L8],6.25);MULTIPLY([.Q8],0.054))),720)" office:value-type="string">
            <text:p>5.449028222</text:p>
          </table:table-cell>
        </table:table-row>
        <table:table-row table:style-name="ro2">
          <table:table-cell table:style-name="ce22"/>
          <table:table-cell table:style-name="ce24" office:value-type="float" office:value="7">
            <text:p>7</text:p>
          </table:table-cell>
          <table:table-cell table:style-name="ce28" office:value-type="float" office:value="29673356">
            <text:p>29673356</text:p>
          </table:table-cell>
          <table:table-cell table:style-name="ce29" table:formula="of:=[.C9]/([.C9]+[.E9])" office:value-type="string">
            <text:p>98.44%</text:p>
          </table:table-cell>
          <table:table-cell table:style-name="ce28" office:value-type="float" office:value="470996">
            <text:p>470996</text:p>
          </table:table-cell>
          <table:table-cell table:style-name="ce29" table:formula="of:=[.E9]/([.E9]+[.C9])" office:value-type="string">
            <text:p>1.56%</text:p>
          </table:table-cell>
          <table:table-cell table:style-name="ce28" office:value-type="float" office:value="202150">
            <text:p>202150</text:p>
          </table:table-cell>
          <table:table-cell table:style-name="ce29" table:formula="of:=[.G9]/([.C9]+[.E9])" office:value-type="string">
            <text:p>0.67%</text:p>
          </table:table-cell>
          <table:table-cell table:style-name="ce28" office:value-type="float" office:value="49960">
            <text:p>49960</text:p>
          </table:table-cell>
          <table:table-cell table:style-name="ce29" table:formula="of:=[.I9]/([.C9]+[.E9])" office:value-type="string">
            <text:p>0.17%</text:p>
          </table:table-cell>
          <table:table-cell table:style-name="ce28" office:value-type="float" office:value="610860">
            <text:p>610860</text:p>
          </table:table-cell>
          <table:table-cell table:style-name="ce29" table:formula="of:=[.K9]/([.C9]+[.E9])" office:value-type="string">
            <text:p>2.03%</text:p>
          </table:table-cell>
          <table:table-cell table:style-name="ce21"/>
          <table:table-cell table:style-name="ce32" table:formula="of:=([.E9]-[.I9]-[.G9])" office:value-type="string">
            <text:p>218886</text:p>
          </table:table-cell>
          <table:table-cell table:style-name="ce29" table:formula="of:=[.N9]/([.C9]+[.E9])" office:value-type="string">
            <text:p>0.73%</text:p>
          </table:table-cell>
          <table:table-cell table:style-name="ce32" table:formula="of:=([.C9]-[.K9])" office:value-type="string">
            <text:p>29062496</text:p>
          </table:table-cell>
          <table:table-cell table:style-name="ce29" table:formula="of:=[.P9]/([.C9]+[.E9])" office:value-type="string">
            <text:p>96.41%</text:p>
          </table:table-cell>
          <table:table-cell table:style-name="ce22"/>
          <table:table-cell table:style-name="ce31" table:formula="of:=DIVIDE(DIVIDE(1800,SUM(MULTIPLY([.O9],6.25);MULTIPLY([.J9],19.5);MULTIPLY([.H9],21.8);MULTIPLY([.L9],6.25);MULTIPLY([.Q9],0.054))),720)" office:value-type="string">
            <text:p>6.209503729</text:p>
          </table:table-cell>
        </table:table-row>
        <table:table-row table:style-name="ro2">
          <table:table-cell table:style-name="ce22"/>
          <table:table-cell table:style-name="ce24" office:value-type="float" office:value="8">
            <text:p>8</text:p>
          </table:table-cell>
          <table:table-cell table:style-name="ce28" office:value-type="float" office:value="31542948">
            <text:p>31542948</text:p>
          </table:table-cell>
          <table:table-cell table:style-name="ce29" table:formula="of:=[.C10]/([.C10]+[.E10])" office:value-type="string">
            <text:p>98.50%</text:p>
          </table:table-cell>
          <table:table-cell table:style-name="ce28" office:value-type="float" office:value="481706">
            <text:p>481706</text:p>
          </table:table-cell>
          <table:table-cell table:style-name="ce29" table:formula="of:=[.E10]/([.E10]+[.C10])" office:value-type="string">
            <text:p>1.50%</text:p>
          </table:table-cell>
          <table:table-cell table:style-name="ce28" office:value-type="float" office:value="212751">
            <text:p>212751</text:p>
          </table:table-cell>
          <table:table-cell table:style-name="ce29" table:formula="of:=[.G10]/([.C10]+[.E10])" office:value-type="string">
            <text:p>0.66%</text:p>
          </table:table-cell>
          <table:table-cell table:style-name="ce28" office:value-type="float" office:value="44852">
            <text:p>44852</text:p>
          </table:table-cell>
          <table:table-cell table:style-name="ce29" table:formula="of:=[.I10]/([.C10]+[.E10])" office:value-type="string">
            <text:p>0.14%</text:p>
          </table:table-cell>
          <table:table-cell table:style-name="ce28" office:value-type="float" office:value="649428">
            <text:p>649428</text:p>
          </table:table-cell>
          <table:table-cell table:style-name="ce29" table:formula="of:=[.K10]/([.C10]+[.E10])" office:value-type="string">
            <text:p>2.03%</text:p>
          </table:table-cell>
          <table:table-cell table:style-name="ce21"/>
          <table:table-cell table:style-name="ce32" table:formula="of:=([.E10]-[.I10]-[.G10])" office:value-type="string">
            <text:p>224103</text:p>
          </table:table-cell>
          <table:table-cell table:style-name="ce29" table:formula="of:=[.N10]/([.C10]+[.E10])" office:value-type="string">
            <text:p>0.70%</text:p>
          </table:table-cell>
          <table:table-cell table:style-name="ce32" table:formula="of:=([.C10]-[.K10])" office:value-type="string">
            <text:p>30893520</text:p>
          </table:table-cell>
          <table:table-cell table:style-name="ce29" table:formula="of:=[.P10]/([.C10]+[.E10])" office:value-type="string">
            <text:p>96.47%</text:p>
          </table:table-cell>
          <table:table-cell table:style-name="ce22"/>
          <table:table-cell table:style-name="ce31" table:formula="of:=DIVIDE(DIVIDE(1800,SUM(MULTIPLY([.O10],6.25);MULTIPLY([.J10],19.5);MULTIPLY([.H10],21.8);MULTIPLY([.L10],6.25);MULTIPLY([.Q10],0.054))),720)" office:value-type="string">
            <text:p>6.333787354</text:p>
          </table:table-cell>
          <table:table-cell table:number-columns-repeated="3"/>
          <table:table-cell table:number-columns-repeated="2" table:style-name="ce28"/>
        </table:table-row>
        <table:table-row table:style-name="ro2">
          <table:table-cell table:style-name="ce22"/>
          <table:table-cell table:style-name="ce24" office:value-type="float" office:value="9">
            <text:p>9</text:p>
          </table:table-cell>
          <table:table-cell table:style-name="ce28" office:value-type="float" office:value="30837318">
            <text:p>30837318</text:p>
          </table:table-cell>
          <table:table-cell table:style-name="ce29" table:formula="of:=[.C11]/([.C11]+[.E11])" office:value-type="string">
            <text:p>96.90%</text:p>
          </table:table-cell>
          <table:table-cell table:style-name="ce28" office:value-type="float" office:value="985822">
            <text:p>985822</text:p>
          </table:table-cell>
          <table:table-cell table:style-name="ce29" table:formula="of:=[.E11]/([.E11]+[.C11])" office:value-type="string">
            <text:p>3.10%</text:p>
          </table:table-cell>
          <table:table-cell table:style-name="ce28" office:value-type="float" office:value="293025">
            <text:p>293025</text:p>
          </table:table-cell>
          <table:table-cell table:style-name="ce29" table:formula="of:=[.G11]/([.C11]+[.E11])" office:value-type="string">
            <text:p>0.92%</text:p>
          </table:table-cell>
          <table:table-cell table:style-name="ce28" office:value-type="float" office:value="98892">
            <text:p>98892</text:p>
          </table:table-cell>
          <table:table-cell table:style-name="ce29" table:formula="of:=[.I11]/([.C11]+[.E11])" office:value-type="string">
            <text:p>0.31%</text:p>
          </table:table-cell>
          <table:table-cell table:style-name="ce28" office:value-type="float" office:value="645183">
            <text:p>645183</text:p>
          </table:table-cell>
          <table:table-cell table:style-name="ce29" table:formula="of:=[.K11]/([.C11]+[.E11])" office:value-type="string">
            <text:p>2.03%</text:p>
          </table:table-cell>
          <table:table-cell table:style-name="ce21"/>
          <table:table-cell table:style-name="ce32" table:formula="of:=([.E11]-[.I11]-[.G11])" office:value-type="string">
            <text:p>593905</text:p>
          </table:table-cell>
          <table:table-cell table:style-name="ce29" table:formula="of:=[.N11]/([.C11]+[.E11])" office:value-type="string">
            <text:p>1.87%</text:p>
          </table:table-cell>
          <table:table-cell table:style-name="ce32" table:formula="of:=([.C11]-[.K11])" office:value-type="string">
            <text:p>30192135</text:p>
          </table:table-cell>
          <table:table-cell table:style-name="ce29" table:formula="of:=[.P11]/([.C11]+[.E11])" office:value-type="string">
            <text:p>94.87%</text:p>
          </table:table-cell>
          <table:table-cell table:style-name="ce22"/>
          <table:table-cell table:style-name="ce31" table:formula="of:=DIVIDE(DIVIDE(1800,SUM(MULTIPLY([.O11],6.25);MULTIPLY([.J11],19.5);MULTIPLY([.H11],21.8);MULTIPLY([.L11],6.25);MULTIPLY([.Q11],0.054))),720)" office:value-type="string">
            <text:p>4.497076804</text:p>
          </table:table-cell>
        </table:table-row>
        <table:table-row table:style-name="ro2">
          <table:table-cell table:style-name="ce22"/>
          <table:table-cell table:style-name="ce24" office:value-type="float" office:value="10">
            <text:p>10</text:p>
          </table:table-cell>
          <table:table-cell table:style-name="ce28" office:value-type="float" office:value="31185750">
            <text:p>31185750</text:p>
          </table:table-cell>
          <table:table-cell table:style-name="ce29" table:formula="of:=[.C12]/([.C12]+[.E12])" office:value-type="string">
            <text:p>97.47%</text:p>
          </table:table-cell>
          <table:table-cell table:style-name="ce28" office:value-type="float" office:value="808251">
            <text:p>808251</text:p>
          </table:table-cell>
          <table:table-cell table:style-name="ce29" table:formula="of:=[.E12]/([.E12]+[.C12])" office:value-type="string">
            <text:p>2.53%</text:p>
          </table:table-cell>
          <table:table-cell table:style-name="ce28" office:value-type="float" office:value="250506">
            <text:p>250506</text:p>
          </table:table-cell>
          <table:table-cell table:style-name="ce29" table:formula="of:=[.G12]/([.C12]+[.E12])" office:value-type="string">
            <text:p>0.78%</text:p>
          </table:table-cell>
          <table:table-cell table:style-name="ce28" office:value-type="float" office:value="61374">
            <text:p>61374</text:p>
          </table:table-cell>
          <table:table-cell table:style-name="ce29" table:formula="of:=[.I12]/([.C12]+[.E12])" office:value-type="string">
            <text:p>0.19%</text:p>
          </table:table-cell>
          <table:table-cell table:style-name="ce28" office:value-type="float" office:value="648506">
            <text:p>648506</text:p>
          </table:table-cell>
          <table:table-cell table:style-name="ce29" table:formula="of:=[.K12]/([.C12]+[.E12])" office:value-type="string">
            <text:p>2.03%</text:p>
          </table:table-cell>
          <table:table-cell table:style-name="ce21"/>
          <table:table-cell table:style-name="ce32" table:formula="of:=([.E12]-[.I12]-[.G12])" office:value-type="string">
            <text:p>496371</text:p>
          </table:table-cell>
          <table:table-cell table:style-name="ce29" table:formula="of:=[.N12]/([.C12]+[.E12])" office:value-type="string">
            <text:p>1.55%</text:p>
          </table:table-cell>
          <table:table-cell table:style-name="ce32" table:formula="of:=([.C12]-[.K12])" office:value-type="string">
            <text:p>30537244</text:p>
          </table:table-cell>
          <table:table-cell table:style-name="ce29" table:formula="of:=[.P12]/([.C12]+[.E12])" office:value-type="string">
            <text:p>95.45%</text:p>
          </table:table-cell>
          <table:table-cell table:style-name="ce22"/>
          <table:table-cell table:style-name="ce31" table:formula="of:=DIVIDE(DIVIDE(1800,SUM(MULTIPLY([.O12],6.25);MULTIPLY([.J12],19.5);MULTIPLY([.H12],21.8);MULTIPLY([.L12],6.25);MULTIPLY([.Q12],0.054))),720)" office:value-type="string">
            <text:p>5.172899152</text:p>
          </table:table-cell>
        </table:table-row>
        <table:table-row table:style-name="ro2">
          <table:table-cell table:style-name="ce22"/>
          <table:table-cell table:style-name="ce24" office:value-type="float" office:value="11">
            <text:p>11</text:p>
          </table:table-cell>
          <table:table-cell table:style-name="ce28" office:value-type="float" office:value="31582596">
            <text:p>31582596</text:p>
          </table:table-cell>
          <table:table-cell table:style-name="ce38" table:formula="of:=[.C13]/([.C13]+[.E13])" office:value-type="string">
            <text:p>98.19%</text:p>
          </table:table-cell>
          <table:table-cell table:style-name="ce28" office:value-type="float" office:value="581198">
            <text:p>581198</text:p>
          </table:table-cell>
          <table:table-cell table:style-name="ce38" table:formula="of:=[.E13]/([.E13]+[.C13])" office:value-type="string">
            <text:p>1.81%</text:p>
          </table:table-cell>
          <table:table-cell table:style-name="ce28" office:value-type="float" office:value="222697">
            <text:p>222697</text:p>
          </table:table-cell>
          <table:table-cell table:style-name="ce38" table:formula="of:=[.G13]/([.C13]+[.E13])" office:value-type="string">
            <text:p>0.69%</text:p>
          </table:table-cell>
          <table:table-cell table:style-name="ce28" office:value-type="float" office:value="49951">
            <text:p>49951</text:p>
          </table:table-cell>
          <table:table-cell table:style-name="ce38" table:formula="of:=[.I13]/([.C13]+[.E13])" office:value-type="string">
            <text:p>0.16%</text:p>
          </table:table-cell>
          <table:table-cell table:style-name="ce28" office:value-type="float" office:value="651431">
            <text:p>651431</text:p>
          </table:table-cell>
          <table:table-cell table:style-name="ce38" table:formula="of:=[.K13]/([.C13]+[.E13])" office:value-type="string">
            <text:p>2.03%</text:p>
          </table:table-cell>
          <table:table-cell table:style-name="ce39"/>
          <table:table-cell table:style-name="ce21" table:formula="of:=([.E13]-[.I13]-[.G13])" office:value-type="string">
            <text:p>308550</text:p>
          </table:table-cell>
          <table:table-cell table:style-name="ce38" table:formula="of:=[.N13]/([.C13]+[.E13])" office:value-type="string">
            <text:p>0.96%</text:p>
          </table:table-cell>
          <table:table-cell table:style-name="ce21" table:formula="of:=([.C13]-[.K13])" office:value-type="string">
            <text:p>30931165</text:p>
          </table:table-cell>
          <table:table-cell table:style-name="ce38" table:formula="of:=[.P13]/([.C13]+[.E13])" office:value-type="string">
            <text:p>96.17%</text:p>
          </table:table-cell>
          <table:table-cell table:style-name="ce21"/>
          <table:table-cell table:style-name="ce31" table:formula="of:=DIVIDE(DIVIDE(1800,SUM(MULTIPLY([.O13],6.25);MULTIPLY([.J13],19.5);MULTIPLY([.H13],21.8);MULTIPLY([.L13],6.25);MULTIPLY([.Q13],0.054))),720)" office:value-type="string">
            <text:p>5.956697947</text:p>
          </table:table-cell>
        </table:table-row>
        <table:table-row table:style-name="ro2">
          <table:table-cell table:style-name="ce22"/>
          <table:table-cell table:style-name="ce28"/>
          <table:table-cell table:style-name="ce28" office:value-type="string">
            <text:p>36912448,717414,268711,65436,761014</text:p>
          </table:table-cell>
          <table:table-cell table:number-columns-repeated="3" table:style-name="ce28"/>
          <table:table-cell table:number-columns-repeated="11"/>
          <table:table-cell table:style-name="ce22"/>
        </table:table-row>
        <table:table-row table:style-name="ro2">
          <table:table-cell table:style-name="ce23" office:value-type="string">
            <text:p>30s</text:p>
          </table:table-cell>
          <table:table-cell table:style-name="ce24" office:value-type="string">
            <text:p>Node id</text:p>
          </table:table-cell>
          <table:table-cell table:style-name="ce40" table:number-columns-spanned="2" table:number-rows-spanned="1" office:value-type="string">
            <text:p>LPM</text:p>
          </table:table-cell>
          <table:covered-table-cell/>
          <table:table-cell table:style-name="ce25" table:number-columns-spanned="2" table:number-rows-spanned="1" office:value-type="string">
            <text:p>CPU</text:p>
          </table:table-cell>
          <table:covered-table-cell/>
          <table:table-cell table:style-name="ce25" table:number-columns-spanned="2" table:number-rows-spanned="1" office:value-type="string">
            <text:p>Rx</text:p>
          </table:table-cell>
          <table:covered-table-cell/>
          <table:table-cell table:style-name="ce25" table:number-columns-spanned="2" table:number-rows-spanned="1" office:value-type="string">
            <text:p>Tx</text:p>
          </table:table-cell>
          <table:covered-table-cell/>
          <table:table-cell table:style-name="ce25" table:number-columns-spanned="2" table:number-rows-spanned="1" office:value-type="string">
            <text:p>IRQ</text:p>
          </table:table-cell>
          <table:covered-table-cell/>
          <table:table-cell table:style-name="ce23"/>
          <table:table-cell table:style-name="ce25" table:number-columns-spanned="2" table:number-rows-spanned="1" office:value-type="string">
            <text:p>MCU-ON</text:p>
          </table:table-cell>
          <table:covered-table-cell/>
          <table:table-cell table:style-name="ce25" table:number-columns-spanned="2" table:number-rows-spanned="1" office:value-type="string">
            <text:p>MCU in LPM</text:p>
          </table:table-cell>
          <table:covered-table-cell/>
          <table:table-cell table:style-name="ce21"/>
          <table:table-cell table:style-name="ce27" office:value-type="string">
            <text:p>Duracion bateria (meses)</text:p>
          </table:table-cell>
        </table:table-row>
        <table:table-row table:style-name="ro2">
          <table:table-cell table:style-name="ce22"/>
          <table:table-cell table:style-name="ce25" office:value-type="float" office:value="1">
            <text:p>1</text:p>
          </table:table-cell>
          <table:table-cell table:style-name="ce30" office:value-type="float" office:value="37504890">
            <text:p>37504890</text:p>
          </table:table-cell>
          <table:table-cell table:style-name="ce38" table:formula="of:=[.C16]/([.C16]+[.E16])" office:value-type="string">
            <text:p>97.22%</text:p>
          </table:table-cell>
          <table:table-cell table:style-name="ce30" office:value-type="float" office:value="1073861">
            <text:p>1073861</text:p>
          </table:table-cell>
          <table:table-cell table:style-name="ce29" table:formula="of:=[.E16]/([.E16]+[.C16])" office:value-type="string">
            <text:p>2.78%</text:p>
          </table:table-cell>
          <table:table-cell table:style-name="ce30" office:value-type="float" office:value="347340">
            <text:p>347340</text:p>
          </table:table-cell>
          <table:table-cell table:style-name="ce29" table:formula="of:=[.G16]/([.C16]+[.E16])" office:value-type="string">
            <text:p>0.90%</text:p>
          </table:table-cell>
          <table:table-cell table:style-name="ce30" office:value-type="float" office:value="56875">
            <text:p>56875</text:p>
          </table:table-cell>
          <table:table-cell table:style-name="ce29" table:formula="of:=[.I16]/([.C16]+[.E16])" office:value-type="string">
            <text:p>0.15%</text:p>
          </table:table-cell>
          <table:table-cell table:style-name="ce30" office:value-type="float" office:value="783466">
            <text:p>783466</text:p>
          </table:table-cell>
          <table:table-cell table:style-name="ce29" table:formula="of:=[.K16]/([.C16]+[.E16])" office:value-type="string">
            <text:p>2.03%</text:p>
          </table:table-cell>
          <table:table-cell table:style-name="ce21"/>
          <table:table-cell table:style-name="ce30" table:formula="of:=([.E16]-[.I16]-[.G16])" office:value-type="string">
            <text:p>669646</text:p>
          </table:table-cell>
          <table:table-cell table:style-name="ce29" table:formula="of:=[.N16]/([.C16]+[.E16])" office:value-type="string">
            <text:p>1.74%</text:p>
          </table:table-cell>
          <table:table-cell table:style-name="ce30" table:formula="of:=([.C16]-[.K16])" office:value-type="string">
            <text:p>36721424</text:p>
          </table:table-cell>
          <table:table-cell table:style-name="ce29" table:formula="of:=[.P16]/([.C16]+[.E16])" office:value-type="string">
            <text:p>95.19%</text:p>
          </table:table-cell>
          <table:table-cell table:style-name="ce22"/>
          <table:table-cell table:style-name="ce31" table:formula="of:=DIVIDE(DIVIDE(1800,SUM(MULTIPLY([.O16],6.25);MULTIPLY([.J16],19.5);MULTIPLY([.H16],21.8);MULTIPLY([.L16],6.25);MULTIPLY([.Q16],0.054))),720)" office:value-type="string">
            <text:p>4.884380045</text:p>
          </table:table-cell>
        </table:table-row>
        <table:table-row table:style-name="ro2">
          <table:table-cell table:style-name="ce22"/>
          <table:table-cell table:style-name="ce24" office:value-type="float" office:value="2">
            <text:p>2</text:p>
          </table:table-cell>
          <table:table-cell table:style-name="ce32" office:value-type="float" office:value="37639656">
            <text:p>37639656</text:p>
          </table:table-cell>
          <table:table-cell table:style-name="ce38" table:formula="of:=[.C17]/([.C17]+[.E17])" office:value-type="string">
            <text:p>97.64%</text:p>
          </table:table-cell>
          <table:table-cell table:style-name="ce32" office:value-type="float" office:value="910085">
            <text:p>910085</text:p>
          </table:table-cell>
          <table:table-cell table:style-name="ce38" table:formula="of:=[.E17]/([.E17]+[.C17])" office:value-type="string">
            <text:p>2.36%</text:p>
          </table:table-cell>
          <table:table-cell table:style-name="ce32" office:value-type="float" office:value="291148">
            <text:p>291148</text:p>
          </table:table-cell>
          <table:table-cell table:style-name="ce29" table:formula="of:=[.G17]/([.C17]+[.E17])" office:value-type="string">
            <text:p>0.76%</text:p>
          </table:table-cell>
          <table:table-cell table:style-name="ce32" office:value-type="float" office:value="79597">
            <text:p>79597</text:p>
          </table:table-cell>
          <table:table-cell table:style-name="ce38" table:formula="of:=[.I17]/([.C17]+[.E17])" office:value-type="string">
            <text:p>0.21%</text:p>
          </table:table-cell>
          <table:table-cell table:style-name="ce32" office:value-type="float" office:value="778451">
            <text:p>778451</text:p>
          </table:table-cell>
          <table:table-cell table:style-name="ce38" table:formula="of:=[.K17]/([.C17]+[.E17])" office:value-type="string">
            <text:p>2.02%</text:p>
          </table:table-cell>
          <table:table-cell table:style-name="ce21"/>
          <table:table-cell table:style-name="ce32" table:formula="of:=([.E17]-[.I17]-[.G17])" office:value-type="string">
            <text:p>539340</text:p>
          </table:table-cell>
          <table:table-cell table:style-name="ce29" table:formula="of:=[.N17]/([.C17]+[.E17])" office:value-type="string">
            <text:p>1.40%</text:p>
          </table:table-cell>
          <table:table-cell table:style-name="ce32" table:formula="of:=([.C17]-[.K17])" office:value-type="string">
            <text:p>36861205</text:p>
          </table:table-cell>
          <table:table-cell table:style-name="ce29" table:formula="of:=[.P17]/([.C17]+[.E17])" office:value-type="string">
            <text:p>95.62%</text:p>
          </table:table-cell>
          <table:table-cell table:style-name="ce21"/>
          <table:table-cell table:style-name="ce31" table:formula="of:=DIVIDE(DIVIDE(1800,SUM(MULTIPLY([.O17],6.25);MULTIPLY([.J17],19.5);MULTIPLY([.H17],21.8);MULTIPLY([.L17],6.25);MULTIPLY([.Q17],0.054))),720)" office:value-type="string">
            <text:p>5.316951404</text:p>
          </table:table-cell>
        </table:table-row>
        <table:table-row table:style-name="ro2"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float" office:value="37230855">
            <text:p>37230855</text:p>
          </table:table-cell>
          <table:table-cell table:style-name="ce38" table:formula="of:=[.C18]/([.C18]+[.E18])" office:value-type="string">
            <text:p>97.75%</text:p>
          </table:table-cell>
          <table:table-cell table:style-name="ce28" office:value-type="float" office:value="855237">
            <text:p>855237</text:p>
          </table:table-cell>
          <table:table-cell table:style-name="ce38" table:formula="of:=[.E18]/([.E18]+[.C18])" office:value-type="string">
            <text:p>2.25%</text:p>
          </table:table-cell>
          <table:table-cell table:style-name="ce28" office:value-type="float" office:value="282544">
            <text:p>282544</text:p>
          </table:table-cell>
          <table:table-cell table:style-name="ce38" table:formula="of:=[.G18]/([.C18]+[.E18])" office:value-type="string">
            <text:p>0.74%</text:p>
          </table:table-cell>
          <table:table-cell table:style-name="ce28" office:value-type="float" office:value="67666">
            <text:p>67666</text:p>
          </table:table-cell>
          <table:table-cell table:style-name="ce38" table:formula="of:=[.I18]/([.C18]+[.E18])" office:value-type="string">
            <text:p>0.18%</text:p>
          </table:table-cell>
          <table:table-cell table:style-name="ce28" office:value-type="float" office:value="772552">
            <text:p>772552</text:p>
          </table:table-cell>
          <table:table-cell table:style-name="ce38" table:formula="of:=[.K18]/([.C18]+[.E18])" office:value-type="string">
            <text:p>2.03%</text:p>
          </table:table-cell>
          <table:table-cell table:style-name="ce21"/>
          <table:table-cell table:style-name="ce32" table:formula="of:=([.E18]-[.I18]-[.G18])" office:value-type="string">
            <text:p>505027</text:p>
          </table:table-cell>
          <table:table-cell table:style-name="ce29" table:formula="of:=[.N18]/([.C18]+[.E18])" office:value-type="string">
            <text:p>1.33%</text:p>
          </table:table-cell>
          <table:table-cell table:style-name="ce32" table:formula="of:=([.C18]-[.K18])" office:value-type="string">
            <text:p>36458303</text:p>
          </table:table-cell>
          <table:table-cell table:style-name="ce29" table:formula="of:=[.P18]/([.C18]+[.E18])" office:value-type="string">
            <text:p>95.73%</text:p>
          </table:table-cell>
          <table:table-cell table:style-name="ce22"/>
          <table:table-cell table:style-name="ce31" table:formula="of:=DIVIDE(DIVIDE(1800,SUM(MULTIPLY([.O18],6.25);MULTIPLY([.J18],19.5);MULTIPLY([.H18],21.8);MULTIPLY([.L18],6.25);MULTIPLY([.Q18],0.054))),720)" office:value-type="string">
            <text:p>5.461917923</text:p>
          </table:table-cell>
        </table:table-row>
        <table:table-row table:style-name="ro2"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float" office:value="36751837">
            <text:p>36751837</text:p>
          </table:table-cell>
          <table:table-cell table:style-name="ce38" table:formula="of:=[.C19]/([.C19]+[.E19])" office:value-type="string">
            <text:p>97.83%</text:p>
          </table:table-cell>
          <table:table-cell table:style-name="ce28" office:value-type="float" office:value="813506">
            <text:p>813506</text:p>
          </table:table-cell>
          <table:table-cell table:style-name="ce38" table:formula="of:=[.E19]/([.E19]+[.C19])" office:value-type="string">
            <text:p>2.17%</text:p>
          </table:table-cell>
          <table:table-cell table:style-name="ce28" office:value-type="float" office:value="264094">
            <text:p>264094</text:p>
          </table:table-cell>
          <table:table-cell table:style-name="ce38" table:formula="of:=[.G19]/([.C19]+[.E19])" office:value-type="string">
            <text:p>0.70%</text:p>
          </table:table-cell>
          <table:table-cell table:style-name="ce28" office:value-type="float" office:value="61738">
            <text:p>61738</text:p>
          </table:table-cell>
          <table:table-cell table:style-name="ce38" table:formula="of:=[.I19]/([.C19]+[.E19])" office:value-type="string">
            <text:p>0.16%</text:p>
          </table:table-cell>
          <table:table-cell table:style-name="ce28" office:value-type="float" office:value="760070">
            <text:p>760070</text:p>
          </table:table-cell>
          <table:table-cell table:style-name="ce38" table:formula="of:=[.K19]/([.C19]+[.E19])" office:value-type="string">
            <text:p>2.02%</text:p>
          </table:table-cell>
          <table:table-cell table:style-name="ce21"/>
          <table:table-cell table:style-name="ce32" table:formula="of:=([.E19]-[.I19]-[.G19])" office:value-type="string">
            <text:p>487674</text:p>
          </table:table-cell>
          <table:table-cell table:style-name="ce29" table:formula="of:=[.N19]/([.C19]+[.E19])" office:value-type="string">
            <text:p>1.30%</text:p>
          </table:table-cell>
          <table:table-cell table:style-name="ce32" table:formula="of:=([.C19]-[.K19])" office:value-type="string">
            <text:p>35991767</text:p>
          </table:table-cell>
          <table:table-cell table:style-name="ce29" table:formula="of:=[.P19]/([.C19]+[.E19])" office:value-type="string">
            <text:p>95.81%</text:p>
          </table:table-cell>
          <table:table-cell table:style-name="ce22"/>
          <table:table-cell table:style-name="ce31" table:formula="of:=DIVIDE(DIVIDE(1800,SUM(MULTIPLY([.O19],6.25);MULTIPLY([.J19],19.5);MULTIPLY([.H19],21.8);MULTIPLY([.L19],6.25);MULTIPLY([.Q19],0.054))),720)" office:value-type="string">
            <text:p>5.622512117</text:p>
          </table:table-cell>
        </table:table-row>
        <table:table-row table:style-name="ro2">
          <table:table-cell table:style-name="ce22"/>
          <table:table-cell table:style-name="ce24" office:value-type="float" office:value="5">
            <text:p>5</text:p>
          </table:table-cell>
          <table:table-cell table:style-name="ce28" office:value-type="float" office:value="36493110">
            <text:p>36493110</text:p>
          </table:table-cell>
          <table:table-cell table:style-name="ce38" table:formula="of:=[.C20]/([.C20]+[.E20])" office:value-type="string">
            <text:p>96.67%</text:p>
          </table:table-cell>
          <table:table-cell table:style-name="ce28" office:value-type="float" office:value="1258172">
            <text:p>1258172</text:p>
          </table:table-cell>
          <table:table-cell table:style-name="ce38" table:formula="of:=[.E20]/([.E20]+[.C20])" office:value-type="string">
            <text:p>3.33%</text:p>
          </table:table-cell>
          <table:table-cell table:style-name="ce28" office:value-type="float" office:value="337129">
            <text:p>337129</text:p>
          </table:table-cell>
          <table:table-cell table:style-name="ce38" table:formula="of:=[.G20]/([.C20]+[.E20])" office:value-type="string">
            <text:p>0.89%</text:p>
          </table:table-cell>
          <table:table-cell table:style-name="ce28" office:value-type="float" office:value="113399">
            <text:p>113399</text:p>
          </table:table-cell>
          <table:table-cell table:style-name="ce38" table:formula="of:=[.I20]/([.C20]+[.E20])" office:value-type="string">
            <text:p>0.30%</text:p>
          </table:table-cell>
          <table:table-cell table:style-name="ce28" office:value-type="float" office:value="756441">
            <text:p>756441</text:p>
          </table:table-cell>
          <table:table-cell table:style-name="ce38" table:formula="of:=[.K20]/([.C20]+[.E20])" office:value-type="string">
            <text:p>2.00%</text:p>
          </table:table-cell>
          <table:table-cell table:style-name="ce21"/>
          <table:table-cell table:style-name="ce32" table:formula="of:=([.E20]-[.I20]-[.G20])" office:value-type="string">
            <text:p>807644</text:p>
          </table:table-cell>
          <table:table-cell table:style-name="ce29" table:formula="of:=[.N20]/([.C20]+[.E20])" office:value-type="string">
            <text:p>2.14%</text:p>
          </table:table-cell>
          <table:table-cell table:style-name="ce32" table:formula="of:=([.C20]-[.K20])" office:value-type="string">
            <text:p>35736669</text:p>
          </table:table-cell>
          <table:table-cell table:style-name="ce29" table:formula="of:=[.P20]/([.C20]+[.E20])" office:value-type="string">
            <text:p>94.66%</text:p>
          </table:table-cell>
          <table:table-cell table:style-name="ce22"/>
          <table:table-cell table:style-name="ce31" table:formula="of:=DIVIDE(DIVIDE(1800,SUM(MULTIPLY([.O20],6.25);MULTIPLY([.J20],19.5);MULTIPLY([.H20],21.8);MULTIPLY([.L20],6.25);MULTIPLY([.Q20],0.054))),720)" office:value-type="string">
            <text:p>4.437984901</text:p>
          </table:table-cell>
        </table:table-row>
        <table:table-row table:style-name="ro2">
          <table:table-cell table:style-name="ce22"/>
          <table:table-cell table:style-name="ce24" office:value-type="float" office:value="6">
            <text:p>6</text:p>
          </table:table-cell>
          <table:table-cell table:style-name="ce28" office:value-type="float" office:value="37146316">
            <text:p>37146316</text:p>
          </table:table-cell>
          <table:table-cell table:style-name="ce38" table:formula="of:=[.C21]/([.C21]+[.E21])" office:value-type="string">
            <text:p>97.56%</text:p>
          </table:table-cell>
          <table:table-cell table:style-name="ce28" office:value-type="float" office:value="930264">
            <text:p>930264</text:p>
          </table:table-cell>
          <table:table-cell table:style-name="ce38" table:formula="of:=[.E21]/([.E21]+[.C21])" office:value-type="string">
            <text:p>2.44%</text:p>
          </table:table-cell>
          <table:table-cell table:style-name="ce28" office:value-type="float" office:value="270714">
            <text:p>270714</text:p>
          </table:table-cell>
          <table:table-cell table:style-name="ce38" table:formula="of:=[.G21]/([.C21]+[.E21])" office:value-type="string">
            <text:p>0.71%</text:p>
          </table:table-cell>
          <table:table-cell table:style-name="ce28" office:value-type="float" office:value="133686">
            <text:p>133686</text:p>
          </table:table-cell>
          <table:table-cell table:style-name="ce38" table:formula="of:=[.I21]/([.C21]+[.E21])" office:value-type="string">
            <text:p>0.35%</text:p>
          </table:table-cell>
          <table:table-cell table:style-name="ce28" office:value-type="float" office:value="772068">
            <text:p>772068</text:p>
          </table:table-cell>
          <table:table-cell table:style-name="ce38" table:formula="of:=[.K21]/([.C21]+[.E21])" office:value-type="string">
            <text:p>2.03%</text:p>
          </table:table-cell>
          <table:table-cell table:style-name="ce21"/>
          <table:table-cell table:style-name="ce32" table:formula="of:=([.E21]-[.I21]-[.G21])" office:value-type="string">
            <text:p>525864</text:p>
          </table:table-cell>
          <table:table-cell table:style-name="ce29" table:formula="of:=[.N21]/([.C21]+[.E21])" office:value-type="string">
            <text:p>1.38%</text:p>
          </table:table-cell>
          <table:table-cell table:style-name="ce32" table:formula="of:=([.C21]-[.K21])" office:value-type="string">
            <text:p>36374248</text:p>
          </table:table-cell>
          <table:table-cell table:style-name="ce29" table:formula="of:=[.P21]/([.C21]+[.E21])" office:value-type="string">
            <text:p>95.53%</text:p>
          </table:table-cell>
          <table:table-cell table:style-name="ce22"/>
          <table:table-cell table:style-name="ce31" table:formula="of:=DIVIDE(DIVIDE(1800,SUM(MULTIPLY([.O21],6.25);MULTIPLY([.J21],19.5);MULTIPLY([.H21],21.8);MULTIPLY([.L21],6.25);MULTIPLY([.Q21],0.054))),720)" office:value-type="string">
            <text:p>5.122025849</text:p>
          </table:table-cell>
        </table:table-row>
        <table:table-row table:style-name="ro2">
          <table:table-cell table:style-name="ce22"/>
          <table:table-cell table:style-name="ce24" office:value-type="float" office:value="7">
            <text:p>7</text:p>
          </table:table-cell>
          <table:table-cell table:style-name="ce28" office:value-type="float" office:value="37588061">
            <text:p>37588061</text:p>
          </table:table-cell>
          <table:table-cell table:style-name="ce38" table:formula="of:=[.C22]/([.C22]+[.E22])" office:value-type="string">
            <text:p>98.37%</text:p>
          </table:table-cell>
          <table:table-cell table:style-name="ce28" office:value-type="float" office:value="624282">
            <text:p>624282</text:p>
          </table:table-cell>
          <table:table-cell table:style-name="ce38" table:formula="of:=[.E22]/([.E22]+[.C22])" office:value-type="string">
            <text:p>1.63%</text:p>
          </table:table-cell>
          <table:table-cell table:style-name="ce28" office:value-type="float" office:value="260028">
            <text:p>260028</text:p>
          </table:table-cell>
          <table:table-cell table:style-name="ce38" table:formula="of:=[.G22]/([.C22]+[.E22])" office:value-type="string">
            <text:p>0.68%</text:p>
          </table:table-cell>
          <table:table-cell table:style-name="ce28" office:value-type="float" office:value="64174">
            <text:p>64174</text:p>
          </table:table-cell>
          <table:table-cell table:style-name="ce38" table:formula="of:=[.I22]/([.C22]+[.E22])" office:value-type="string">
            <text:p>0.17%</text:p>
          </table:table-cell>
          <table:table-cell table:style-name="ce28" office:value-type="float" office:value="774376">
            <text:p>774376</text:p>
          </table:table-cell>
          <table:table-cell table:style-name="ce38" table:formula="of:=[.K22]/([.C22]+[.E22])" office:value-type="string">
            <text:p>2.03%</text:p>
          </table:table-cell>
          <table:table-cell table:style-name="ce21"/>
          <table:table-cell table:style-name="ce32" table:formula="of:=([.E22]-[.I22]-[.G22])" office:value-type="string">
            <text:p>300080</text:p>
          </table:table-cell>
          <table:table-cell table:style-name="ce29" table:formula="of:=[.N22]/([.C22]+[.E22])" office:value-type="string">
            <text:p>0.79%</text:p>
          </table:table-cell>
          <table:table-cell table:style-name="ce32" table:formula="of:=([.C22]-[.K22])" office:value-type="string">
            <text:p>36813685</text:p>
          </table:table-cell>
          <table:table-cell table:style-name="ce29" table:formula="of:=[.P22]/([.C22]+[.E22])" office:value-type="string">
            <text:p>96.34%</text:p>
          </table:table-cell>
          <table:table-cell table:style-name="ce22"/>
          <table:table-cell table:style-name="ce31" table:formula="of:=DIVIDE(DIVIDE(1800,SUM(MULTIPLY([.O22],6.25);MULTIPLY([.J22],19.5);MULTIPLY([.H22],21.8);MULTIPLY([.L22],6.25);MULTIPLY([.Q22],0.054))),720)" office:value-type="string">
            <text:p>6.114643131</text:p>
          </table:table-cell>
        </table:table-row>
        <table:table-row table:style-name="ro2">
          <table:table-cell table:style-name="ce22"/>
          <table:table-cell table:style-name="ce24" office:value-type="float" office:value="8">
            <text:p>8</text:p>
          </table:table-cell>
          <table:table-cell table:style-name="ce28" office:value-type="float" office:value="37702758">
            <text:p>37702758</text:p>
          </table:table-cell>
          <table:table-cell table:style-name="ce38" table:formula="of:=[.C23]/([.C23]+[.E23])" office:value-type="string">
            <text:p>98.44%</text:p>
          </table:table-cell>
          <table:table-cell table:style-name="ce28" office:value-type="float" office:value="598431">
            <text:p>598431</text:p>
          </table:table-cell>
          <table:table-cell table:style-name="ce38" table:formula="of:=[.E23]/([.E23]+[.C23])" office:value-type="string">
            <text:p>1.56%</text:p>
          </table:table-cell>
          <table:table-cell table:style-name="ce28" office:value-type="float" office:value="256904">
            <text:p>256904</text:p>
          </table:table-cell>
          <table:table-cell table:style-name="ce38" table:formula="of:=[.G23]/([.C23]+[.E23])" office:value-type="string">
            <text:p>0.67%</text:p>
          </table:table-cell>
          <table:table-cell table:style-name="ce28" office:value-type="float" office:value="52985">
            <text:p>52985</text:p>
          </table:table-cell>
          <table:table-cell table:style-name="ce38" table:formula="of:=[.I23]/([.C23]+[.E23])" office:value-type="string">
            <text:p>0.14%</text:p>
          </table:table-cell>
          <table:table-cell table:style-name="ce28" office:value-type="float" office:value="776258">
            <text:p>776258</text:p>
          </table:table-cell>
          <table:table-cell table:style-name="ce38" table:formula="of:=[.K23]/([.C23]+[.E23])" office:value-type="string">
            <text:p>2.03%</text:p>
          </table:table-cell>
          <table:table-cell table:style-name="ce21"/>
          <table:table-cell table:style-name="ce32" table:formula="of:=([.E23]-[.I23]-[.G23])" office:value-type="string">
            <text:p>288542</text:p>
          </table:table-cell>
          <table:table-cell table:style-name="ce29" table:formula="of:=[.N23]/([.C23]+[.E23])" office:value-type="string">
            <text:p>0.75%</text:p>
          </table:table-cell>
          <table:table-cell table:style-name="ce32" table:formula="of:=([.C23]-[.K23])" office:value-type="string">
            <text:p>36926500</text:p>
          </table:table-cell>
          <table:table-cell table:style-name="ce29" table:formula="of:=[.P23]/([.C23]+[.E23])" office:value-type="string">
            <text:p>96.41%</text:p>
          </table:table-cell>
          <table:table-cell/>
          <table:table-cell table:style-name="ce31" table:formula="of:=DIVIDE(DIVIDE(1800,SUM(MULTIPLY([.O23],6.25);MULTIPLY([.J23],19.5);MULTIPLY([.H23],21.8);MULTIPLY([.L23],6.25);MULTIPLY([.Q23],0.054))),720)" office:value-type="string">
            <text:p>6.265429942</text:p>
          </table:table-cell>
        </table:table-row>
        <table:table-row table:style-name="ro2">
          <table:table-cell table:style-name="ce22"/>
          <table:table-cell table:style-name="ce24" office:value-type="float" office:value="9">
            <text:p>9</text:p>
          </table:table-cell>
          <table:table-cell table:style-name="ce28" office:value-type="float" office:value="36970146">
            <text:p>36970146</text:p>
          </table:table-cell>
          <table:table-cell table:style-name="ce38" table:formula="of:=[.C24]/([.C24]+[.E24])" office:value-type="string">
            <text:p>96.41%</text:p>
          </table:table-cell>
          <table:table-cell table:style-name="ce28" office:value-type="float" office:value="1378512">
            <text:p>1378512</text:p>
          </table:table-cell>
          <table:table-cell table:style-name="ce38" table:formula="of:=[.E24]/([.E24]+[.C24])" office:value-type="string">
            <text:p>3.59%</text:p>
          </table:table-cell>
          <table:table-cell table:style-name="ce28" office:value-type="float" office:value="406835">
            <text:p>406835</text:p>
          </table:table-cell>
          <table:table-cell table:style-name="ce38" table:formula="of:=[.G24]/([.C24]+[.E24])" office:value-type="string">
            <text:p>1.06%</text:p>
          </table:table-cell>
          <table:table-cell table:style-name="ce28" office:value-type="float" office:value="153240">
            <text:p>153240</text:p>
          </table:table-cell>
          <table:table-cell table:style-name="ce38" table:formula="of:=[.I24]/([.C24]+[.E24])" office:value-type="string">
            <text:p>0.40%</text:p>
          </table:table-cell>
          <table:table-cell table:style-name="ce28" office:value-type="float" office:value="777182">
            <text:p>777182</text:p>
          </table:table-cell>
          <table:table-cell table:style-name="ce38" table:formula="of:=[.K24]/([.C24]+[.E24])" office:value-type="string">
            <text:p>2.03%</text:p>
          </table:table-cell>
          <table:table-cell table:style-name="ce21"/>
          <table:table-cell table:style-name="ce32" table:formula="of:=([.E24]-[.I24]-[.G24])" office:value-type="string">
            <text:p>818437</text:p>
          </table:table-cell>
          <table:table-cell table:style-name="ce29" table:formula="of:=[.N24]/([.C24]+[.E24])" office:value-type="string">
            <text:p>2.13%</text:p>
          </table:table-cell>
          <table:table-cell table:style-name="ce32" table:formula="of:=([.C24]-[.K24])" office:value-type="string">
            <text:p>36192964</text:p>
          </table:table-cell>
          <table:table-cell table:style-name="ce29" table:formula="of:=[.P24]/([.C24]+[.E24])" office:value-type="string">
            <text:p>94.38%</text:p>
          </table:table-cell>
          <table:table-cell/>
          <table:table-cell table:style-name="ce31" table:formula="of:=DIVIDE(DIVIDE(1800,SUM(MULTIPLY([.O24],6.25);MULTIPLY([.J24],19.5);MULTIPLY([.H24],21.8);MULTIPLY([.L24],6.25);MULTIPLY([.Q24],0.054))),720)" office:value-type="string">
            <text:p>4.030892656</text:p>
          </table:table-cell>
        </table:table-row>
        <table:table-row table:style-name="ro2">
          <table:table-cell table:style-name="ce22"/>
          <table:table-cell table:style-name="ce24" office:value-type="float" office:value="10">
            <text:p>10</text:p>
          </table:table-cell>
          <table:table-cell table:style-name="ce28" office:value-type="float" office:value="37513567">
            <text:p>37513567</text:p>
          </table:table-cell>
          <table:table-cell table:style-name="ce38" table:formula="of:=[.C25]/([.C25]+[.E25])" office:value-type="string">
            <text:p>97.28%</text:p>
          </table:table-cell>
          <table:table-cell table:style-name="ce28" office:value-type="float" office:value="1050773">
            <text:p>1050773</text:p>
          </table:table-cell>
          <table:table-cell table:style-name="ce38" table:formula="of:=[.E25]/([.E25]+[.C25])" office:value-type="string">
            <text:p>2.72%</text:p>
          </table:table-cell>
          <table:table-cell table:style-name="ce28" office:value-type="float" office:value="326336">
            <text:p>326336</text:p>
          </table:table-cell>
          <table:table-cell table:style-name="ce38" table:formula="of:=[.G25]/([.C25]+[.E25])" office:value-type="string">
            <text:p>0.85%</text:p>
          </table:table-cell>
          <table:table-cell table:style-name="ce28" office:value-type="float" office:value="86945">
            <text:p>86945</text:p>
          </table:table-cell>
          <table:table-cell table:style-name="ce38" table:formula="of:=[.I25]/([.C25]+[.E25])" office:value-type="string">
            <text:p>0.23%</text:p>
          </table:table-cell>
          <table:table-cell table:style-name="ce28" office:value-type="float" office:value="780567">
            <text:p>780567</text:p>
          </table:table-cell>
          <table:table-cell table:style-name="ce38" table:formula="of:=[.K25]/([.C25]+[.E25])" office:value-type="string">
            <text:p>2.02%</text:p>
          </table:table-cell>
          <table:table-cell table:style-name="ce21"/>
          <table:table-cell table:style-name="ce32" table:formula="of:=([.E25]-[.I25]-[.G25])" office:value-type="string">
            <text:p>637492</text:p>
          </table:table-cell>
          <table:table-cell table:style-name="ce29" table:formula="of:=[.N25]/([.C25]+[.E25])" office:value-type="string">
            <text:p>1.65%</text:p>
          </table:table-cell>
          <table:table-cell table:style-name="ce32" table:formula="of:=([.C25]-[.K25])" office:value-type="string">
            <text:p>36733000</text:p>
          </table:table-cell>
          <table:table-cell table:style-name="ce29" table:formula="of:=[.P25]/([.C25]+[.E25])" office:value-type="string">
            <text:p>95.25%</text:p>
          </table:table-cell>
          <table:table-cell/>
          <table:table-cell table:style-name="ce31" table:formula="of:=DIVIDE(DIVIDE(1800,SUM(MULTIPLY([.O25],6.25);MULTIPLY([.J25],19.5);MULTIPLY([.H25],21.8);MULTIPLY([.L25],6.25);MULTIPLY([.Q25],0.054))),720)" office:value-type="string">
            <text:p>4.904906138</text:p>
          </table:table-cell>
        </table:table-row>
        <table:table-row table:style-name="ro2">
          <table:table-cell table:style-name="ce22"/>
          <table:table-cell table:style-name="ce24" office:value-type="float" office:value="11">
            <text:p>11</text:p>
          </table:table-cell>
          <table:table-cell table:style-name="ce28" office:value-type="float" office:value="36912448">
            <text:p>36912448</text:p>
          </table:table-cell>
          <table:table-cell table:style-name="ce38" table:formula="of:=[.C26]/([.C26]+[.E26])" office:value-type="string">
            <text:p>98.09%</text:p>
          </table:table-cell>
          <table:table-cell table:style-name="ce28" office:value-type="float" office:value="717414">
            <text:p>717414</text:p>
          </table:table-cell>
          <table:table-cell table:style-name="ce38" table:formula="of:=[.E26]/([.E26]+[.C26])" office:value-type="string">
            <text:p>1.91%</text:p>
          </table:table-cell>
          <table:table-cell table:style-name="ce28" office:value-type="float" office:value="268711">
            <text:p>268711</text:p>
          </table:table-cell>
          <table:table-cell table:style-name="ce38" table:formula="of:=[.G26]/([.C26]+[.E26])" office:value-type="string">
            <text:p>0.71%</text:p>
          </table:table-cell>
          <table:table-cell table:style-name="ce28" office:value-type="float" office:value="65436">
            <text:p>65436</text:p>
          </table:table-cell>
          <table:table-cell table:style-name="ce38" table:formula="of:=[.I26]/([.C26]+[.E26])" office:value-type="string">
            <text:p>0.17%</text:p>
          </table:table-cell>
          <table:table-cell table:style-name="ce28" office:value-type="float" office:value="761014">
            <text:p>761014</text:p>
          </table:table-cell>
          <table:table-cell table:style-name="ce38" table:formula="of:=[.K26]/([.C26]+[.E26])" office:value-type="string">
            <text:p>2.02%</text:p>
          </table:table-cell>
          <table:table-cell table:style-name="ce39"/>
          <table:table-cell table:style-name="ce42" table:formula="of:=([.E26]-[.I26]-[.G26])" office:value-type="string">
            <text:p>383267</text:p>
          </table:table-cell>
          <table:table-cell table:style-name="ce38" table:formula="of:=[.N26]/([.C26]+[.E26])" office:value-type="string">
            <text:p>1.02%</text:p>
          </table:table-cell>
          <table:table-cell table:style-name="ce21" table:formula="of:=([.C26]-[.K26])" office:value-type="string">
            <text:p>36151434</text:p>
          </table:table-cell>
          <table:table-cell table:style-name="ce38" table:formula="of:=[.P26]/([.C26]+[.E26])" office:value-type="string">
            <text:p>96.07%</text:p>
          </table:table-cell>
          <table:table-cell/>
          <table:table-cell table:style-name="ce31" table:formula="of:=DIVIDE(DIVIDE(1800,SUM(MULTIPLY([.O26],6.25);MULTIPLY([.J26],19.5);MULTIPLY([.H26],21.8);MULTIPLY([.L26],6.25);MULTIPLY([.Q26],0.054))),720)" office:value-type="string">
            <text:p>5.793546503</text:p>
          </table:table-cell>
        </table:table-row>
        <table:table-row table:style-name="ro2">
          <table:table-cell table:number-columns-repeated="2" table:style-name="ce23"/>
          <table:table-cell table:style-name="ce21"/>
          <table:table-cell table:number-columns-repeated="14" table:style-name="ce23"/>
        </table:table-row>
        <table:table-row table:style-name="ro2">
          <table:table-cell table:style-name="ce23" office:value-type="string">
            <text:p>15s</text:p>
          </table:table-cell>
          <table:table-cell table:style-name="ce24" office:value-type="string">
            <text:p>Node id</text:p>
          </table:table-cell>
          <table:table-cell table:style-name="ce25" table:number-columns-spanned="2" table:number-rows-spanned="1" office:value-type="string">
            <text:p>LPM</text:p>
          </table:table-cell>
          <table:covered-table-cell/>
          <table:table-cell table:style-name="ce25" table:number-columns-spanned="2" table:number-rows-spanned="1" office:value-type="string">
            <text:p>CPU</text:p>
          </table:table-cell>
          <table:covered-table-cell/>
          <table:table-cell table:style-name="ce25" table:number-columns-spanned="2" table:number-rows-spanned="1" office:value-type="string">
            <text:p>Rx</text:p>
          </table:table-cell>
          <table:covered-table-cell/>
          <table:table-cell table:style-name="ce25" table:number-columns-spanned="2" table:number-rows-spanned="1" office:value-type="string">
            <text:p>Tx</text:p>
          </table:table-cell>
          <table:covered-table-cell/>
          <table:table-cell table:style-name="ce25" table:number-columns-spanned="2" table:number-rows-spanned="1" office:value-type="string">
            <text:p>IRQ</text:p>
          </table:table-cell>
          <table:covered-table-cell/>
          <table:table-cell table:style-name="ce23"/>
          <table:table-cell table:style-name="ce25" table:number-columns-spanned="2" table:number-rows-spanned="1" office:value-type="string">
            <text:p>MCU-ON</text:p>
          </table:table-cell>
          <table:covered-table-cell/>
          <table:table-cell table:style-name="ce25" table:number-columns-spanned="2" table:number-rows-spanned="1" office:value-type="string">
            <text:p>MCU in LPM</text:p>
          </table:table-cell>
          <table:covered-table-cell/>
          <table:table-cell/>
          <table:table-cell table:style-name="ce27" office:value-type="string">
            <text:p>Duracion bateria (meses)</text:p>
          </table:table-cell>
        </table:table-row>
        <table:table-row table:style-name="ro2"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float" office:value="29025506">
            <text:p>29025506</text:p>
          </table:table-cell>
          <table:table-cell table:style-name="ce38" table:formula="of:=[.C29]/([.C29]+[.E29])" office:value-type="string">
            <text:p>96.12%</text:p>
          </table:table-cell>
          <table:table-cell table:style-name="ce28" office:value-type="float" office:value="1173203">
            <text:p>1173203</text:p>
          </table:table-cell>
          <table:table-cell table:style-name="ce38" table:formula="of:=[.E29]/([.E29]+[.C29])" office:value-type="string">
            <text:p>3.88%</text:p>
          </table:table-cell>
          <table:table-cell table:style-name="ce28" office:value-type="float" office:value="334603">
            <text:p>334603</text:p>
          </table:table-cell>
          <table:table-cell table:style-name="ce43" table:formula="of:=[.G29]/([.C29]+[.E29])" office:value-type="string">
            <text:p>1.11%</text:p>
          </table:table-cell>
          <table:table-cell table:style-name="ce28" office:value-type="float" office:value="45206">
            <text:p>45206</text:p>
          </table:table-cell>
          <table:table-cell table:style-name="ce43" table:formula="of:=[.I29]/([.C29]+[.E29])" office:value-type="string">
            <text:p>0.15%</text:p>
          </table:table-cell>
          <table:table-cell table:style-name="ce28" office:value-type="float" office:value="613460">
            <text:p>613460</text:p>
          </table:table-cell>
          <table:table-cell table:style-name="ce43" table:formula="of:=[.K29]/([.C29]+[.E29])" office:value-type="string">
            <text:p>2.03%</text:p>
          </table:table-cell>
          <table:table-cell table:style-name="ce21"/>
          <table:table-cell table:style-name="ce30" table:formula="of:=([.E29]-[.I29]-[.G29])" office:value-type="string">
            <text:p>793394</text:p>
          </table:table-cell>
          <table:table-cell table:style-name="ce29" table:formula="of:=[.N29]/([.C29]+[.E29])" office:value-type="string">
            <text:p>2.63%</text:p>
          </table:table-cell>
          <table:table-cell table:style-name="ce30" table:formula="of:=([.C29]-[.K29])" office:value-type="string">
            <text:p>28412046</text:p>
          </table:table-cell>
          <table:table-cell table:style-name="ce29" table:formula="of:=[.P29]/([.C29]+[.E29])" office:value-type="string">
            <text:p>94.08%</text:p>
          </table:table-cell>
          <table:table-cell/>
          <table:table-cell table:style-name="ce31" table:formula="of:=DIVIDE(DIVIDE(1800,SUM(MULTIPLY([.O29],6.25);MULTIPLY([.J29],19.5);MULTIPLY([.H29],21.8);MULTIPLY([.L29],6.25);MULTIPLY([.Q29],0.054))),720)" office:value-type="string">
            <text:p>4.080255902</text:p>
          </table:table-cell>
        </table:table-row>
        <table:table-row table:style-name="ro2"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float" office:value="28820704">
            <text:p>28820704</text:p>
          </table:table-cell>
          <table:table-cell table:style-name="ce38" table:formula="of:=[.C30]/([.C30]+[.E30])" office:value-type="string">
            <text:p>97.28%</text:p>
          </table:table-cell>
          <table:table-cell table:style-name="ce28" office:value-type="float" office:value="806087">
            <text:p>806087</text:p>
          </table:table-cell>
          <table:table-cell table:style-name="ce38" table:formula="of:=[.E30]/([.E30]+[.C30])" office:value-type="string">
            <text:p>2.72%</text:p>
          </table:table-cell>
          <table:table-cell table:style-name="ce28" office:value-type="float" office:value="248366">
            <text:p>248366</text:p>
          </table:table-cell>
          <table:table-cell table:style-name="ce43" table:formula="of:=[.G30]/([.C30]+[.E30])" office:value-type="string">
            <text:p>0.84%</text:p>
          </table:table-cell>
          <table:table-cell table:style-name="ce28" office:value-type="float" office:value="85311">
            <text:p>85311</text:p>
          </table:table-cell>
          <table:table-cell table:style-name="ce43" table:formula="of:=[.I30]/([.C30]+[.E30])" office:value-type="string">
            <text:p>0.29%</text:p>
          </table:table-cell>
          <table:table-cell table:style-name="ce28" office:value-type="float" office:value="595935">
            <text:p>595935</text:p>
          </table:table-cell>
          <table:table-cell table:style-name="ce43" table:formula="of:=[.K30]/([.C30]+[.E30])" office:value-type="string">
            <text:p>2.01%</text:p>
          </table:table-cell>
          <table:table-cell table:style-name="ce21"/>
          <table:table-cell table:style-name="ce32" table:formula="of:=([.E30]-[.I30]-[.G30])" office:value-type="string">
            <text:p>472410</text:p>
          </table:table-cell>
          <table:table-cell table:style-name="ce29" table:formula="of:=[.N30]/([.C30]+[.E30])" office:value-type="string">
            <text:p>1.59%</text:p>
          </table:table-cell>
          <table:table-cell table:style-name="ce32" table:formula="of:=([.C30]-[.K30])" office:value-type="string">
            <text:p>28224769</text:p>
          </table:table-cell>
          <table:table-cell table:style-name="ce29" table:formula="of:=[.P30]/([.C30]+[.E30])" office:value-type="string">
            <text:p>95.27%</text:p>
          </table:table-cell>
          <table:table-cell/>
          <table:table-cell table:style-name="ce31" table:formula="of:=DIVIDE(DIVIDE(1800,SUM(MULTIPLY([.O30],6.25);MULTIPLY([.J30],19.5);MULTIPLY([.H30],21.8);MULTIPLY([.L30],6.25);MULTIPLY([.Q30],0.054))),720)" office:value-type="string">
            <text:p>4.847557318</text:p>
          </table:table-cell>
        </table:table-row>
        <table:table-row table:style-name="ro2"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float" office:value="29314170">
            <text:p>29314170</text:p>
          </table:table-cell>
          <table:table-cell table:style-name="ce38" table:formula="of:=[.C31]/([.C31]+[.E31])" office:value-type="string">
            <text:p>97.43%</text:p>
          </table:table-cell>
          <table:table-cell table:style-name="ce28" office:value-type="float" office:value="772344">
            <text:p>772344</text:p>
          </table:table-cell>
          <table:table-cell table:style-name="ce38" table:formula="of:=[.E31]/([.E31]+[.C31])" office:value-type="string">
            <text:p>2.57%</text:p>
          </table:table-cell>
          <table:table-cell table:style-name="ce28" office:value-type="float" office:value="241850">
            <text:p>241850</text:p>
          </table:table-cell>
          <table:table-cell table:style-name="ce43" table:formula="of:=[.G31]/([.C31]+[.E31])" office:value-type="string">
            <text:p>0.80%</text:p>
          </table:table-cell>
          <table:table-cell table:style-name="ce28" office:value-type="float" office:value="75195">
            <text:p>75195</text:p>
          </table:table-cell>
          <table:table-cell table:style-name="ce43" table:formula="of:=[.I31]/([.C31]+[.E31])" office:value-type="string">
            <text:p>0.25%</text:p>
          </table:table-cell>
          <table:table-cell table:style-name="ce28" office:value-type="float" office:value="609481">
            <text:p>609481</text:p>
          </table:table-cell>
          <table:table-cell table:style-name="ce43" table:formula="of:=[.K31]/([.C31]+[.E31])" office:value-type="string">
            <text:p>2.03%</text:p>
          </table:table-cell>
          <table:table-cell table:style-name="ce21"/>
          <table:table-cell table:style-name="ce32" table:formula="of:=([.E31]-[.I31]-[.G31])" office:value-type="string">
            <text:p>455299</text:p>
          </table:table-cell>
          <table:table-cell table:style-name="ce29" table:formula="of:=[.N31]/([.C31]+[.E31])" office:value-type="string">
            <text:p>1.51%</text:p>
          </table:table-cell>
          <table:table-cell table:style-name="ce32" table:formula="of:=([.C31]-[.K31])" office:value-type="string">
            <text:p>28704689</text:p>
          </table:table-cell>
          <table:table-cell table:style-name="ce29" table:formula="of:=[.P31]/([.C31]+[.E31])" office:value-type="string">
            <text:p>95.41%</text:p>
          </table:table-cell>
          <table:table-cell/>
          <table:table-cell table:style-name="ce31" table:formula="of:=DIVIDE(DIVIDE(1800,SUM(MULTIPLY([.O31],6.25);MULTIPLY([.J31],19.5);MULTIPLY([.H31],21.8);MULTIPLY([.L31],6.25);MULTIPLY([.Q31],0.054))),720)" office:value-type="string">
            <text:p>5.03335761</text:p>
          </table:table-cell>
        </table:table-row>
        <table:table-row table:style-name="ro2"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float" office:value="29127158">
            <text:p>29127158</text:p>
          </table:table-cell>
          <table:table-cell table:style-name="ce38" table:formula="of:=[.C32]/([.C32]+[.E32])" office:value-type="string">
            <text:p>97.62%</text:p>
          </table:table-cell>
          <table:table-cell table:style-name="ce28" office:value-type="float" office:value="711147">
            <text:p>711147</text:p>
          </table:table-cell>
          <table:table-cell table:style-name="ce38" table:formula="of:=[.E32]/([.E32]+[.C32])" office:value-type="string">
            <text:p>2.38%</text:p>
          </table:table-cell>
          <table:table-cell table:style-name="ce28" office:value-type="float" office:value="219064">
            <text:p>219064</text:p>
          </table:table-cell>
          <table:table-cell table:style-name="ce43" table:formula="of:=[.G32]/([.C32]+[.E32])" office:value-type="string">
            <text:p>0.73%</text:p>
          </table:table-cell>
          <table:table-cell table:style-name="ce28" office:value-type="float" office:value="62462">
            <text:p>62462</text:p>
          </table:table-cell>
          <table:table-cell table:style-name="ce43" table:formula="of:=[.I32]/([.C32]+[.E32])" office:value-type="string">
            <text:p>0.21%</text:p>
          </table:table-cell>
          <table:table-cell table:style-name="ce28" office:value-type="float" office:value="601795">
            <text:p>601795</text:p>
          </table:table-cell>
          <table:table-cell table:style-name="ce43" table:formula="of:=[.K32]/([.C32]+[.E32])" office:value-type="string">
            <text:p>2.02%</text:p>
          </table:table-cell>
          <table:table-cell table:style-name="ce21"/>
          <table:table-cell table:style-name="ce32" table:formula="of:=([.E32]-[.I32]-[.G32])" office:value-type="string">
            <text:p>429621</text:p>
          </table:table-cell>
          <table:table-cell table:style-name="ce29" table:formula="of:=[.N32]/([.C32]+[.E32])" office:value-type="string">
            <text:p>1.44%</text:p>
          </table:table-cell>
          <table:table-cell table:style-name="ce32" table:formula="of:=([.C32]-[.K32])" office:value-type="string">
            <text:p>28525363</text:p>
          </table:table-cell>
          <table:table-cell table:style-name="ce29" table:formula="of:=[.P32]/([.C32]+[.E32])" office:value-type="string">
            <text:p>95.60%</text:p>
          </table:table-cell>
          <table:table-cell/>
          <table:table-cell table:style-name="ce31" table:formula="of:=DIVIDE(DIVIDE(1800,SUM(MULTIPLY([.O32],6.25);MULTIPLY([.J32],19.5);MULTIPLY([.H32],21.8);MULTIPLY([.L32],6.25);MULTIPLY([.Q32],0.054))),720)" office:value-type="string">
            <text:p>5.335767866</text:p>
          </table:table-cell>
        </table:table-row>
        <table:table-row table:style-name="ro2">
          <table:table-cell table:style-name="ce22"/>
          <table:table-cell table:style-name="ce24" office:value-type="float" office:value="5">
            <text:p>5</text:p>
          </table:table-cell>
          <table:table-cell table:style-name="ce28" office:value-type="float" office:value="28633673">
            <text:p>28633673</text:p>
          </table:table-cell>
          <table:table-cell table:style-name="ce38" table:formula="of:=[.C33]/([.C33]+[.E33])" office:value-type="string">
            <text:p>96.04%</text:p>
          </table:table-cell>
          <table:table-cell table:style-name="ce28" office:value-type="float" office:value="1181692">
            <text:p>1181692</text:p>
          </table:table-cell>
          <table:table-cell table:style-name="ce38" table:formula="of:=[.E33]/([.E33]+[.C33])" office:value-type="string">
            <text:p>3.96%</text:p>
          </table:table-cell>
          <table:table-cell table:style-name="ce28" office:value-type="float" office:value="313408">
            <text:p>313408</text:p>
          </table:table-cell>
          <table:table-cell table:style-name="ce43" table:formula="of:=[.G33]/([.C33]+[.E33])" office:value-type="string">
            <text:p>1.05%</text:p>
          </table:table-cell>
          <table:table-cell table:style-name="ce28" office:value-type="float" office:value="128829">
            <text:p>128829</text:p>
          </table:table-cell>
          <table:table-cell table:style-name="ce43" table:formula="of:=[.I33]/([.C33]+[.E33])" office:value-type="string">
            <text:p>0.43%</text:p>
          </table:table-cell>
          <table:table-cell table:style-name="ce28" office:value-type="float" office:value="591148">
            <text:p>591148</text:p>
          </table:table-cell>
          <table:table-cell table:style-name="ce43" table:formula="of:=[.K33]/([.C33]+[.E33])" office:value-type="string">
            <text:p>1.98%</text:p>
          </table:table-cell>
          <table:table-cell table:style-name="ce21"/>
          <table:table-cell table:style-name="ce32" table:formula="of:=([.E33]-[.I33]-[.G33])" office:value-type="string">
            <text:p>739455</text:p>
          </table:table-cell>
          <table:table-cell table:style-name="ce29" table:formula="of:=[.N33]/([.C33]+[.E33])" office:value-type="string">
            <text:p>2.48%</text:p>
          </table:table-cell>
          <table:table-cell table:style-name="ce32" table:formula="of:=([.C33]-[.K33])" office:value-type="string">
            <text:p>28042525</text:p>
          </table:table-cell>
          <table:table-cell table:style-name="ce29" table:formula="of:=[.P33]/([.C33]+[.E33])" office:value-type="string">
            <text:p>94.05%</text:p>
          </table:table-cell>
          <table:table-cell/>
          <table:table-cell table:style-name="ce31" table:formula="of:=DIVIDE(DIVIDE(1800,SUM(MULTIPLY([.O33],6.25);MULTIPLY([.J33],19.5);MULTIPLY([.H33],21.8);MULTIPLY([.L33],6.25);MULTIPLY([.Q33],0.054))),720)" office:value-type="string">
            <text:p>3.887265466</text:p>
          </table:table-cell>
        </table:table-row>
        <table:table-row table:style-name="ro2">
          <table:table-cell table:style-name="ce22"/>
          <table:table-cell table:style-name="ce24" office:value-type="float" office:value="6">
            <text:p>6</text:p>
          </table:table-cell>
          <table:table-cell table:style-name="ce28" office:value-type="float" office:value="28932199">
            <text:p>28932199</text:p>
          </table:table-cell>
          <table:table-cell table:style-name="ce38" table:formula="of:=[.C34]/([.C34]+[.E34])" office:value-type="string">
            <text:p>97.26%</text:p>
          </table:table-cell>
          <table:table-cell table:style-name="ce28" office:value-type="float" office:value="814408">
            <text:p>814408</text:p>
          </table:table-cell>
          <table:table-cell table:style-name="ce38" table:formula="of:=[.E34]/([.E34]+[.C34])" office:value-type="string">
            <text:p>2.74%</text:p>
          </table:table-cell>
          <table:table-cell table:style-name="ce28" office:value-type="float" office:value="221446">
            <text:p>221446</text:p>
          </table:table-cell>
          <table:table-cell table:style-name="ce43" table:formula="of:=[.G34]/([.C34]+[.E34])" office:value-type="string">
            <text:p>0.74%</text:p>
          </table:table-cell>
          <table:table-cell table:style-name="ce28" office:value-type="float" office:value="77384">
            <text:p>77384</text:p>
          </table:table-cell>
          <table:table-cell table:style-name="ce43" table:formula="of:=[.I34]/([.C34]+[.E34])" office:value-type="string">
            <text:p>0.26%</text:p>
          </table:table-cell>
          <table:table-cell table:style-name="ce28" office:value-type="float" office:value="602171">
            <text:p>602171</text:p>
          </table:table-cell>
          <table:table-cell table:style-name="ce43" table:formula="of:=[.K34]/([.C34]+[.E34])" office:value-type="string">
            <text:p>2.02%</text:p>
          </table:table-cell>
          <table:table-cell table:style-name="ce21"/>
          <table:table-cell table:style-name="ce32" table:formula="of:=([.E34]-[.I34]-[.G34])" office:value-type="string">
            <text:p>515578</text:p>
          </table:table-cell>
          <table:table-cell table:style-name="ce29" table:formula="of:=[.N34]/([.C34]+[.E34])" office:value-type="string">
            <text:p>1.73%</text:p>
          </table:table-cell>
          <table:table-cell table:style-name="ce32" table:formula="of:=([.C34]-[.K34])" office:value-type="string">
            <text:p>28330028</text:p>
          </table:table-cell>
          <table:table-cell table:style-name="ce29" table:formula="of:=[.P34]/([.C34]+[.E34])" office:value-type="string">
            <text:p>95.24%</text:p>
          </table:table-cell>
          <table:table-cell/>
          <table:table-cell table:style-name="ce31" table:formula="of:=DIVIDE(DIVIDE(1800,SUM(MULTIPLY([.O34],6.25);MULTIPLY([.J34],19.5);MULTIPLY([.H34],21.8);MULTIPLY([.L34],6.25);MULTIPLY([.Q34],0.054))),720)" office:value-type="string">
            <text:p>5.007083075</text:p>
          </table:table-cell>
        </table:table-row>
        <table:table-row table:style-name="ro2">
          <table:table-cell table:style-name="ce22"/>
          <table:table-cell table:style-name="ce24" office:value-type="float" office:value="7">
            <text:p>7</text:p>
          </table:table-cell>
          <table:table-cell table:style-name="ce28" office:value-type="float" office:value="29540395">
            <text:p>29540395</text:p>
          </table:table-cell>
          <table:table-cell table:style-name="ce38" table:formula="of:=[.C35]/([.C35]+[.E35])" office:value-type="string">
            <text:p>98.16%</text:p>
          </table:table-cell>
          <table:table-cell table:style-name="ce28" office:value-type="float" office:value="555095">
            <text:p>555095</text:p>
          </table:table-cell>
          <table:table-cell table:style-name="ce38" table:formula="of:=[.E35]/([.E35]+[.C35])" office:value-type="string">
            <text:p>1.84%</text:p>
          </table:table-cell>
          <table:table-cell table:style-name="ce28" office:value-type="float" office:value="211083">
            <text:p>211083</text:p>
          </table:table-cell>
          <table:table-cell table:style-name="ce43" table:formula="of:=[.G35]/([.C35]+[.E35])" office:value-type="string">
            <text:p>0.70%</text:p>
          </table:table-cell>
          <table:table-cell table:style-name="ce28" office:value-type="float" office:value="65137">
            <text:p>65137</text:p>
          </table:table-cell>
          <table:table-cell table:style-name="ce43" table:formula="of:=[.I35]/([.C35]+[.E35])" office:value-type="string">
            <text:p>0.22%</text:p>
          </table:table-cell>
          <table:table-cell table:style-name="ce28" office:value-type="float" office:value="608908">
            <text:p>608908</text:p>
          </table:table-cell>
          <table:table-cell table:style-name="ce43" table:formula="of:=[.K35]/([.C35]+[.E35])" office:value-type="string">
            <text:p>2.02%</text:p>
          </table:table-cell>
          <table:table-cell table:style-name="ce21"/>
          <table:table-cell table:style-name="ce32" table:formula="of:=([.E35]-[.I35]-[.G35])" office:value-type="string">
            <text:p>278875</text:p>
          </table:table-cell>
          <table:table-cell table:style-name="ce29" table:formula="of:=[.N35]/([.C35]+[.E35])" office:value-type="string">
            <text:p>0.93%</text:p>
          </table:table-cell>
          <table:table-cell table:style-name="ce32" table:formula="of:=([.C35]-[.K35])" office:value-type="string">
            <text:p>28931487</text:p>
          </table:table-cell>
          <table:table-cell table:style-name="ce29" table:formula="of:=[.P35]/([.C35]+[.E35])" office:value-type="string">
            <text:p>96.13%</text:p>
          </table:table-cell>
          <table:table-cell/>
          <table:table-cell table:style-name="ce31" table:formula="of:=DIVIDE(DIVIDE(1800,SUM(MULTIPLY([.O35],6.25);MULTIPLY([.J35],19.5);MULTIPLY([.H35],21.8);MULTIPLY([.L35],6.25);MULTIPLY([.Q35],0.054))),720)" office:value-type="string">
            <text:p>5.79529531</text:p>
          </table:table-cell>
        </table:table-row>
        <table:table-row table:style-name="ro2">
          <table:table-cell table:style-name="ce22"/>
          <table:table-cell table:style-name="ce24" office:value-type="float" office:value="8">
            <text:p>8</text:p>
          </table:table-cell>
          <table:table-cell table:style-name="ce28" office:value-type="float" office:value="29570841">
            <text:p>29570841</text:p>
          </table:table-cell>
          <table:table-cell table:style-name="ce38" table:formula="of:=[.C36]/([.C36]+[.E36])" office:value-type="string">
            <text:p>98.26%</text:p>
          </table:table-cell>
          <table:table-cell table:style-name="ce28" office:value-type="float" office:value="524633">
            <text:p>524633</text:p>
          </table:table-cell>
          <table:table-cell table:style-name="ce38" table:formula="of:=[.E36]/([.E36]+[.C36])" office:value-type="string">
            <text:p>1.74%</text:p>
          </table:table-cell>
          <table:table-cell table:style-name="ce28" office:value-type="float" office:value="208947">
            <text:p>208947</text:p>
          </table:table-cell>
          <table:table-cell table:style-name="ce43" table:formula="of:=[.G36]/([.C36]+[.E36])" office:value-type="string">
            <text:p>0.69%</text:p>
          </table:table-cell>
          <table:table-cell table:style-name="ce28" office:value-type="float" office:value="51497">
            <text:p>51497</text:p>
          </table:table-cell>
          <table:table-cell table:style-name="ce43" table:formula="of:=[.I36]/([.C36]+[.E36])" office:value-type="string">
            <text:p>0.17%</text:p>
          </table:table-cell>
          <table:table-cell table:style-name="ce28" office:value-type="float" office:value="609323">
            <text:p>609323</text:p>
          </table:table-cell>
          <table:table-cell table:style-name="ce43" table:formula="of:=[.K36]/([.C36]+[.E36])" office:value-type="string">
            <text:p>2.02%</text:p>
          </table:table-cell>
          <table:table-cell table:style-name="ce21"/>
          <table:table-cell table:style-name="ce32" table:formula="of:=([.E36]-[.I36]-[.G36])" office:value-type="string">
            <text:p>264189</text:p>
          </table:table-cell>
          <table:table-cell table:style-name="ce29" table:formula="of:=[.N36]/([.C36]+[.E36])" office:value-type="string">
            <text:p>0.88%</text:p>
          </table:table-cell>
          <table:table-cell table:style-name="ce32" table:formula="of:=([.C36]-[.K36])" office:value-type="string">
            <text:p>28961518</text:p>
          </table:table-cell>
          <table:table-cell table:style-name="ce29" table:formula="of:=[.P36]/([.C36]+[.E36])" office:value-type="string">
            <text:p>96.23%</text:p>
          </table:table-cell>
          <table:table-cell/>
          <table:table-cell table:style-name="ce31" table:formula="of:=DIVIDE(DIVIDE(1800,SUM(MULTIPLY([.O36],6.25);MULTIPLY([.J36],19.5);MULTIPLY([.H36],21.8);MULTIPLY([.L36],6.25);MULTIPLY([.Q36],0.054))),720)" office:value-type="string">
            <text:p>5.979577888</text:p>
          </table:table-cell>
        </table:table-row>
        <table:table-row table:style-name="ro2">
          <table:table-cell table:style-name="ce22"/>
          <table:table-cell table:style-name="ce24" office:value-type="float" office:value="9">
            <text:p>9</text:p>
          </table:table-cell>
          <table:table-cell table:style-name="ce28" office:value-type="float" office:value="28186570">
            <text:p>28186570</text:p>
          </table:table-cell>
          <table:table-cell table:style-name="ce38" table:formula="of:=[.C37]/([.C37]+[.E37])" office:value-type="string">
            <text:p>95.26%</text:p>
          </table:table-cell>
          <table:table-cell table:style-name="ce28" office:value-type="float" office:value="1402261">
            <text:p>1402261</text:p>
          </table:table-cell>
          <table:table-cell table:style-name="ce38" table:formula="of:=[.E37]/([.E37]+[.C37])" office:value-type="string">
            <text:p>4.74%</text:p>
          </table:table-cell>
          <table:table-cell table:style-name="ce28" office:value-type="float" office:value="409250">
            <text:p>409250</text:p>
          </table:table-cell>
          <table:table-cell table:style-name="ce43" table:formula="of:=[.G37]/([.C37]+[.E37])" office:value-type="string">
            <text:p>1.38%</text:p>
          </table:table-cell>
          <table:table-cell table:style-name="ce28" office:value-type="float" office:value="186924">
            <text:p>186924</text:p>
          </table:table-cell>
          <table:table-cell table:style-name="ce43" table:formula="of:=[.I37]/([.C37]+[.E37])" office:value-type="string">
            <text:p>0.63%</text:p>
          </table:table-cell>
          <table:table-cell table:style-name="ce28" office:value-type="float" office:value="598424">
            <text:p>598424</text:p>
          </table:table-cell>
          <table:table-cell table:style-name="ce43" table:formula="of:=[.K37]/([.C37]+[.E37])" office:value-type="string">
            <text:p>2.02%</text:p>
          </table:table-cell>
          <table:table-cell table:style-name="ce21"/>
          <table:table-cell table:style-name="ce32" table:formula="of:=([.E37]-[.I37]-[.G37])" office:value-type="string">
            <text:p>806087</text:p>
          </table:table-cell>
          <table:table-cell table:style-name="ce29" table:formula="of:=[.N37]/([.C37]+[.E37])" office:value-type="string">
            <text:p>2.72%</text:p>
          </table:table-cell>
          <table:table-cell table:style-name="ce32" table:formula="of:=([.C37]-[.K37])" office:value-type="string">
            <text:p>27588146</text:p>
          </table:table-cell>
          <table:table-cell table:style-name="ce29" table:formula="of:=[.P37]/([.C37]+[.E37])" office:value-type="string">
            <text:p>93.24%</text:p>
          </table:table-cell>
          <table:table-cell/>
          <table:table-cell table:style-name="ce31" table:formula="of:=DIVIDE(DIVIDE(1800,SUM(MULTIPLY([.O37],6.25);MULTIPLY([.J37],19.5);MULTIPLY([.H37],21.8);MULTIPLY([.L37],6.25);MULTIPLY([.Q37],0.054))),720)" office:value-type="string">
            <text:p>3.239470252</text:p>
          </table:table-cell>
        </table:table-row>
        <table:table-row table:style-name="ro2">
          <table:table-cell table:style-name="ce22"/>
          <table:table-cell table:style-name="ce24" office:value-type="float" office:value="10">
            <text:p>10</text:p>
          </table:table-cell>
          <table:table-cell table:style-name="ce28" office:value-type="float" office:value="28998350">
            <text:p>28998350</text:p>
          </table:table-cell>
          <table:table-cell table:style-name="ce38" table:formula="of:=[.C38]/([.C38]+[.E38])" office:value-type="string">
            <text:p>96.82%</text:p>
          </table:table-cell>
          <table:table-cell table:style-name="ce28" office:value-type="float" office:value="953625">
            <text:p>953625</text:p>
          </table:table-cell>
          <table:table-cell table:style-name="ce38" table:formula="of:=[.E38]/([.E38]+[.C38])" office:value-type="string">
            <text:p>3.18%</text:p>
          </table:table-cell>
          <table:table-cell table:style-name="ce28" office:value-type="float" office:value="285472">
            <text:p>285472</text:p>
          </table:table-cell>
          <table:table-cell table:style-name="ce43" table:formula="of:=[.G38]/([.C38]+[.E38])" office:value-type="string">
            <text:p>0.95%</text:p>
          </table:table-cell>
          <table:table-cell table:style-name="ce28" office:value-type="float" office:value="100093">
            <text:p>100093</text:p>
          </table:table-cell>
          <table:table-cell table:style-name="ce43" table:formula="of:=[.I38]/([.C38]+[.E38])" office:value-type="string">
            <text:p>0.33%</text:p>
          </table:table-cell>
          <table:table-cell table:style-name="ce28" office:value-type="float" office:value="604451">
            <text:p>604451</text:p>
          </table:table-cell>
          <table:table-cell table:style-name="ce43" table:formula="of:=[.K38]/([.C38]+[.E38])" office:value-type="string">
            <text:p>2.02%</text:p>
          </table:table-cell>
          <table:table-cell table:style-name="ce21"/>
          <table:table-cell table:style-name="ce32" table:formula="of:=([.E38]-[.I38]-[.G38])" office:value-type="string">
            <text:p>568060</text:p>
          </table:table-cell>
          <table:table-cell table:style-name="ce29" table:formula="of:=[.N38]/([.C38]+[.E38])" office:value-type="string">
            <text:p>1.90%</text:p>
          </table:table-cell>
          <table:table-cell table:style-name="ce32" table:formula="of:=([.C38]-[.K38])" office:value-type="string">
            <text:p>28393899</text:p>
          </table:table-cell>
          <table:table-cell table:style-name="ce29" table:formula="of:=[.P38]/([.C38]+[.E38])" office:value-type="string">
            <text:p>94.80%</text:p>
          </table:table-cell>
          <table:table-cell/>
          <table:table-cell table:style-name="ce31" table:formula="of:=DIVIDE(DIVIDE(1800,SUM(MULTIPLY([.O38],6.25);MULTIPLY([.J38],19.5);MULTIPLY([.H38],21.8);MULTIPLY([.L38],6.25);MULTIPLY([.Q38],0.054))),720)" office:value-type="string">
            <text:p>4.395247925</text:p>
          </table:table-cell>
        </table:table-row>
        <table:table-row table:style-name="ro2">
          <table:table-cell table:style-name="ce22"/>
          <table:table-cell table:style-name="ce24" office:value-type="float" office:value="11">
            <text:p>11</text:p>
          </table:table-cell>
          <table:table-cell table:style-name="ce28" office:value-type="float" office:value="29553226">
            <text:p>29553226</text:p>
          </table:table-cell>
          <table:table-cell table:style-name="ce38" table:formula="of:=[.C39]/([.C39]+[.E39])" office:value-type="string">
            <text:p>97.88%</text:p>
          </table:table-cell>
          <table:table-cell table:style-name="ce28" office:value-type="float" office:value="640824">
            <text:p>640824</text:p>
          </table:table-cell>
          <table:table-cell table:style-name="ce38" table:formula="of:=[.E39]/([.E39]+[.C39])" office:value-type="string">
            <text:p>2.12%</text:p>
          </table:table-cell>
          <table:table-cell table:style-name="ce28" office:value-type="float" office:value="226088">
            <text:p>226088</text:p>
          </table:table-cell>
          <table:table-cell table:style-name="ce43" table:formula="of:=[.G39]/([.C39]+[.E39])" office:value-type="string">
            <text:p>0.75%</text:p>
          </table:table-cell>
          <table:table-cell table:style-name="ce28" office:value-type="float" office:value="68240">
            <text:p>68240</text:p>
          </table:table-cell>
          <table:table-cell table:style-name="ce43" table:formula="of:=[.I39]/([.C39]+[.E39])" office:value-type="string">
            <text:p>0.23%</text:p>
          </table:table-cell>
          <table:table-cell table:style-name="ce28" office:value-type="float" office:value="608809">
            <text:p>608809</text:p>
          </table:table-cell>
          <table:table-cell table:style-name="ce43" table:formula="of:=[.K39]/([.C39]+[.E39])" office:value-type="string">
            <text:p>2.02%</text:p>
          </table:table-cell>
          <table:table-cell table:style-name="ce21"/>
          <table:table-cell table:style-name="ce42" table:formula="of:=([.E39]-[.I39]-[.G39])" office:value-type="string">
            <text:p>346496</text:p>
          </table:table-cell>
          <table:table-cell table:style-name="ce38" table:formula="of:=[.N39]/([.C39]+[.E39])" office:value-type="string">
            <text:p>1.15%</text:p>
          </table:table-cell>
          <table:table-cell table:style-name="ce21" table:formula="of:=([.C39]-[.K39])" office:value-type="string">
            <text:p>28944417</text:p>
          </table:table-cell>
          <table:table-cell table:style-name="ce38" table:formula="of:=[.P39]/([.C39]+[.E39])" office:value-type="string">
            <text:p>95.86%</text:p>
          </table:table-cell>
          <table:table-cell/>
          <table:table-cell table:style-name="ce31" table:formula="of:=DIVIDE(DIVIDE(1800,SUM(MULTIPLY([.O39],6.25);MULTIPLY([.J39],19.5);MULTIPLY([.H39],21.8);MULTIPLY([.L39],6.25);MULTIPLY([.Q39],0.054))),720)" office:value-type="string">
            <text:p>5.472691512</text:p>
          </table:table-cell>
        </table:table-row>
        <table:table-row table:style-name="ro2">
          <table:table-cell table:style-name="ce22"/>
          <table:table-cell table:number-columns-repeated="3" table:style-name="ce21"/>
          <table:table-cell table:number-columns-repeated="13" table:style-name="ce44"/>
        </table:table-row>
        <table:table-row table:style-name="ro2">
          <table:table-cell table:style-name="ce23" office:value-type="string">
            <text:p>5s</text:p>
          </table:table-cell>
          <table:table-cell table:style-name="ce24" office:value-type="string">
            <text:p>Node id</text:p>
          </table:table-cell>
          <table:table-cell table:style-name="ce25" table:number-columns-spanned="2" table:number-rows-spanned="1" office:value-type="string">
            <text:p>LPM</text:p>
          </table:table-cell>
          <table:covered-table-cell/>
          <table:table-cell table:style-name="ce25" table:number-columns-spanned="2" table:number-rows-spanned="1" office:value-type="string">
            <text:p>CPU</text:p>
          </table:table-cell>
          <table:covered-table-cell/>
          <table:table-cell table:style-name="ce25" table:number-columns-spanned="2" table:number-rows-spanned="1" office:value-type="string">
            <text:p>Rx</text:p>
          </table:table-cell>
          <table:covered-table-cell/>
          <table:table-cell table:style-name="ce25" table:number-columns-spanned="2" table:number-rows-spanned="1" office:value-type="string">
            <text:p>Tx</text:p>
          </table:table-cell>
          <table:covered-table-cell/>
          <table:table-cell table:style-name="ce25" table:number-columns-spanned="2" table:number-rows-spanned="1" office:value-type="string">
            <text:p>IRQ</text:p>
          </table:table-cell>
          <table:covered-table-cell/>
          <table:table-cell table:style-name="ce23"/>
          <table:table-cell table:style-name="ce25" table:number-columns-spanned="2" table:number-rows-spanned="1" office:value-type="string">
            <text:p>MCU-ON</text:p>
          </table:table-cell>
          <table:covered-table-cell/>
          <table:table-cell table:style-name="ce25" table:number-columns-spanned="2" table:number-rows-spanned="1" office:value-type="string">
            <text:p>MCU in LPM</text:p>
          </table:table-cell>
          <table:covered-table-cell/>
          <table:table-cell/>
          <table:table-cell table:style-name="ce27" office:value-type="string">
            <text:p>Duracion bateria (meses)</text:p>
          </table:table-cell>
        </table:table-row>
        <table:table-row table:style-name="ro2"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float" office:value="27215951">
            <text:p>27215951</text:p>
          </table:table-cell>
          <table:table-cell table:style-name="ce38" table:formula="of:=[.C42]/([.C42]+[.E42])" office:value-type="string">
            <text:p>91.78%</text:p>
          </table:table-cell>
          <table:table-cell table:style-name="ce28" office:value-type="float" office:value="2437370">
            <text:p>2437370</text:p>
          </table:table-cell>
          <table:table-cell table:style-name="ce38" table:formula="of:=[.E42]/([.E42]+[.C42])" office:value-type="string">
            <text:p>8.22%</text:p>
          </table:table-cell>
          <table:table-cell table:style-name="ce28" office:value-type="float" office:value="674823">
            <text:p>674823</text:p>
          </table:table-cell>
          <table:table-cell table:style-name="ce43" table:formula="of:=[.G42]/([.C42]+[.E42])" office:value-type="string">
            <text:p>2.28%</text:p>
          </table:table-cell>
          <table:table-cell table:style-name="ce28" office:value-type="float" office:value="45426">
            <text:p>45426</text:p>
          </table:table-cell>
          <table:table-cell table:style-name="ce43" table:formula="of:=[.I42]/([.C42]+[.E42])" office:value-type="string">
            <text:p>0.15%</text:p>
          </table:table-cell>
          <table:table-cell table:style-name="ce28" office:value-type="float" office:value="603230">
            <text:p>603230</text:p>
          </table:table-cell>
          <table:table-cell table:style-name="ce43" table:formula="of:=[.K42]/([.C42]+[.E42])" office:value-type="string">
            <text:p>2.03%</text:p>
          </table:table-cell>
          <table:table-cell table:style-name="ce21"/>
          <table:table-cell table:style-name="ce30" table:formula="of:=([.E42]-[.I42]-[.G42])" office:value-type="string">
            <text:p>1717121</text:p>
          </table:table-cell>
          <table:table-cell table:style-name="ce29" table:formula="of:=[.N42]/([.C42]+[.E42])" office:value-type="string">
            <text:p>5.79%</text:p>
          </table:table-cell>
          <table:table-cell table:style-name="ce30" table:formula="of:=([.C42]-[.K42])" office:value-type="string">
            <text:p>26612721</text:p>
          </table:table-cell>
          <table:table-cell table:style-name="ce29" table:formula="of:=[.P42]/([.C42]+[.E42])" office:value-type="string">
            <text:p>89.75%</text:p>
          </table:table-cell>
          <table:table-cell/>
          <table:table-cell table:style-name="ce31" table:formula="of:=DIVIDE(DIVIDE(1800,SUM(MULTIPLY([.O42],6.25);MULTIPLY([.J42],19.5);MULTIPLY([.H42],21.8);MULTIPLY([.L42],6.25);MULTIPLY([.Q42],0.054))),720)" office:value-type="string">
            <text:p>2.350734525</text:p>
          </table:table-cell>
        </table:table-row>
        <table:table-row table:style-name="ro2"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float" office:value="28431116">
            <text:p>28431116</text:p>
          </table:table-cell>
          <table:table-cell table:style-name="ce38" table:formula="of:=[.C43]/([.C43]+[.E43])" office:value-type="string">
            <text:p>95.88%</text:p>
          </table:table-cell>
          <table:table-cell table:style-name="ce28" office:value-type="float" office:value="1220382">
            <text:p>1220382</text:p>
          </table:table-cell>
          <table:table-cell table:style-name="ce38" table:formula="of:=[.E43]/([.E43]+[.C43])" office:value-type="string">
            <text:p>4.12%</text:p>
          </table:table-cell>
          <table:table-cell table:style-name="ce28" office:value-type="float" office:value="332059">
            <text:p>332059</text:p>
          </table:table-cell>
          <table:table-cell table:style-name="ce43" table:formula="of:=[.G43]/([.C43]+[.E43])" office:value-type="string">
            <text:p>1.12%</text:p>
          </table:table-cell>
          <table:table-cell table:style-name="ce28" office:value-type="float" office:value="160378">
            <text:p>160378</text:p>
          </table:table-cell>
          <table:table-cell table:style-name="ce43" table:formula="of:=[.I43]/([.C43]+[.E43])" office:value-type="string">
            <text:p>0.54%</text:p>
          </table:table-cell>
          <table:table-cell table:style-name="ce28" office:value-type="float" office:value="585556">
            <text:p>585556</text:p>
          </table:table-cell>
          <table:table-cell table:style-name="ce43" table:formula="of:=[.K43]/([.C43]+[.E43])" office:value-type="string">
            <text:p>1.97%</text:p>
          </table:table-cell>
          <table:table-cell table:style-name="ce21"/>
          <table:table-cell table:style-name="ce32" table:formula="of:=([.E43]-[.I43]-[.G43])" office:value-type="string">
            <text:p>727945</text:p>
          </table:table-cell>
          <table:table-cell table:style-name="ce29" table:formula="of:=[.N43]/([.C43]+[.E43])" office:value-type="string">
            <text:p>2.46%</text:p>
          </table:table-cell>
          <table:table-cell table:style-name="ce32" table:formula="of:=([.C43]-[.K43])" office:value-type="string">
            <text:p>27845560</text:p>
          </table:table-cell>
          <table:table-cell table:style-name="ce29" table:formula="of:=[.P43]/([.C43]+[.E43])" office:value-type="string">
            <text:p>93.91%</text:p>
          </table:table-cell>
          <table:table-cell/>
          <table:table-cell table:style-name="ce31" table:formula="of:=DIVIDE(DIVIDE(1800,SUM(MULTIPLY([.O43],6.25);MULTIPLY([.J43],19.5);MULTIPLY([.H43],21.8);MULTIPLY([.L43],6.25);MULTIPLY([.Q43],0.054))),720)" office:value-type="string">
            <text:p>3.691799507</text:p>
          </table:table-cell>
        </table:table-row>
        <table:table-row table:style-name="ro2"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float" office:value="28493488">
            <text:p>28493488</text:p>
          </table:table-cell>
          <table:table-cell table:style-name="ce38" table:formula="of:=[.C44]/([.C44]+[.E44])" office:value-type="string">
            <text:p>96.42%</text:p>
          </table:table-cell>
          <table:table-cell table:style-name="ce28" office:value-type="float" office:value="1058205">
            <text:p>1058205</text:p>
          </table:table-cell>
          <table:table-cell table:style-name="ce38" table:formula="of:=[.E44]/([.E44]+[.C44])" office:value-type="string">
            <text:p>3.58%</text:p>
          </table:table-cell>
          <table:table-cell table:style-name="ce28" office:value-type="float" office:value="297486">
            <text:p>297486</text:p>
          </table:table-cell>
          <table:table-cell table:style-name="ce43" table:formula="of:=[.G44]/([.C44]+[.E44])" office:value-type="string">
            <text:p>1.01%</text:p>
          </table:table-cell>
          <table:table-cell table:style-name="ce28" office:value-type="float" office:value="127772">
            <text:p>127772</text:p>
          </table:table-cell>
          <table:table-cell table:style-name="ce43" table:formula="of:=[.I44]/([.C44]+[.E44])" office:value-type="string">
            <text:p>0.43%</text:p>
          </table:table-cell>
          <table:table-cell table:style-name="ce28" office:value-type="float" office:value="595993">
            <text:p>595993</text:p>
          </table:table-cell>
          <table:table-cell table:style-name="ce43" table:formula="of:=[.K44]/([.C44]+[.E44])" office:value-type="string">
            <text:p>2.02%</text:p>
          </table:table-cell>
          <table:table-cell table:style-name="ce21"/>
          <table:table-cell table:style-name="ce32" table:formula="of:=([.E44]-[.I44]-[.G44])" office:value-type="string">
            <text:p>632947</text:p>
          </table:table-cell>
          <table:table-cell table:style-name="ce29" table:formula="of:=[.N44]/([.C44]+[.E44])" office:value-type="string">
            <text:p>2.14%</text:p>
          </table:table-cell>
          <table:table-cell table:style-name="ce32" table:formula="of:=([.C44]-[.K44])" office:value-type="string">
            <text:p>27897495</text:p>
          </table:table-cell>
          <table:table-cell table:style-name="ce29" table:formula="of:=[.P44]/([.C44]+[.E44])" office:value-type="string">
            <text:p>94.40%</text:p>
          </table:table-cell>
          <table:table-cell/>
          <table:table-cell table:style-name="ce31" table:formula="of:=DIVIDE(DIVIDE(1800,SUM(MULTIPLY([.O44],6.25);MULTIPLY([.J44],19.5);MULTIPLY([.H44],21.8);MULTIPLY([.L44],6.25);MULTIPLY([.Q44],0.054))),720)" office:value-type="string">
            <text:p>4.067323961</text:p>
          </table:table-cell>
        </table:table-row>
        <table:table-row table:style-name="ro2"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float" office:value="28671668">
            <text:p>28671668</text:p>
          </table:table-cell>
          <table:table-cell table:style-name="ce38" table:formula="of:=[.C45]/([.C45]+[.E45])" office:value-type="string">
            <text:p>96.81%</text:p>
          </table:table-cell>
          <table:table-cell table:style-name="ce28" office:value-type="float" office:value="945959">
            <text:p>945959</text:p>
          </table:table-cell>
          <table:table-cell table:style-name="ce38" table:formula="of:=[.E45]/([.E45]+[.C45])" office:value-type="string">
            <text:p>3.19%</text:p>
          </table:table-cell>
          <table:table-cell table:style-name="ce28" office:value-type="float" office:value="242433">
            <text:p>242433</text:p>
          </table:table-cell>
          <table:table-cell table:style-name="ce43" table:formula="of:=[.G45]/([.C45]+[.E45])" office:value-type="string">
            <text:p>0.82%</text:p>
          </table:table-cell>
          <table:table-cell table:style-name="ce28" office:value-type="float" office:value="99516">
            <text:p>99516</text:p>
          </table:table-cell>
          <table:table-cell table:style-name="ce43" table:formula="of:=[.I45]/([.C45]+[.E45])" office:value-type="string">
            <text:p>0.34%</text:p>
          </table:table-cell>
          <table:table-cell table:style-name="ce28" office:value-type="float" office:value="590743">
            <text:p>590743</text:p>
          </table:table-cell>
          <table:table-cell table:style-name="ce43" table:formula="of:=[.K45]/([.C45]+[.E45])" office:value-type="string">
            <text:p>1.99%</text:p>
          </table:table-cell>
          <table:table-cell table:style-name="ce21"/>
          <table:table-cell table:style-name="ce32" table:formula="of:=([.E45]-[.I45]-[.G45])" office:value-type="string">
            <text:p>604010</text:p>
          </table:table-cell>
          <table:table-cell table:style-name="ce29" table:formula="of:=[.N45]/([.C45]+[.E45])" office:value-type="string">
            <text:p>2.04%</text:p>
          </table:table-cell>
          <table:table-cell table:style-name="ce32" table:formula="of:=([.C45]-[.K45])" office:value-type="string">
            <text:p>28080925</text:p>
          </table:table-cell>
          <table:table-cell table:style-name="ce29" table:formula="of:=[.P45]/([.C45]+[.E45])" office:value-type="string">
            <text:p>94.81%</text:p>
          </table:table-cell>
          <table:table-cell/>
          <table:table-cell table:style-name="ce31" table:formula="of:=DIVIDE(DIVIDE(1800,SUM(MULTIPLY([.O45],6.25);MULTIPLY([.J45],19.5);MULTIPLY([.H45],21.8);MULTIPLY([.L45],6.25);MULTIPLY([.Q45],0.054))),720)" office:value-type="string">
            <text:p>4.568033575</text:p>
          </table:table-cell>
        </table:table-row>
        <table:table-row table:style-name="ro2">
          <table:table-cell table:style-name="ce22"/>
          <table:table-cell table:style-name="ce24" office:value-type="float" office:value="5">
            <text:p>5</text:p>
          </table:table-cell>
          <table:table-cell table:style-name="ce28" office:value-type="float" office:value="27856582">
            <text:p>27856582</text:p>
          </table:table-cell>
          <table:table-cell table:style-name="ce38" table:formula="of:=[.C46]/([.C46]+[.E46])" office:value-type="string">
            <text:p>94.59%</text:p>
          </table:table-cell>
          <table:table-cell table:style-name="ce28" office:value-type="float" office:value="1593342">
            <text:p>1593342</text:p>
          </table:table-cell>
          <table:table-cell table:style-name="ce38" table:formula="of:=[.E46]/([.E46]+[.C46])" office:value-type="string">
            <text:p>5.41%</text:p>
          </table:table-cell>
          <table:table-cell table:style-name="ce28" office:value-type="float" office:value="402801">
            <text:p>402801</text:p>
          </table:table-cell>
          <table:table-cell table:style-name="ce43" table:formula="of:=[.G46]/([.C46]+[.E46])" office:value-type="string">
            <text:p>1.37%</text:p>
          </table:table-cell>
          <table:table-cell table:style-name="ce28" office:value-type="float" office:value="199791">
            <text:p>199791</text:p>
          </table:table-cell>
          <table:table-cell table:style-name="ce43" table:formula="of:=[.I46]/([.C46]+[.E46])" office:value-type="string">
            <text:p>0.68%</text:p>
          </table:table-cell>
          <table:table-cell table:style-name="ce28" office:value-type="float" office:value="569507">
            <text:p>569507</text:p>
          </table:table-cell>
          <table:table-cell table:style-name="ce43" table:formula="of:=[.K46]/([.C46]+[.E46])" office:value-type="string">
            <text:p>1.93%</text:p>
          </table:table-cell>
          <table:table-cell table:style-name="ce21"/>
          <table:table-cell table:style-name="ce32" table:formula="of:=([.E46]-[.I46]-[.G46])" office:value-type="string">
            <text:p>990750</text:p>
          </table:table-cell>
          <table:table-cell table:style-name="ce29" table:formula="of:=[.N46]/([.C46]+[.E46])" office:value-type="string">
            <text:p>3.36%</text:p>
          </table:table-cell>
          <table:table-cell table:style-name="ce32" table:formula="of:=([.C46]-[.K46])" office:value-type="string">
            <text:p>27287075</text:p>
          </table:table-cell>
          <table:table-cell table:style-name="ce29" table:formula="of:=[.P46]/([.C46]+[.E46])" office:value-type="string">
            <text:p>92.66%</text:p>
          </table:table-cell>
          <table:table-cell/>
          <table:table-cell table:style-name="ce31" table:formula="of:=DIVIDE(DIVIDE(1800,SUM(MULTIPLY([.O46],6.25);MULTIPLY([.J46],19.5);MULTIPLY([.H46],21.8);MULTIPLY([.L46],6.25);MULTIPLY([.Q46],0.054))),720)" office:value-type="string">
            <text:p>3.080266028</text:p>
          </table:table-cell>
        </table:table-row>
        <table:table-row table:style-name="ro2">
          <table:table-cell table:style-name="ce22"/>
          <table:table-cell table:style-name="ce24" office:value-type="float" office:value="6">
            <text:p>6</text:p>
          </table:table-cell>
          <table:table-cell table:style-name="ce28" office:value-type="float" office:value="28517040">
            <text:p>28517040</text:p>
          </table:table-cell>
          <table:table-cell table:style-name="ce38" table:formula="of:=[.C47]/([.C47]+[.E47])" office:value-type="string">
            <text:p>96.40%</text:p>
          </table:table-cell>
          <table:table-cell table:style-name="ce28" office:value-type="float" office:value="1066257">
            <text:p>1066257</text:p>
          </table:table-cell>
          <table:table-cell table:style-name="ce38" table:formula="of:=[.E47]/([.E47]+[.C47])" office:value-type="string">
            <text:p>3.60%</text:p>
          </table:table-cell>
          <table:table-cell table:style-name="ce28" office:value-type="float" office:value="246793">
            <text:p>246793</text:p>
          </table:table-cell>
          <table:table-cell table:style-name="ce43" table:formula="of:=[.G47]/([.C47]+[.E47])" office:value-type="string">
            <text:p>0.83%</text:p>
          </table:table-cell>
          <table:table-cell table:style-name="ce28" office:value-type="float" office:value="117624">
            <text:p>117624</text:p>
          </table:table-cell>
          <table:table-cell table:style-name="ce43" table:formula="of:=[.I47]/([.C47]+[.E47])" office:value-type="string">
            <text:p>0.40%</text:p>
          </table:table-cell>
          <table:table-cell table:style-name="ce28" office:value-type="float" office:value="595464">
            <text:p>595464</text:p>
          </table:table-cell>
          <table:table-cell table:style-name="ce43" table:formula="of:=[.K47]/([.C47]+[.E47])" office:value-type="string">
            <text:p>2.01%</text:p>
          </table:table-cell>
          <table:table-cell table:style-name="ce21"/>
          <table:table-cell table:style-name="ce32" table:formula="of:=([.E47]-[.I47]-[.G47])" office:value-type="string">
            <text:p>701840</text:p>
          </table:table-cell>
          <table:table-cell table:style-name="ce29" table:formula="of:=[.N47]/([.C47]+[.E47])" office:value-type="string">
            <text:p>2.37%</text:p>
          </table:table-cell>
          <table:table-cell table:style-name="ce32" table:formula="of:=([.C47]-[.K47])" office:value-type="string">
            <text:p>27921576</text:p>
          </table:table-cell>
          <table:table-cell table:style-name="ce29" table:formula="of:=[.P47]/([.C47]+[.E47])" office:value-type="string">
            <text:p>94.38%</text:p>
          </table:table-cell>
          <table:table-cell/>
          <table:table-cell table:style-name="ce31" table:formula="of:=DIVIDE(DIVIDE(1800,SUM(MULTIPLY([.O47],6.25);MULTIPLY([.J47],19.5);MULTIPLY([.H47],21.8);MULTIPLY([.L47],6.25);MULTIPLY([.Q47],0.054))),720)" office:value-type="string">
            <text:p>4.27759699</text:p>
          </table:table-cell>
        </table:table-row>
        <table:table-row table:style-name="ro2">
          <table:table-cell table:style-name="ce22"/>
          <table:table-cell table:style-name="ce24" office:value-type="float" office:value="7">
            <text:p>7</text:p>
          </table:table-cell>
          <table:table-cell table:style-name="ce28" office:value-type="float" office:value="28851874">
            <text:p>28851874</text:p>
          </table:table-cell>
          <table:table-cell table:style-name="ce38" table:formula="of:=[.C48]/([.C48]+[.E48])" office:value-type="string">
            <text:p>97.39%</text:p>
          </table:table-cell>
          <table:table-cell table:style-name="ce28" office:value-type="float" office:value="773392">
            <text:p>773392</text:p>
          </table:table-cell>
          <table:table-cell table:style-name="ce38" table:formula="of:=[.E48]/([.E48]+[.C48])" office:value-type="string">
            <text:p>2.61%</text:p>
          </table:table-cell>
          <table:table-cell table:style-name="ce28" office:value-type="float" office:value="234920">
            <text:p>234920</text:p>
          </table:table-cell>
          <table:table-cell table:style-name="ce43" table:formula="of:=[.G48]/([.C48]+[.E48])" office:value-type="string">
            <text:p>0.79%</text:p>
          </table:table-cell>
          <table:table-cell table:style-name="ce28" office:value-type="float" office:value="99314">
            <text:p>99314</text:p>
          </table:table-cell>
          <table:table-cell table:style-name="ce43" table:formula="of:=[.I48]/([.C48]+[.E48])" office:value-type="string">
            <text:p>0.34%</text:p>
          </table:table-cell>
          <table:table-cell table:style-name="ce28" office:value-type="float" office:value="596348">
            <text:p>596348</text:p>
          </table:table-cell>
          <table:table-cell table:style-name="ce43" table:formula="of:=[.K48]/([.C48]+[.E48])" office:value-type="string">
            <text:p>2.01%</text:p>
          </table:table-cell>
          <table:table-cell table:style-name="ce21"/>
          <table:table-cell table:style-name="ce32" table:formula="of:=([.E48]-[.I48]-[.G48])" office:value-type="string">
            <text:p>439158</text:p>
          </table:table-cell>
          <table:table-cell table:style-name="ce29" table:formula="of:=[.N48]/([.C48]+[.E48])" office:value-type="string">
            <text:p>1.48%</text:p>
          </table:table-cell>
          <table:table-cell table:style-name="ce32" table:formula="of:=([.C48]-[.K48])" office:value-type="string">
            <text:p>28255526</text:p>
          </table:table-cell>
          <table:table-cell table:style-name="ce29" table:formula="of:=[.P48]/([.C48]+[.E48])" office:value-type="string">
            <text:p>95.38%</text:p>
          </table:table-cell>
          <table:table-cell/>
          <table:table-cell table:style-name="ce31" table:formula="of:=DIVIDE(DIVIDE(1800,SUM(MULTIPLY([.O48],6.25);MULTIPLY([.J48],19.5);MULTIPLY([.H48],21.8);MULTIPLY([.L48],6.25);MULTIPLY([.Q48],0.054))),720)" office:value-type="string">
            <text:p>4.919313389</text:p>
          </table:table-cell>
        </table:table-row>
        <table:table-row table:style-name="ro2">
          <table:table-cell table:style-name="ce22"/>
          <table:table-cell table:style-name="ce24" office:value-type="float" office:value="8">
            <text:p>8</text:p>
          </table:table-cell>
          <table:table-cell table:style-name="ce28" office:value-type="float" office:value="28841835">
            <text:p>28841835</text:p>
          </table:table-cell>
          <table:table-cell table:style-name="ce38" table:formula="of:=[.C49]/([.C49]+[.E49])" office:value-type="string">
            <text:p>97.62%</text:p>
          </table:table-cell>
          <table:table-cell table:style-name="ce28" office:value-type="float" office:value="704598">
            <text:p>704598</text:p>
          </table:table-cell>
          <table:table-cell table:style-name="ce38" table:formula="of:=[.E49]/([.E49]+[.C49])" office:value-type="string">
            <text:p>2.38%</text:p>
          </table:table-cell>
          <table:table-cell table:style-name="ce28" office:value-type="float" office:value="222915">
            <text:p>222915</text:p>
          </table:table-cell>
          <table:table-cell table:style-name="ce43" table:formula="of:=[.G49]/([.C49]+[.E49])" office:value-type="string">
            <text:p>0.75%</text:p>
          </table:table-cell>
          <table:table-cell table:style-name="ce28" office:value-type="float" office:value="79368">
            <text:p>79368</text:p>
          </table:table-cell>
          <table:table-cell table:style-name="ce43" table:formula="of:=[.I49]/([.C49]+[.E49])" office:value-type="string">
            <text:p>0.27%</text:p>
          </table:table-cell>
          <table:table-cell table:style-name="ce28" office:value-type="float" office:value="595655">
            <text:p>595655</text:p>
          </table:table-cell>
          <table:table-cell table:style-name="ce43" table:formula="of:=[.K49]/([.C49]+[.E49])" office:value-type="string">
            <text:p>2.02%</text:p>
          </table:table-cell>
          <table:table-cell table:style-name="ce21"/>
          <table:table-cell table:style-name="ce32" table:formula="of:=([.E49]-[.I49]-[.G49])" office:value-type="string">
            <text:p>402315</text:p>
          </table:table-cell>
          <table:table-cell table:style-name="ce29" table:formula="of:=[.N49]/([.C49]+[.E49])" office:value-type="string">
            <text:p>1.36%</text:p>
          </table:table-cell>
          <table:table-cell table:style-name="ce32" table:formula="of:=([.C49]-[.K49])" office:value-type="string">
            <text:p>28246180</text:p>
          </table:table-cell>
          <table:table-cell table:style-name="ce29" table:formula="of:=[.P49]/([.C49]+[.E49])" office:value-type="string">
            <text:p>95.60%</text:p>
          </table:table-cell>
          <table:table-cell/>
          <table:table-cell table:style-name="ce31" table:formula="of:=DIVIDE(DIVIDE(1800,SUM(MULTIPLY([.O49],6.25);MULTIPLY([.J49],19.5);MULTIPLY([.H49],21.8);MULTIPLY([.L49],6.25);MULTIPLY([.Q49],0.054))),720)" office:value-type="string">
            <text:p>5.212912686</text:p>
          </table:table-cell>
        </table:table-row>
        <table:table-row table:style-name="ro2">
          <table:table-cell table:style-name="ce22"/>
          <table:table-cell table:style-name="ce24" office:value-type="float" office:value="9">
            <text:p>9</text:p>
          </table:table-cell>
          <table:table-cell table:style-name="ce28" office:value-type="float" office:value="27037651">
            <text:p>27037651</text:p>
          </table:table-cell>
          <table:table-cell table:style-name="ce38" table:formula="of:=[.C50]/([.C50]+[.E50])" office:value-type="string">
            <text:p>91.42%</text:p>
          </table:table-cell>
          <table:table-cell table:style-name="ce28" office:value-type="float" office:value="2537725">
            <text:p>2537725</text:p>
          </table:table-cell>
          <table:table-cell table:style-name="ce38" table:formula="of:=[.E50]/([.E50]+[.C50])" office:value-type="string">
            <text:p>8.58%</text:p>
          </table:table-cell>
          <table:table-cell table:style-name="ce28" office:value-type="float" office:value="750953">
            <text:p>750953</text:p>
          </table:table-cell>
          <table:table-cell table:style-name="ce43" table:formula="of:=[.G50]/([.C50]+[.E50])" office:value-type="string">
            <text:p>2.54%</text:p>
          </table:table-cell>
          <table:table-cell table:style-name="ce28" office:value-type="float" office:value="412612">
            <text:p>412612</text:p>
          </table:table-cell>
          <table:table-cell table:style-name="ce43" table:formula="of:=[.I50]/([.C50]+[.E50])" office:value-type="string">
            <text:p>1.40%</text:p>
          </table:table-cell>
          <table:table-cell table:style-name="ce28" office:value-type="float" office:value="595232">
            <text:p>595232</text:p>
          </table:table-cell>
          <table:table-cell table:style-name="ce43" table:formula="of:=[.K50]/([.C50]+[.E50])" office:value-type="string">
            <text:p>2.01%</text:p>
          </table:table-cell>
          <table:table-cell table:style-name="ce21"/>
          <table:table-cell table:style-name="ce32" table:formula="of:=([.E50]-[.I50]-[.G50])" office:value-type="string">
            <text:p>1374160</text:p>
          </table:table-cell>
          <table:table-cell table:style-name="ce29" table:formula="of:=[.N50]/([.C50]+[.E50])" office:value-type="string">
            <text:p>4.65%</text:p>
          </table:table-cell>
          <table:table-cell table:style-name="ce32" table:formula="of:=([.C50]-[.K50])" office:value-type="string">
            <text:p>26442419</text:p>
          </table:table-cell>
          <table:table-cell table:style-name="ce29" table:formula="of:=[.P50]/([.C50]+[.E50])" office:value-type="string">
            <text:p>89.41%</text:p>
          </table:table-cell>
          <table:table-cell/>
          <table:table-cell table:style-name="ce31" table:formula="of:=DIVIDE(DIVIDE(1800,SUM(MULTIPLY([.O50],6.25);MULTIPLY([.J50],19.5);MULTIPLY([.H50],21.8);MULTIPLY([.L50],6.25);MULTIPLY([.Q50],0.054))),720)" office:value-type="string">
            <text:p>1.937930401</text:p>
          </table:table-cell>
        </table:table-row>
        <table:table-row table:style-name="ro2">
          <table:table-cell table:style-name="ce22"/>
          <table:table-cell table:style-name="ce24" office:value-type="float" office:value="10">
            <text:p>10</text:p>
          </table:table-cell>
          <table:table-cell table:style-name="ce28" office:value-type="float" office:value="27169104">
            <text:p>27169104</text:p>
          </table:table-cell>
          <table:table-cell table:style-name="ce38" table:formula="of:=[.C51]/([.C51]+[.E51])" office:value-type="string">
            <text:p>94.50%</text:p>
          </table:table-cell>
          <table:table-cell table:style-name="ce28" office:value-type="float" office:value="1581077">
            <text:p>1581077</text:p>
          </table:table-cell>
          <table:table-cell table:style-name="ce38" table:formula="of:=[.E51]/([.E51]+[.C51])" office:value-type="string">
            <text:p>5.50%</text:p>
          </table:table-cell>
          <table:table-cell table:style-name="ce28" office:value-type="float" office:value="479619">
            <text:p>479619</text:p>
          </table:table-cell>
          <table:table-cell table:style-name="ce43" table:formula="of:=[.G51]/([.C51]+[.E51])" office:value-type="string">
            <text:p>1.67%</text:p>
          </table:table-cell>
          <table:table-cell table:style-name="ce28" office:value-type="float" office:value="236642">
            <text:p>236642</text:p>
          </table:table-cell>
          <table:table-cell table:style-name="ce43" table:formula="of:=[.I51]/([.C51]+[.E51])" office:value-type="string">
            <text:p>0.82%</text:p>
          </table:table-cell>
          <table:table-cell table:style-name="ce28" office:value-type="float" office:value="573754">
            <text:p>573754</text:p>
          </table:table-cell>
          <table:table-cell table:style-name="ce43" table:formula="of:=[.K51]/([.C51]+[.E51])" office:value-type="string">
            <text:p>2.00%</text:p>
          </table:table-cell>
          <table:table-cell table:style-name="ce21"/>
          <table:table-cell table:style-name="ce32" table:formula="of:=([.E51]-[.I51]-[.G51])" office:value-type="string">
            <text:p>864816</text:p>
          </table:table-cell>
          <table:table-cell table:style-name="ce29" table:formula="of:=[.N51]/([.C51]+[.E51])" office:value-type="string">
            <text:p>3.01%</text:p>
          </table:table-cell>
          <table:table-cell table:style-name="ce32" table:formula="of:=([.C51]-[.K51])" office:value-type="string">
            <text:p>26595350</text:p>
          </table:table-cell>
          <table:table-cell table:style-name="ce29" table:formula="of:=[.P51]/([.C51]+[.E51])" office:value-type="string">
            <text:p>92.50%</text:p>
          </table:table-cell>
          <table:table-cell/>
          <table:table-cell table:style-name="ce31" table:formula="of:=DIVIDE(DIVIDE(1800,SUM(MULTIPLY([.O51],6.25);MULTIPLY([.J51],19.5);MULTIPLY([.H51],21.8);MULTIPLY([.L51],6.25);MULTIPLY([.Q51],0.054))),720)" office:value-type="string">
            <text:p>2.818929897</text:p>
          </table:table-cell>
        </table:table-row>
        <table:table-row table:style-name="ro2">
          <table:table-cell table:style-name="ce22"/>
          <table:table-cell table:style-name="ce24" office:value-type="float" office:value="11">
            <text:p>11</text:p>
          </table:table-cell>
          <table:table-cell table:style-name="ce28" office:value-type="float" office:value="28720243">
            <text:p>28720243</text:p>
          </table:table-cell>
          <table:table-cell table:style-name="ce38" table:formula="of:=[.C52]/([.C52]+[.E52])" office:value-type="string">
            <text:p>97.22%</text:p>
          </table:table-cell>
          <table:table-cell table:style-name="ce28" office:value-type="float" office:value="821036">
            <text:p>821036</text:p>
          </table:table-cell>
          <table:table-cell table:style-name="ce38" table:formula="of:=[.E52]/([.E52]+[.C52])" office:value-type="string">
            <text:p>2.78%</text:p>
          </table:table-cell>
          <table:table-cell table:style-name="ce28" office:value-type="float" office:value="254877">
            <text:p>254877</text:p>
          </table:table-cell>
          <table:table-cell table:style-name="ce43" table:formula="of:=[.G52]/([.C52]+[.E52])" office:value-type="string">
            <text:p>0.86%</text:p>
          </table:table-cell>
          <table:table-cell table:style-name="ce28" office:value-type="float" office:value="92366">
            <text:p>92366</text:p>
          </table:table-cell>
          <table:table-cell table:style-name="ce43" table:formula="of:=[.I52]/([.C52]+[.E52])" office:value-type="string">
            <text:p>0.31%</text:p>
          </table:table-cell>
          <table:table-cell table:style-name="ce28" office:value-type="float" office:value="590187">
            <text:p>590187</text:p>
          </table:table-cell>
          <table:table-cell table:style-name="ce43" table:formula="of:=[.K52]/([.C52]+[.E52])" office:value-type="string">
            <text:p>2.00%</text:p>
          </table:table-cell>
          <table:table-cell table:style-name="ce21"/>
          <table:table-cell table:style-name="ce42" table:formula="of:=([.E52]-[.I52]-[.G52])" office:value-type="string">
            <text:p>473793</text:p>
          </table:table-cell>
          <table:table-cell table:style-name="ce38" table:formula="of:=[.N52]/([.C52]+[.E52])" office:value-type="string">
            <text:p>1.60%</text:p>
          </table:table-cell>
          <table:table-cell table:style-name="ce21" table:formula="of:=([.C52]-[.K52])" office:value-type="string">
            <text:p>28130056</text:p>
          </table:table-cell>
          <table:table-cell table:style-name="ce38" table:formula="of:=[.P52]/([.C52]+[.E52])" office:value-type="string">
            <text:p>95.22%</text:p>
          </table:table-cell>
          <table:table-cell/>
          <table:table-cell table:style-name="ce31" table:formula="of:=DIVIDE(DIVIDE(1800,SUM(MULTIPLY([.O52],6.25);MULTIPLY([.J52],19.5);MULTIPLY([.H52],21.8);MULTIPLY([.L52],6.25);MULTIPLY([.Q52],0.054))),720)" office:value-type="string">
            <text:p>4.756635028</text:p>
          </table:table-cell>
        </table:table-row>
        <table:table-row table:style-name="ro2">
          <table:table-cell/>
          <table:table-cell table:style-name="ce45" office:value-type="string">
            <text:p>44:01.824</text:p>
          </table:table-cell>
          <table:table-cell table:style-name="ce45" office:value-type="string">
            <text:p>ID:3</text:p>
          </table:table-cell>
          <table:table-cell table:style-name="ce45" office:value-type="string">
            <text:p> values,79284225,7233122,1233588,1051598,1689465,1699577856</text:p>
          </table:table-cell>
        </table:table-row>
        <table:table-row table:style-name="ro2">
          <table:table-cell table:style-name="ce23" office:value-type="string">
            <text:p>1s</text:p>
          </table:table-cell>
          <table:table-cell table:style-name="ce24" office:value-type="string">
            <text:p>Node id</text:p>
          </table:table-cell>
          <table:table-cell table:style-name="ce25" table:number-columns-spanned="2" table:number-rows-spanned="1" office:value-type="string">
            <text:p>LPM</text:p>
          </table:table-cell>
          <table:covered-table-cell/>
          <table:table-cell table:style-name="ce25" table:number-columns-spanned="2" table:number-rows-spanned="1" office:value-type="string">
            <text:p>CPU</text:p>
          </table:table-cell>
          <table:covered-table-cell/>
          <table:table-cell table:style-name="ce25" table:number-columns-spanned="2" table:number-rows-spanned="1" office:value-type="string">
            <text:p>Rx</text:p>
          </table:table-cell>
          <table:covered-table-cell/>
          <table:table-cell table:style-name="ce25" table:number-columns-spanned="2" table:number-rows-spanned="1" office:value-type="string">
            <text:p>Tx</text:p>
          </table:table-cell>
          <table:covered-table-cell/>
          <table:table-cell table:style-name="ce25" table:number-columns-spanned="2" table:number-rows-spanned="1" office:value-type="string">
            <text:p>IRQ</text:p>
          </table:table-cell>
          <table:covered-table-cell/>
          <table:table-cell table:style-name="ce23"/>
          <table:table-cell table:style-name="ce25" table:number-columns-spanned="2" table:number-rows-spanned="1" office:value-type="string">
            <text:p>MCU-ON</text:p>
          </table:table-cell>
          <table:covered-table-cell/>
          <table:table-cell table:style-name="ce25" table:number-columns-spanned="2" table:number-rows-spanned="1" office:value-type="string">
            <text:p>MCU in LPM</text:p>
          </table:table-cell>
          <table:covered-table-cell/>
          <table:table-cell/>
          <table:table-cell table:style-name="ce27" office:value-type="string">
            <text:p>Duracion bateria (meses)</text:p>
          </table:table-cell>
        </table:table-row>
        <table:table-row table:style-name="ro2">
          <table:table-cell table:style-name="ce22"/>
          <table:table-cell table:style-name="ce24" office:value-type="float" office:value="1">
            <text:p>1</text:p>
          </table:table-cell>
          <table:table-cell table:style-name="ce28" office:value-type="float" office:value="27181933">
            <text:p>27181933</text:p>
          </table:table-cell>
          <table:table-cell table:style-name="ce38" table:formula="of:=[.C55]/([.C55]+[.E55])" office:value-type="string">
            <text:p>84.35%</text:p>
          </table:table-cell>
          <table:table-cell table:style-name="ce28" office:value-type="float" office:value="5044102">
            <text:p>5044102</text:p>
          </table:table-cell>
          <table:table-cell table:style-name="ce38" table:formula="of:=[.E55]/([.E55]+[.C55])" office:value-type="string">
            <text:p>15.65%</text:p>
          </table:table-cell>
          <table:table-cell table:style-name="ce28" office:value-type="float" office:value="3658254">
            <text:p>3658254</text:p>
          </table:table-cell>
          <table:table-cell table:style-name="ce43" table:formula="of:=[.G55]/([.C55]+[.E55])" office:value-type="string">
            <text:p>11.35%</text:p>
          </table:table-cell>
          <table:table-cell table:style-name="ce28" office:value-type="float" office:value="86680">
            <text:p>86680</text:p>
          </table:table-cell>
          <table:table-cell table:style-name="ce43" table:formula="of:=[.I55]/([.C55]+[.E55])" office:value-type="string">
            <text:p>0.27%</text:p>
          </table:table-cell>
          <table:table-cell table:style-name="ce28" office:value-type="float" office:value="638957">
            <text:p>638957</text:p>
          </table:table-cell>
          <table:table-cell table:style-name="ce43" table:formula="of:=[.K55]/([.C55]+[.E55])" office:value-type="string">
            <text:p>1.98%</text:p>
          </table:table-cell>
          <table:table-cell table:style-name="ce21"/>
          <table:table-cell table:style-name="ce30" table:formula="of:=([.E55]-[.I55]-[.G55])" office:value-type="string">
            <text:p>1299168</text:p>
          </table:table-cell>
          <table:table-cell table:style-name="ce29" table:formula="of:=[.N55]/([.C55]+[.E55])" office:value-type="string">
            <text:p>4.03%</text:p>
          </table:table-cell>
          <table:table-cell table:style-name="ce30" table:formula="of:=([.C55]-[.K55])" office:value-type="string">
            <text:p>26542976</text:p>
          </table:table-cell>
          <table:table-cell table:style-name="ce29" table:formula="of:=[.P55]/([.C55]+[.E55])" office:value-type="string">
            <text:p>82.37%</text:p>
          </table:table-cell>
          <table:table-cell/>
          <table:table-cell table:style-name="ce46" table:formula="of:=DIVIDE(DIVIDE(1800,SUM(MULTIPLY([.O55],6.25);MULTIPLY([.J55],19.5);MULTIPLY([.H55],21.8);MULTIPLY([.L55],6.25);MULTIPLY([.Q55],0.054))),720)" office:value-type="string">
            <text:p>0.8481714114</text:p>
          </table:table-cell>
        </table:table-row>
        <table:table-row table:style-name="ro2">
          <table:table-cell table:style-name="ce22"/>
          <table:table-cell table:style-name="ce24" office:value-type="float" office:value="2">
            <text:p>2</text:p>
          </table:table-cell>
          <table:table-cell table:style-name="ce28" office:value-type="float" office:value="63154">
            <text:p>63154</text:p>
          </table:table-cell>
          <table:table-cell table:style-name="ce38" table:formula="of:=[.C56]/([.C56]+[.E56])" office:value-type="string">
            <text:p>91.85%</text:p>
          </table:table-cell>
          <table:table-cell table:style-name="ce28" office:value-type="float" office:value="5605">
            <text:p>5605</text:p>
          </table:table-cell>
          <table:table-cell table:style-name="ce38" table:formula="of:=[.E56]/([.E56]+[.C56])" office:value-type="string">
            <text:p>8.15%</text:p>
          </table:table-cell>
          <table:table-cell table:style-name="ce28" office:value-type="float" office:value="613">
            <text:p>613</text:p>
          </table:table-cell>
          <table:table-cell table:style-name="ce43" table:formula="of:=[.G56]/([.C56]+[.E56])" office:value-type="string">
            <text:p>0.89%</text:p>
          </table:table-cell>
          <table:table-cell table:style-name="ce28" office:value-type="float" office:value="2584">
            <text:p>2584</text:p>
          </table:table-cell>
          <table:table-cell table:style-name="ce43" table:formula="of:=[.I56]/([.C56]+[.E56])" office:value-type="string">
            <text:p>3.76%</text:p>
          </table:table-cell>
          <table:table-cell table:style-name="ce28" office:value-type="float" office:value="1196">
            <text:p>1196</text:p>
          </table:table-cell>
          <table:table-cell table:style-name="ce43" table:formula="of:=[.K56]/([.C56]+[.E56])" office:value-type="string">
            <text:p>1.74%</text:p>
          </table:table-cell>
          <table:table-cell table:style-name="ce21"/>
          <table:table-cell table:style-name="ce32" table:formula="of:=([.E57]-[.I57]-[.G57])" office:value-type="string">
            <text:p>4947936</text:p>
          </table:table-cell>
          <table:table-cell table:style-name="ce29" table:formula="of:=[.N56]/([.C56]+[.E56])" office:value-type="string">
            <text:p>7196.06%</text:p>
          </table:table-cell>
          <table:table-cell table:style-name="ce32" table:formula="of:=([.C57]-[.K57])" office:value-type="string">
            <text:p>77594760</text:p>
          </table:table-cell>
          <table:table-cell table:style-name="ce29" table:formula="of:=[.P56]/([.C56]+[.E56])" office:value-type="string">
            <text:p>112850.33%</text:p>
          </table:table-cell>
          <table:table-cell/>
          <table:table-cell table:style-name="ce31" table:formula="of:=DIVIDE(DIVIDE(1800,SUM(MULTIPLY([.O56],6.25);MULTIPLY([.J56],19.5);MULTIPLY([.H56],21.8);MULTIPLY([.L56],6.25);MULTIPLY([.Q56],0.054))),720)" office:value-type="string">
            <text:p>0.004885402612</text:p>
          </table:table-cell>
        </table:table-row>
        <table:table-row table:style-name="ro2">
          <table:table-cell table:style-name="ce22"/>
          <table:table-cell table:style-name="ce24" office:value-type="float" office:value="3">
            <text:p>3</text:p>
          </table:table-cell>
          <table:table-cell table:style-name="ce28" office:value-type="float" office:value="79284225">
            <text:p>79284225</text:p>
          </table:table-cell>
          <table:table-cell table:style-name="ce38" table:formula="of:=[.C57]/([.C57]+[.E57])" office:value-type="string">
            <text:p>91.64%</text:p>
          </table:table-cell>
          <table:table-cell table:style-name="ce28" office:value-type="float" office:value="7233122">
            <text:p>7233122</text:p>
          </table:table-cell>
          <table:table-cell table:style-name="ce38" table:formula="of:=[.E57]/([.E57]+[.C57])" office:value-type="string">
            <text:p>8.36%</text:p>
          </table:table-cell>
          <table:table-cell table:style-name="ce28" office:value-type="float" office:value="1233588">
            <text:p>1233588</text:p>
          </table:table-cell>
          <table:table-cell table:style-name="ce43" table:formula="of:=[.G57]/([.C57]+[.E57])" office:value-type="string">
            <text:p>1.43%</text:p>
          </table:table-cell>
          <table:table-cell table:style-name="ce28" office:value-type="float" office:value="1051598">
            <text:p>1051598</text:p>
          </table:table-cell>
          <table:table-cell table:style-name="ce43" table:formula="of:=[.I57]/([.C57]+[.E57])" office:value-type="string">
            <text:p>1.22%</text:p>
          </table:table-cell>
          <table:table-cell table:style-name="ce28" office:value-type="float" office:value="1689465">
            <text:p>1689465</text:p>
          </table:table-cell>
          <table:table-cell table:style-name="ce43" table:formula="of:=[.K57]/([.C57]+[.E57])" office:value-type="string">
            <text:p>1.95%</text:p>
          </table:table-cell>
          <table:table-cell table:style-name="ce21"/>
          <table:table-cell table:style-name="ce32" table:formula="of:=([.E58]-[.I58]-[.G58])" office:value-type="string">
            <text:p>5469872</text:p>
          </table:table-cell>
          <table:table-cell table:style-name="ce29" table:formula="of:=[.N57]/([.C57]+[.E57])" office:value-type="string">
            <text:p>6.32%</text:p>
          </table:table-cell>
          <table:table-cell table:style-name="ce32" table:formula="of:=([.C58]-[.K58])" office:value-type="string">
            <text:p>76945862</text:p>
          </table:table-cell>
          <table:table-cell table:style-name="ce29" table:formula="of:=[.P57]/([.C57]+[.E57])" office:value-type="string">
            <text:p>88.94%</text:p>
          </table:table-cell>
          <table:table-cell/>
          <table:table-cell table:style-name="ce31" table:formula="of:=DIVIDE(DIVIDE(1800,SUM(MULTIPLY([.O57],6.25);MULTIPLY([.J57],19.5);MULTIPLY([.H57],21.8);MULTIPLY([.L57],6.25);MULTIPLY([.Q57],0.054))),720)" office:value-type="string">
            <text:p>2.246053088</text:p>
          </table:table-cell>
        </table:table-row>
        <table:table-row table:style-name="ro2">
          <table:table-cell table:style-name="ce22"/>
          <table:table-cell table:style-name="ce24" office:value-type="float" office:value="4">
            <text:p>4</text:p>
          </table:table-cell>
          <table:table-cell table:style-name="ce28" office:value-type="float" office:value="78518499">
            <text:p>78518499</text:p>
          </table:table-cell>
          <table:table-cell table:style-name="ce38" table:formula="of:=[.C58]/([.C58]+[.E58])" office:value-type="string">
            <text:p>90.74%</text:p>
          </table:table-cell>
          <table:table-cell table:style-name="ce28" office:value-type="float" office:value="8013482">
            <text:p>8013482</text:p>
          </table:table-cell>
          <table:table-cell table:style-name="ce38" table:formula="of:=[.E58]/([.E58]+[.C58])" office:value-type="string">
            <text:p>9.26%</text:p>
          </table:table-cell>
          <table:table-cell table:style-name="ce28" office:value-type="float" office:value="1402919">
            <text:p>1402919</text:p>
          </table:table-cell>
          <table:table-cell table:style-name="ce43" table:formula="of:=[.G58]/([.C58]+[.E58])" office:value-type="string">
            <text:p>1.62%</text:p>
          </table:table-cell>
          <table:table-cell table:style-name="ce28" office:value-type="float" office:value="1140691">
            <text:p>1140691</text:p>
          </table:table-cell>
          <table:table-cell table:style-name="ce43" table:formula="of:=[.I58]/([.C58]+[.E58])" office:value-type="string">
            <text:p>1.32%</text:p>
          </table:table-cell>
          <table:table-cell table:style-name="ce28" office:value-type="float" office:value="1572637">
            <text:p>1572637</text:p>
          </table:table-cell>
          <table:table-cell table:style-name="ce43" table:formula="of:=[.K58]/([.C58]+[.E58])" office:value-type="string">
            <text:p>1.82%</text:p>
          </table:table-cell>
          <table:table-cell table:style-name="ce21"/>
          <table:table-cell table:style-name="ce32" table:formula="of:=([.E58]-[.I58]-[.G58])" office:value-type="string">
            <text:p>5469872</text:p>
          </table:table-cell>
          <table:table-cell table:style-name="ce29" table:formula="of:=[.N58]/([.C58]+[.E58])" office:value-type="string">
            <text:p>6.32%</text:p>
          </table:table-cell>
          <table:table-cell table:style-name="ce32" table:formula="of:=([.C58]-[.K58])" office:value-type="string">
            <text:p>76945862</text:p>
          </table:table-cell>
          <table:table-cell table:style-name="ce29" table:formula="of:=[.P58]/([.C58]+[.E58])" office:value-type="string">
            <text:p>88.92%</text:p>
          </table:table-cell>
          <table:table-cell/>
          <table:table-cell table:style-name="ce31" table:formula="of:=DIVIDE(DIVIDE(1800,SUM(MULTIPLY([.O58],6.25);MULTIPLY([.J58],19.5);MULTIPLY([.H58],21.8);MULTIPLY([.L58],6.25);MULTIPLY([.Q58],0.054))),720)" office:value-type="string">
            <text:p>2.141925963</text:p>
          </table:table-cell>
        </table:table-row>
        <table:table-row table:style-name="ro2">
          <table:table-cell table:style-name="ce22"/>
          <table:table-cell table:style-name="ce24" office:value-type="float" office:value="5">
            <text:p>5</text:p>
          </table:table-cell>
          <table:table-cell table:style-name="ce28" office:value-type="float" office:value="27260002">
            <text:p>27260002</text:p>
          </table:table-cell>
          <table:table-cell table:style-name="ce38" table:formula="of:=[.C59]/([.C59]+[.E59])" office:value-type="string">
            <text:p>84.71%</text:p>
          </table:table-cell>
          <table:table-cell table:style-name="ce28" office:value-type="float" office:value="4921350">
            <text:p>4921350</text:p>
          </table:table-cell>
          <table:table-cell table:style-name="ce38" table:formula="of:=[.E59]/([.E59]+[.C59])" office:value-type="string">
            <text:p>15.29%</text:p>
          </table:table-cell>
          <table:table-cell table:style-name="ce28" office:value-type="float" office:value="1296036">
            <text:p>1296036</text:p>
          </table:table-cell>
          <table:table-cell table:style-name="ce43" table:formula="of:=[.G59]/([.C59]+[.E59])" office:value-type="string">
            <text:p>4.03%</text:p>
          </table:table-cell>
          <table:table-cell table:style-name="ce28" office:value-type="float" office:value="783173">
            <text:p>783173</text:p>
          </table:table-cell>
          <table:table-cell table:style-name="ce43" table:formula="of:=[.I59]/([.C59]+[.E59])" office:value-type="string">
            <text:p>2.43%</text:p>
          </table:table-cell>
          <table:table-cell table:style-name="ce28" office:value-type="float" office:value="536932">
            <text:p>536932</text:p>
          </table:table-cell>
          <table:table-cell table:style-name="ce43" table:formula="of:=[.K59]/([.C59]+[.E59])" office:value-type="string">
            <text:p>1.67%</text:p>
          </table:table-cell>
          <table:table-cell table:style-name="ce21"/>
          <table:table-cell table:style-name="ce32" table:formula="of:=([.E59]-[.I59]-[.G59])" office:value-type="string">
            <text:p>2842141</text:p>
          </table:table-cell>
          <table:table-cell table:style-name="ce29" table:formula="of:=[.N59]/([.C59]+[.E59])" office:value-type="string">
            <text:p>8.83%</text:p>
          </table:table-cell>
          <table:table-cell table:style-name="ce32" table:formula="of:=([.C59]-[.K59])" office:value-type="string">
            <text:p>26723070</text:p>
          </table:table-cell>
          <table:table-cell table:style-name="ce29" table:formula="of:=[.P59]/([.C59]+[.E59])" office:value-type="string">
            <text:p>83.04%</text:p>
          </table:table-cell>
          <table:table-cell/>
          <table:table-cell table:style-name="ce31" table:formula="of:=DIVIDE(DIVIDE(1800,SUM(MULTIPLY([.O59],6.25);MULTIPLY([.J59],19.5);MULTIPLY([.H59],21.8);MULTIPLY([.L59],6.25);MULTIPLY([.Q59],0.054))),720)" office:value-type="string">
            <text:p>1.217372785</text:p>
          </table:table-cell>
        </table:table-row>
        <table:table-row table:style-name="ro2">
          <table:table-cell table:style-name="ce22"/>
          <table:table-cell table:style-name="ce24" office:value-type="float" office:value="6">
            <text:p>6</text:p>
          </table:table-cell>
          <table:table-cell table:style-name="ce28" office:value-type="float" office:value="29519463">
            <text:p>29519463</text:p>
          </table:table-cell>
          <table:table-cell table:style-name="ce38" table:formula="of:=[.C60]/([.C60]+[.E60])" office:value-type="string">
            <text:p>91.59%</text:p>
          </table:table-cell>
          <table:table-cell table:style-name="ce28" office:value-type="float" office:value="2709930">
            <text:p>2709930</text:p>
          </table:table-cell>
          <table:table-cell table:style-name="ce38" table:formula="of:=[.E60]/([.E60]+[.C60])" office:value-type="string">
            <text:p>8.41%</text:p>
          </table:table-cell>
          <table:table-cell table:style-name="ce28" office:value-type="float" office:value="461824">
            <text:p>461824</text:p>
          </table:table-cell>
          <table:table-cell table:style-name="ce43" table:formula="of:=[.G60]/([.C60]+[.E60])" office:value-type="string">
            <text:p>1.43%</text:p>
          </table:table-cell>
          <table:table-cell table:style-name="ce28" office:value-type="float" office:value="380962">
            <text:p>380962</text:p>
          </table:table-cell>
          <table:table-cell table:style-name="ce43" table:formula="of:=[.I60]/([.C60]+[.E60])" office:value-type="string">
            <text:p>1.18%</text:p>
          </table:table-cell>
          <table:table-cell table:style-name="ce28" office:value-type="float" office:value="630313">
            <text:p>630313</text:p>
          </table:table-cell>
          <table:table-cell table:style-name="ce43" table:formula="of:=[.K60]/([.C60]+[.E60])" office:value-type="string">
            <text:p>1.96%</text:p>
          </table:table-cell>
          <table:table-cell table:style-name="ce21"/>
          <table:table-cell table:style-name="ce32" table:formula="of:=([.E60]-[.I60]-[.G60])" office:value-type="string">
            <text:p>1867144</text:p>
          </table:table-cell>
          <table:table-cell table:style-name="ce29" table:formula="of:=[.N60]/([.C60]+[.E60])" office:value-type="string">
            <text:p>5.79%</text:p>
          </table:table-cell>
          <table:table-cell table:style-name="ce32" table:formula="of:=([.C60]-[.K60])" office:value-type="string">
            <text:p>28889150</text:p>
          </table:table-cell>
          <table:table-cell table:style-name="ce29" table:formula="of:=[.P60]/([.C60]+[.E60])" office:value-type="string">
            <text:p>89.64%</text:p>
          </table:table-cell>
          <table:table-cell/>
          <table:table-cell table:style-name="ce31" table:formula="of:=DIVIDE(DIVIDE(1800,SUM(MULTIPLY([.O60],6.25);MULTIPLY([.J60],19.5);MULTIPLY([.H60],21.8);MULTIPLY([.L60],6.25);MULTIPLY([.Q60],0.054))),720)" office:value-type="string">
            <text:p>2.324303736</text:p>
          </table:table-cell>
        </table:table-row>
        <table:table-row table:style-name="ro2">
          <table:table-cell table:style-name="ce22"/>
          <table:table-cell table:style-name="ce24" office:value-type="float" office:value="7">
            <text:p>7</text:p>
          </table:table-cell>
          <table:table-cell table:style-name="ce28" office:value-type="float" office:value="29868831">
            <text:p>29868831</text:p>
          </table:table-cell>
          <table:table-cell table:style-name="ce38" table:formula="of:=[.C61]/([.C61]+[.E61])" office:value-type="string">
            <text:p>92.68%</text:p>
          </table:table-cell>
          <table:table-cell table:style-name="ce28" office:value-type="float" office:value="2358441">
            <text:p>2358441</text:p>
          </table:table-cell>
          <table:table-cell table:style-name="ce38" table:formula="of:=[.E61]/([.E61]+[.C61])" office:value-type="string">
            <text:p>7.32%</text:p>
          </table:table-cell>
          <table:table-cell table:style-name="ce28" office:value-type="float" office:value="430343">
            <text:p>430343</text:p>
          </table:table-cell>
          <table:table-cell table:style-name="ce43" table:formula="of:=[.G61]/([.C61]+[.E61])" office:value-type="string">
            <text:p>1.34%</text:p>
          </table:table-cell>
          <table:table-cell table:style-name="ce28" office:value-type="float" office:value="361862">
            <text:p>361862</text:p>
          </table:table-cell>
          <table:table-cell table:style-name="ce43" table:formula="of:=[.I61]/([.C61]+[.E61])" office:value-type="string">
            <text:p>1.12%</text:p>
          </table:table-cell>
          <table:table-cell table:style-name="ce28" office:value-type="float" office:value="630396">
            <text:p>630396</text:p>
          </table:table-cell>
          <table:table-cell table:style-name="ce43" table:formula="of:=[.K61]/([.C61]+[.E61])" office:value-type="string">
            <text:p>1.96%</text:p>
          </table:table-cell>
          <table:table-cell table:style-name="ce21"/>
          <table:table-cell table:style-name="ce32" table:formula="of:=([.E61]-[.I61]-[.G61])" office:value-type="string">
            <text:p>1566236</text:p>
          </table:table-cell>
          <table:table-cell table:style-name="ce29" table:formula="of:=[.N61]/([.C61]+[.E61])" office:value-type="string">
            <text:p>4.86%</text:p>
          </table:table-cell>
          <table:table-cell table:style-name="ce32" table:formula="of:=([.C61]-[.K61])" office:value-type="string">
            <text:p>29238435</text:p>
          </table:table-cell>
          <table:table-cell table:style-name="ce29" table:formula="of:=[.P61]/([.C61]+[.E61])" office:value-type="string">
            <text:p>90.73%</text:p>
          </table:table-cell>
          <table:table-cell/>
          <table:table-cell table:style-name="ce31" table:formula="of:=DIVIDE(DIVIDE(1800,SUM(MULTIPLY([.O61],6.25);MULTIPLY([.J61],19.5);MULTIPLY([.H61],21.8);MULTIPLY([.L61],6.25);MULTIPLY([.Q61],0.054))),720)" office:value-type="string">
            <text:p>2.537931235</text:p>
          </table:table-cell>
        </table:table-row>
        <table:table-row table:style-name="ro2">
          <table:table-cell table:style-name="ce22"/>
          <table:table-cell table:style-name="ce24" office:value-type="float" office:value="8">
            <text:p>8</text:p>
          </table:table-cell>
          <table:table-cell table:style-name="ce28" office:value-type="float" office:value="6865408">
            <text:p>6865408</text:p>
          </table:table-cell>
          <table:table-cell table:style-name="ce38" table:formula="of:=[.C62]/([.C62]+[.E62])" office:value-type="string">
            <text:p>96.08%</text:p>
          </table:table-cell>
          <table:table-cell table:style-name="ce28" office:value-type="float" office:value="279968">
            <text:p>279968</text:p>
          </table:table-cell>
          <table:table-cell table:style-name="ce38" table:formula="of:=[.E62]/([.E62]+[.C62])" office:value-type="string">
            <text:p>3.92%</text:p>
          </table:table-cell>
          <table:table-cell table:style-name="ce28" office:value-type="float" office:value="50025">
            <text:p>50025</text:p>
          </table:table-cell>
          <table:table-cell table:style-name="ce43" table:formula="of:=[.G62]/([.C62]+[.E62])" office:value-type="string">
            <text:p>0.70%</text:p>
          </table:table-cell>
          <table:table-cell table:style-name="ce28" office:value-type="float" office:value="22716">
            <text:p>22716</text:p>
          </table:table-cell>
          <table:table-cell table:style-name="ce43" table:formula="of:=[.I62]/([.C62]+[.E62])" office:value-type="string">
            <text:p>0.32%</text:p>
          </table:table-cell>
          <table:table-cell table:style-name="ce28" office:value-type="float" office:value="141986">
            <text:p>141986</text:p>
          </table:table-cell>
          <table:table-cell table:style-name="ce43" table:formula="of:=[.K62]/([.C62]+[.E62])" office:value-type="string">
            <text:p>1.99%</text:p>
          </table:table-cell>
          <table:table-cell table:style-name="ce21"/>
          <table:table-cell table:style-name="ce32" table:formula="of:=([.E62]-[.I62]-[.G62])" office:value-type="string">
            <text:p>207227</text:p>
          </table:table-cell>
          <table:table-cell table:style-name="ce29" table:formula="of:=[.N62]/([.C62]+[.E62])" office:value-type="string">
            <text:p>2.90%</text:p>
          </table:table-cell>
          <table:table-cell table:style-name="ce32" table:formula="of:=([.C62]-[.K62])" office:value-type="string">
            <text:p>6723422</text:p>
          </table:table-cell>
          <table:table-cell table:style-name="ce29" table:formula="of:=[.P62]/([.C62]+[.E62])" office:value-type="string">
            <text:p>94.09%</text:p>
          </table:table-cell>
          <table:table-cell/>
          <table:table-cell table:style-name="ce31" table:formula="of:=DIVIDE(DIVIDE(1800,SUM(MULTIPLY([.O62],6.25);MULTIPLY([.J62],19.5);MULTIPLY([.H62],21.8);MULTIPLY([.L62],6.25);MULTIPLY([.Q62],0.054))),720)" office:value-type="string">
            <text:p>4.379203191</text:p>
          </table:table-cell>
        </table:table-row>
        <table:table-row table:style-name="ro2">
          <table:table-cell table:style-name="ce22"/>
          <table:table-cell table:style-name="ce24" office:value-type="float" office:value="9">
            <text:p>9</text:p>
          </table:table-cell>
          <table:table-cell table:style-name="ce28" office:value-type="float" office:value="8072911">
            <text:p>8072911</text:p>
          </table:table-cell>
          <table:table-cell table:style-name="ce38" table:formula="of:=[.C63]/([.C63]+[.E63])" office:value-type="string">
            <text:p>79.74%</text:p>
          </table:table-cell>
          <table:table-cell table:style-name="ce28" office:value-type="float" office:value="2051420">
            <text:p>2051420</text:p>
          </table:table-cell>
          <table:table-cell table:style-name="ce38" table:formula="of:=[.E63]/([.E63]+[.C63])" office:value-type="string">
            <text:p>20.26%</text:p>
          </table:table-cell>
          <table:table-cell table:style-name="ce28" office:value-type="float" office:value="707585">
            <text:p>707585</text:p>
          </table:table-cell>
          <table:table-cell table:style-name="ce43" table:formula="of:=[.G63]/([.C63]+[.E63])" office:value-type="string">
            <text:p>6.99%</text:p>
          </table:table-cell>
          <table:table-cell table:style-name="ce28" office:value-type="float" office:value="471635">
            <text:p>471635</text:p>
          </table:table-cell>
          <table:table-cell table:style-name="ce43" table:formula="of:=[.I63]/([.C63]+[.E63])" office:value-type="string">
            <text:p>4.66%</text:p>
          </table:table-cell>
          <table:table-cell table:style-name="ce28" office:value-type="float" office:value="197028">
            <text:p>197028</text:p>
          </table:table-cell>
          <table:table-cell table:style-name="ce43" table:formula="of:=[.K63]/([.C63]+[.E63])" office:value-type="string">
            <text:p>1.95%</text:p>
          </table:table-cell>
          <table:table-cell table:style-name="ce21"/>
          <table:table-cell table:style-name="ce32" table:formula="of:=([.E63]-[.I63]-[.G63])" office:value-type="string">
            <text:p>872200</text:p>
          </table:table-cell>
          <table:table-cell table:style-name="ce29" table:formula="of:=[.N63]/([.C63]+[.E63])" office:value-type="string">
            <text:p>8.61%</text:p>
          </table:table-cell>
          <table:table-cell table:style-name="ce32" table:formula="of:=([.C63]-[.K63])" office:value-type="string">
            <text:p>7875883</text:p>
          </table:table-cell>
          <table:table-cell table:style-name="ce29" table:formula="of:=[.P63]/([.C63]+[.E63])" office:value-type="string">
            <text:p>77.79%</text:p>
          </table:table-cell>
          <table:table-cell/>
          <table:table-cell table:style-name="ce31" table:formula="of:=DIVIDE(DIVIDE(1800,SUM(MULTIPLY([.O63],6.25);MULTIPLY([.J63],19.5);MULTIPLY([.H63],21.8);MULTIPLY([.L63],6.25);MULTIPLY([.Q63],0.054))),720)" office:value-type="string">
            <text:p>0.797688668</text:p>
          </table:table-cell>
        </table:table-row>
        <table:table-row table:style-name="ro2">
          <table:table-cell table:style-name="ce22"/>
          <table:table-cell table:style-name="ce24" office:value-type="float" office:value="10">
            <text:p>10</text:p>
          </table:table-cell>
          <table:table-cell table:style-name="ce28" office:value-type="float" office:value="156337">
            <text:p>156337</text:p>
          </table:table-cell>
          <table:table-cell table:style-name="ce38" table:formula="of:=[.C64]/([.C64]+[.E64])" office:value-type="string">
            <text:p>94.92%</text:p>
          </table:table-cell>
          <table:table-cell table:style-name="ce28" office:value-type="float" office:value="8364">
            <text:p>8364</text:p>
          </table:table-cell>
          <table:table-cell table:style-name="ce38" table:formula="of:=[.E64]/([.E64]+[.C64])" office:value-type="string">
            <text:p>5.08%</text:p>
          </table:table-cell>
          <table:table-cell table:style-name="ce28" office:value-type="float" office:value="1721">
            <text:p>1721</text:p>
          </table:table-cell>
          <table:table-cell table:style-name="ce43" table:formula="of:=[.G64]/([.C64]+[.E64])" office:value-type="string">
            <text:p>1.04%</text:p>
          </table:table-cell>
          <table:table-cell table:style-name="ce28" office:value-type="float" office:value="2584">
            <text:p>2584</text:p>
          </table:table-cell>
          <table:table-cell table:style-name="ce43" table:formula="of:=[.I64]/([.C64]+[.E64])" office:value-type="string">
            <text:p>1.57%</text:p>
          </table:table-cell>
          <table:table-cell table:style-name="ce28" office:value-type="float" office:value="3211">
            <text:p>3211</text:p>
          </table:table-cell>
          <table:table-cell table:style-name="ce43" table:formula="of:=[.K64]/([.C64]+[.E64])" office:value-type="string">
            <text:p>1.95%</text:p>
          </table:table-cell>
          <table:table-cell table:style-name="ce21"/>
          <table:table-cell table:style-name="ce32" table:formula="of:=([.E64]-[.I64]-[.G64])" office:value-type="string">
            <text:p>4059</text:p>
          </table:table-cell>
          <table:table-cell table:style-name="ce29" table:formula="of:=[.N64]/([.C64]+[.E64])" office:value-type="string">
            <text:p>2.46%</text:p>
          </table:table-cell>
          <table:table-cell table:style-name="ce32" table:formula="of:=([.C64]-[.K64])" office:value-type="string">
            <text:p>153126</text:p>
          </table:table-cell>
          <table:table-cell table:style-name="ce29" table:formula="of:=[.P64]/([.C64]+[.E64])" office:value-type="string">
            <text:p>92.97%</text:p>
          </table:table-cell>
          <table:table-cell/>
          <table:table-cell table:style-name="ce31" table:formula="of:=DIVIDE(DIVIDE(1800,SUM(MULTIPLY([.O64],6.25);MULTIPLY([.J64],19.5);MULTIPLY([.H64],21.8);MULTIPLY([.L64],6.25);MULTIPLY([.Q64],0.054))),720)" office:value-type="string">
            <text:p>2.907608095</text:p>
          </table:table-cell>
        </table:table-row>
        <table:table-row table:style-name="ro2">
          <table:table-cell table:style-name="ce22"/>
          <table:table-cell table:style-name="ce24" office:value-type="float" office:value="11">
            <text:p>11</text:p>
          </table:table-cell>
          <table:table-cell table:style-name="ce28" office:value-type="float" office:value="29498941">
            <text:p>29498941</text:p>
          </table:table-cell>
          <table:table-cell table:style-name="ce38" table:formula="of:=[.C65]/([.C65]+[.E65])" office:value-type="string">
            <text:p>91.55%</text:p>
          </table:table-cell>
          <table:table-cell table:style-name="ce28" office:value-type="float" office:value="2721395">
            <text:p>2721395</text:p>
          </table:table-cell>
          <table:table-cell table:style-name="ce38" table:formula="of:=[.E65]/([.E65]+[.C65])" office:value-type="string">
            <text:p>8.45%</text:p>
          </table:table-cell>
          <table:table-cell table:style-name="ce28" office:value-type="float" office:value="682004">
            <text:p>682004</text:p>
          </table:table-cell>
          <table:table-cell table:style-name="ce43" table:formula="of:=[.G65]/([.C65]+[.E65])" office:value-type="string">
            <text:p>2.12%</text:p>
          </table:table-cell>
          <table:table-cell table:style-name="ce28" office:value-type="float" office:value="387277">
            <text:p>387277</text:p>
          </table:table-cell>
          <table:table-cell table:style-name="ce43" table:formula="of:=[.I65]/([.C65]+[.E65])" office:value-type="string">
            <text:p>1.20%</text:p>
          </table:table-cell>
          <table:table-cell table:style-name="ce28" office:value-type="float" office:value="590723">
            <text:p>590723</text:p>
          </table:table-cell>
          <table:table-cell table:style-name="ce43" table:formula="of:=[.K65]/([.C65]+[.E65])" office:value-type="string">
            <text:p>1.83%</text:p>
          </table:table-cell>
          <table:table-cell table:style-name="ce21"/>
          <table:table-cell table:style-name="ce42" table:formula="of:=([.E65]-[.I65]-[.G65])" office:value-type="string">
            <text:p>1652114</text:p>
          </table:table-cell>
          <table:table-cell table:style-name="ce38" table:formula="of:=[.N65]/([.C65]+[.E65])" office:value-type="string">
            <text:p>5.13%</text:p>
          </table:table-cell>
          <table:table-cell table:style-name="ce21" table:formula="of:=([.C65]-[.K65])" office:value-type="string">
            <text:p>28908218</text:p>
          </table:table-cell>
          <table:table-cell table:style-name="ce38" table:formula="of:=[.P65]/([.C65]+[.E65])" office:value-type="string">
            <text:p>89.72%</text:p>
          </table:table-cell>
          <table:table-cell/>
          <table:table-cell table:style-name="ce31" table:formula="of:=DIVIDE(DIVIDE(1800,SUM(MULTIPLY([.O65],6.25);MULTIPLY([.J65],19.5);MULTIPLY([.H65],21.8);MULTIPLY([.L65],6.25);MULTIPLY([.Q65],0.054))),720)" office:value-type="string">
            <text:p>2.119850228</text:p>
          </table:table-cell>
        </table:table-row>
        <table:table-row table:number-rows-repeated="1" table:style-name="ro1"/>
        <table:table-row table:style-name="ro2">
          <table:table-cell/>
          <table:table-cell table:style-name="ce28" office:value-type="string">
            <text:p>Nota: Los nodos 2 y 10 no mandaron nada incluso al apartar el 1 y 2 del resto de la red..</text:p>
          </table:table-cell>
          <table:table-cell table:number-columns-repeated="2" table:style-name="ce28"/>
        </table:table-row>
        <table:table-row table:style-name="ro1">
          <table:table-cell table:number-columns-repeated="5"/>
          <table:table-cell>
            <draw:custom-shape draw:style-name="S1" draw:id="id0" draw:z-index="0" draw:name="Shape 1" svg:x="0.1667in" svg:y="0.1875in" svg:width="3.1667in" svg:height="3.1563in"/>
            <draw:frame draw:style-name="S2" draw:id="id1" draw:z-index="1" draw:name="Shape 2" svg:x="0.1667in" svg:y="0.1875in" svg:width="3.1667in" svg:height="3.1563in"/>
          </table:table-cell>
          <table:table-cell table:number-columns-repeated="5"/>
          <table:table-cell>
            <draw:custom-shape draw:style-name="S3" draw:id="id2" draw:z-index="2" draw:name="Shape 1" svg:x="0.2708in" svg:y="0.1354in" svg:width="4.9896in" svg:height="4.2396in"/>
            <draw:frame draw:style-name="S4" draw:id="id3" draw:z-index="3" draw:name="Shape 3" svg:x="0.2708in" svg:y="0.1354in" svg:width="4.9896in" svg:height="4.2396in"/>
          </table:table-cell>
        </table:table-row>
        <table:table-row table:style-name="ro2">
          <table:table-cell/>
          <table:table-cell table:style-name="ce27" office:value-type="string">
            <text:p>RTIMER_SEC</text:p>
          </table:table-cell>
          <table:table-cell table:style-name="ce27" office:value-type="string">
            <text:p>Horas mes</text:p>
          </table:table-cell>
        </table:table-row>
        <table:table-row table:style-name="ro2">
          <table:table-cell/>
          <table:table-cell table:style-name="ce45" office:value-type="float" office:value="1779597312">
            <text:p>1779597312</text:p>
          </table:table-cell>
          <table:table-cell table:style-name="ce45" office:value-type="float" office:value="720">
            <text:p>720</text:p>
          </table:table-cell>
        </table:table-row>
        <table:table-row table:number-rows-repeated="1" table:style-name="ro1"/>
        <table:table-row table:style-name="ro2">
          <table:table-cell/>
          <table:table-cell table:style-name="ce47" office:value-type="string">
            <text:p>modo</text:p>
          </table:table-cell>
          <table:table-cell table:style-name="ce48" table:number-columns-spanned="2" table:number-rows-spanned="1" office:value-type="string">
            <text:p>Consumo (mA)</text:p>
          </table:table-cell>
          <table:covered-table-cell/>
        </table:table-row>
        <table:table-row table:style-name="ro2">
          <table:table-cell/>
          <table:table-cell table:style-name="ce49" office:value-type="string">
            <text:p>MCU ON</text:p>
          </table:table-cell>
          <table:table-cell table:style-name="ce50" table:number-columns-spanned="2" table:number-rows-spanned="1" office:value-type="float" office:value="6.25">
            <text:p>6.25</text:p>
          </table:table-cell>
          <table:covered-table-cell/>
        </table:table-row>
        <table:table-row table:style-name="ro2">
          <table:table-cell/>
          <table:table-cell table:style-name="ce49" office:value-type="string">
            <text:p>Radio TX</text:p>
          </table:table-cell>
          <table:table-cell table:style-name="ce50" table:number-columns-spanned="2" table:number-rows-spanned="1" office:value-type="float" office:value="19.5">
            <text:p>19.5</text:p>
          </table:table-cell>
          <table:covered-table-cell/>
        </table:table-row>
        <table:table-row table:style-name="ro2">
          <table:table-cell/>
          <table:table-cell table:style-name="ce49" office:value-type="string">
            <text:p>Radio RX</text:p>
          </table:table-cell>
          <table:table-cell table:style-name="ce50" table:number-columns-spanned="2" table:number-rows-spanned="1" office:value-type="float" office:value="21.8">
            <text:p>21.8</text:p>
          </table:table-cell>
          <table:covered-table-cell/>
        </table:table-row>
        <table:table-row table:style-name="ro2">
          <table:table-cell/>
          <table:table-cell table:style-name="ce49" office:value-type="string">
            <text:p>IRQ</text:p>
          </table:table-cell>
          <table:table-cell table:style-name="ce50" table:number-columns-spanned="2" table:number-rows-spanned="1" office:value-type="float" office:value="6.25">
            <text:p>6.25</text:p>
          </table:table-cell>
          <table:covered-table-cell/>
        </table:table-row>
        <table:table-row table:style-name="ro2">
          <table:table-cell/>
          <table:table-cell table:style-name="ce49" office:value-type="string">
            <text:p>MCU in LPM</text:p>
          </table:table-cell>
          <table:table-cell table:style-name="ce50" table:number-columns-spanned="2" table:number-rows-spanned="1" office:value-type="float" office:value="0.054">
            <text:p>0.054</text:p>
          </table:table-cell>
          <table:covered-table-cell/>
        </table:table-row>
        <table:table-row table:number-rows-repeated="1" table:style-name="ro1"/>
        <table:table-row table:style-name="ro2">
          <table:table-cell/>
          <table:table-cell table:style-name="ce51" table:number-columns-spanned="2" table:number-rows-spanned="1" office:value-type="string">
            <text:p>Carga bateria (mAh)</text:p>
          </table:table-cell>
          <table:covered-table-cell/>
        </table:table-row>
        <table:table-row table:style-name="ro2">
          <table:table-cell/>
          <table:table-cell table:style-name="ce52" table:number-columns-spanned="2" table:number-rows-spanned="1" office:value-type="float" office:value="1800">
            <text:p>1800</text:p>
          </table:table-cell>
          <table:covered-table-cell/>
        </table:table-row>
      </table:table>
      <table:table table:name="Hoja 2" table:style-name="ta2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/>
          <table:table-cell table:number-columns-repeated="5" table:style-name="ce22"/>
        </table:table-row>
        <table:table-row table:style-name="ro2">
          <table:table-cell table:number-columns-repeated="2"/>
          <table:table-cell table:style-name="ce24" office:value-type="float" office:value="60">
            <text:p>6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>
            <draw:frame table:end-cell-address="Hoja 2.O21" svg:x="1.01cm" svg:y="0.19cm" svg:width="19.98cm" svg:height="10.72cm" draw:z-index="1" draw:name="Chart 2" draw:style-name="gr3">
              <draw:object draw:notify-on-update-of-ranges="'Hoja 2'.C3:'Hoja 2'.C13 'Hoja 2'.D3:'Hoja 2'.D13 'Hoja 2'.E3:'Hoja 2'.E13 'Hoja 2'.F3:'Hoja 2'.F13 'Hoja 2'.G3:'Hoja 2'.G13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/>
          <table:table-cell table:style-name="ce27" office:value-type="string">
            <text:p>Sky_1</text:p>
          </table:table-cell>
          <table:table-cell table:style-name="ce33" office:value-type="float" office:value="5.377578459916792">
            <text:p>5.37757846</text:p>
          </table:table-cell>
          <table:table-cell table:style-name="ce33" office:value-type="float" office:value="4.884380045022098">
            <text:p>4.884380045</text:p>
          </table:table-cell>
          <table:table-cell table:style-name="ce34" office:value-type="float" office:value="4.080255901528228">
            <text:p>4.080255902</text:p>
          </table:table-cell>
          <table:table-cell table:style-name="ce34" office:value-type="float" office:value="2.3507345251246847">
            <text:p>2.350734525</text:p>
          </table:table-cell>
          <table:table-cell table:style-name="ce35" office:value-type="float" office:value="0.8481714113703485">
            <text:p>0.848171411</text:p>
          </table:table-cell>
        </table:table-row>
        <table:table-row table:style-name="ro2">
          <table:table-cell/>
          <table:table-cell table:style-name="ce27" office:value-type="string">
            <text:p>Sky_2</text:p>
          </table:table-cell>
          <table:table-cell table:style-name="ce33" office:value-type="float" office:value="5.500898381676521">
            <text:p>5.500898382</text:p>
          </table:table-cell>
          <table:table-cell table:style-name="ce33" office:value-type="float" office:value="5.316951403689898">
            <text:p>5.316951404</text:p>
          </table:table-cell>
          <table:table-cell table:style-name="ce34" office:value-type="float" office:value="4.8475573179201055">
            <text:p>4.847557318</text:p>
          </table:table-cell>
          <table:table-cell table:style-name="ce34" office:value-type="float" office:value="3.6917995067685303">
            <text:p>3.691799507</text:p>
          </table:table-cell>
          <table:table-cell table:style-name="ce33" office:value-type="float" office:value="2.3140464130849283">
            <text:p>2.314046413</text:p>
          </table:table-cell>
        </table:table-row>
        <table:table-row table:style-name="ro2">
          <table:table-cell/>
          <table:table-cell table:style-name="ce27" office:value-type="string">
            <text:p>Sky_3</text:p>
          </table:table-cell>
          <table:table-cell table:style-name="ce33" office:value-type="float" office:value="5.5353485146166985">
            <text:p>5.535348515</text:p>
          </table:table-cell>
          <table:table-cell table:style-name="ce33" office:value-type="float" office:value="5.46191792313509">
            <text:p>5.461917923</text:p>
          </table:table-cell>
          <table:table-cell table:style-name="ce34" office:value-type="float" office:value="5.033357609997184">
            <text:p>5.03335761</text:p>
          </table:table-cell>
          <table:table-cell table:style-name="ce34" office:value-type="float" office:value="4.067323960570897">
            <text:p>4.067323961</text:p>
          </table:table-cell>
          <table:table-cell table:style-name="ce33" office:value-type="float" office:value="2.2460530876407665">
            <text:p>2.246053088</text:p>
          </table:table-cell>
        </table:table-row>
        <table:table-row table:style-name="ro2">
          <table:table-cell/>
          <table:table-cell table:style-name="ce27" office:value-type="string">
            <text:p>Sky_4</text:p>
          </table:table-cell>
          <table:table-cell table:style-name="ce33" office:value-type="float" office:value="5.756278268973339">
            <text:p>5.756278269</text:p>
          </table:table-cell>
          <table:table-cell table:style-name="ce33" office:value-type="float" office:value="5.6225121167835965">
            <text:p>5.622512117</text:p>
          </table:table-cell>
          <table:table-cell table:style-name="ce34" office:value-type="float" office:value="5.335767866072492">
            <text:p>5.335767866</text:p>
          </table:table-cell>
          <table:table-cell table:style-name="ce34" office:value-type="float" office:value="4.568033575003829">
            <text:p>4.568033575</text:p>
          </table:table-cell>
          <table:table-cell table:style-name="ce33" office:value-type="float" office:value="2.141925963399275">
            <text:p>2.141925963</text:p>
          </table:table-cell>
        </table:table-row>
        <table:table-row table:style-name="ro2">
          <table:table-cell/>
          <table:table-cell table:style-name="ce27" office:value-type="string">
            <text:p>Sky_5</text:p>
          </table:table-cell>
          <table:table-cell table:style-name="ce33" office:value-type="float" office:value="4.735869178306699">
            <text:p>4.735869178</text:p>
          </table:table-cell>
          <table:table-cell table:style-name="ce33" office:value-type="float" office:value="4.437984901287197">
            <text:p>4.437984901</text:p>
          </table:table-cell>
          <table:table-cell table:style-name="ce34" office:value-type="float" office:value="3.8872654664074755">
            <text:p>3.887265466</text:p>
          </table:table-cell>
          <table:table-cell table:style-name="ce34" office:value-type="float" office:value="3.080266028233358">
            <text:p>3.080266028</text:p>
          </table:table-cell>
          <table:table-cell table:style-name="ce33" office:value-type="float" office:value="1.2173727853222176">
            <text:p>1.217372785</text:p>
          </table:table-cell>
        </table:table-row>
        <table:table-row table:style-name="ro2">
          <table:table-cell/>
          <table:table-cell table:style-name="ce27" office:value-type="string">
            <text:p>Sky_6</text:p>
          </table:table-cell>
          <table:table-cell table:style-name="ce33" office:value-type="float" office:value="5.449028222249172">
            <text:p>5.449028222</text:p>
          </table:table-cell>
          <table:table-cell table:style-name="ce33" office:value-type="float" office:value="5.122025848955787">
            <text:p>5.122025849</text:p>
          </table:table-cell>
          <table:table-cell table:style-name="ce34" office:value-type="float" office:value="5.007083074546911">
            <text:p>5.007083075</text:p>
          </table:table-cell>
          <table:table-cell table:style-name="ce34" office:value-type="float" office:value="4.277596989652846">
            <text:p>4.27759699</text:p>
          </table:table-cell>
          <table:table-cell table:style-name="ce33" office:value-type="float" office:value="2.324303736294079">
            <text:p>2.324303736</text:p>
          </table:table-cell>
        </table:table-row>
        <table:table-row table:style-name="ro2">
          <table:table-cell/>
          <table:table-cell table:style-name="ce27" office:value-type="string">
            <text:p>Sky_7</text:p>
          </table:table-cell>
          <table:table-cell table:style-name="ce33" office:value-type="float" office:value="6.209503728872376">
            <text:p>6.209503729</text:p>
          </table:table-cell>
          <table:table-cell table:style-name="ce33" office:value-type="float" office:value="6.114643131248472">
            <text:p>6.114643131</text:p>
          </table:table-cell>
          <table:table-cell table:style-name="ce34" office:value-type="float" office:value="5.7952953098332864">
            <text:p>5.79529531</text:p>
          </table:table-cell>
          <table:table-cell table:style-name="ce34" office:value-type="float" office:value="4.919313389395838">
            <text:p>4.919313389</text:p>
          </table:table-cell>
          <table:table-cell table:style-name="ce33" office:value-type="float" office:value="2.537931235320725">
            <text:p>2.537931235</text:p>
          </table:table-cell>
        </table:table-row>
        <table:table-row table:style-name="ro2">
          <table:table-cell/>
          <table:table-cell table:style-name="ce27" office:value-type="string">
            <text:p>Sky_8</text:p>
          </table:table-cell>
          <table:table-cell table:style-name="ce33" office:value-type="float" office:value="6.333787354400536">
            <text:p>6.333787354</text:p>
          </table:table-cell>
          <table:table-cell table:style-name="ce33" office:value-type="float" office:value="6.265429941689077">
            <text:p>6.265429942</text:p>
          </table:table-cell>
          <table:table-cell table:style-name="ce34" office:value-type="float" office:value="5.979577887944249">
            <text:p>5.979577888</text:p>
          </table:table-cell>
          <table:table-cell table:style-name="ce34" office:value-type="float" office:value="5.212912686042944">
            <text:p>5.212912686</text:p>
          </table:table-cell>
          <table:table-cell table:style-name="ce33" office:value-type="float" office:value="4.379203190856111">
            <text:p>4.379203191</text:p>
          </table:table-cell>
        </table:table-row>
        <table:table-row table:style-name="ro2">
          <table:table-cell/>
          <table:table-cell table:style-name="ce27" office:value-type="string">
            <text:p>Sky_9</text:p>
          </table:table-cell>
          <table:table-cell table:style-name="ce33" office:value-type="float" office:value="4.497076803842205">
            <text:p>4.497076804</text:p>
          </table:table-cell>
          <table:table-cell table:style-name="ce33" office:value-type="float" office:value="4.0308926557275315">
            <text:p>4.030892656</text:p>
          </table:table-cell>
          <table:table-cell table:style-name="ce34" office:value-type="float" office:value="3.239470252042977">
            <text:p>3.239470252</text:p>
          </table:table-cell>
          <table:table-cell table:style-name="ce34" office:value-type="float" office:value="1.9379304005056917">
            <text:p>1.937930401</text:p>
          </table:table-cell>
          <table:table-cell table:style-name="ce33" office:value-type="float" office:value="0.7976886679980372">
            <text:p>0.797688668</text:p>
          </table:table-cell>
        </table:table-row>
        <table:table-row table:style-name="ro2">
          <table:table-cell/>
          <table:table-cell table:style-name="ce27" office:value-type="string">
            <text:p>Sky_10</text:p>
          </table:table-cell>
          <table:table-cell table:style-name="ce33" office:value-type="float" office:value="5.172899152424823">
            <text:p>5.172899152</text:p>
          </table:table-cell>
          <table:table-cell table:style-name="ce33" office:value-type="float" office:value="4.904906137567983">
            <text:p>4.904906138</text:p>
          </table:table-cell>
          <table:table-cell table:style-name="ce34" office:value-type="float" office:value="4.3952479252118">
            <text:p>4.395247925</text:p>
          </table:table-cell>
          <table:table-cell table:style-name="ce34" office:value-type="float" office:value="2.8189298969433954">
            <text:p>2.818929897</text:p>
          </table:table-cell>
          <table:table-cell table:style-name="ce36" office:value-type="float" office:value="1.3">
            <text:p>1.3</text:p>
          </table:table-cell>
        </table:table-row>
        <table:table-row table:style-name="ro2">
          <table:table-cell/>
          <table:table-cell table:style-name="ce27" office:value-type="string">
            <text:p>Sky_11</text:p>
          </table:table-cell>
          <table:table-cell table:style-name="ce33" office:value-type="float" office:value="5.956697946600836">
            <text:p>5.956697947</text:p>
          </table:table-cell>
          <table:table-cell table:style-name="ce33" office:value-type="float" office:value="5.793546503233737">
            <text:p>5.793546503</text:p>
          </table:table-cell>
          <table:table-cell table:style-name="ce34" office:value-type="float" office:value="5.472691512211824">
            <text:p>5.472691512</text:p>
          </table:table-cell>
          <table:table-cell table:style-name="ce34" office:value-type="float" office:value="4.756635027675832">
            <text:p>4.756635028</text:p>
          </table:table-cell>
          <table:table-cell table:style-name="ce33" office:value-type="float" office:value="2.119850228007668">
            <text:p>2.119850228</text:p>
          </table:table-cell>
        </table:table-row>
        <table:table-row table:style-name="ro2">
          <table:table-cell/>
          <table:table-cell table:number-columns-repeated="5" table:style-name="ce22"/>
        </table:table-row>
        <table:table-row table:style-name="ro2">
          <table:table-cell/>
          <table:table-cell table:style-name="ce37" table:number-columns-spanned="3" table:number-rows-spanned="1" office:value-type="string">
            <text:p>Nota: los rojos son estimados</text:p>
          </table:table-cell>
          <table:covered-table-cell table:number-columns-repeated="2"/>
          <table:table-cell table:number-columns-repeated="2" table:style-name="ce22"/>
        </table:table-row>
        <table:table-row table:style-name="ro2">
          <table:table-cell/>
          <table:table-cell table:style-name="ce23" office:value-type="string">
            <text:p>Valores viejos</text:p>
          </table:table-cell>
          <table:table-cell table:number-columns-repeated="4" table:style-name="ce22"/>
        </table:table-row>
        <table:table-row table:style-name="ro2">
          <table:table-cell table:number-columns-repeated="2"/>
          <table:table-cell table:style-name="ce24" office:value-type="float" office:value="60">
            <text:p>6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>
            <draw:frame table:end-cell-address="Hoja 2.N29" svg:x="1.03cm" svg:y="0cm" svg:width="16.09cm" svg:height="6.69cm" draw:z-index="0" draw:name="Chart 1" draw:style-name="gr2">
              <draw:object draw:notify-on-update-of-ranges="'Hoja 2'.C18:'Hoja 2'.C28 'Hoja 2'.D18:'Hoja 2'.D28 'Hoja 2'.E18:'Hoja 2'.E28 'Hoja 2'.F18:'Hoja 2'.F28 'Hoja 2'.G18:'Hoja 2'.G28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/>
          <table:table-cell table:style-name="ce27" office:value-type="string">
            <text:p>Sky_1</text:p>
          </table:table-cell>
          <table:table-cell table:style-name="ce34" office:value-type="float" office:value="5.346664771448877">
            <text:p>5.346664771</text:p>
          </table:table-cell>
          <table:table-cell table:style-name="ce34" office:value-type="float" office:value="4.985316756002935">
            <text:p>4.985316756</text:p>
          </table:table-cell>
          <table:table-cell table:style-name="ce34" office:value-type="float" office:value="4.0985957994342375">
            <text:p>4.098595799</text:p>
          </table:table-cell>
          <table:table-cell table:style-name="ce34" office:value-type="float" office:value="2.30699324435827">
            <text:p>2.306993244</text:p>
          </table:table-cell>
          <table:table-cell table:style-name="ce34" office:value-type="float" office:value="0.6982586396508547">
            <text:p>0.69825864</text:p>
          </table:table-cell>
        </table:table-row>
        <table:table-row table:style-name="ro2">
          <table:table-cell/>
          <table:table-cell table:style-name="ce27" office:value-type="string">
            <text:p>Sky_2</text:p>
          </table:table-cell>
          <table:table-cell table:style-name="ce34" office:value-type="float" office:value="5.373243042200102">
            <text:p>5.373243042</text:p>
          </table:table-cell>
          <table:table-cell table:style-name="ce34" office:value-type="float" office:value="5.497775704752817">
            <text:p>5.497775705</text:p>
          </table:table-cell>
          <table:table-cell table:style-name="ce34" office:value-type="float" office:value="4.733335494346534">
            <text:p>4.733335494</text:p>
          </table:table-cell>
          <table:table-cell table:style-name="ce34" office:value-type="float" office:value="3.6913111923912765">
            <text:p>3.691311192</text:p>
          </table:table-cell>
          <table:table-cell table:style-name="ce36" office:value-type="float" office:value="2.3349466141941035">
            <text:p>2.334946614</text:p>
          </table:table-cell>
        </table:table-row>
        <table:table-row table:style-name="ro2">
          <table:table-cell/>
          <table:table-cell table:style-name="ce27" office:value-type="string">
            <text:p>Sky_3</text:p>
          </table:table-cell>
          <table:table-cell table:style-name="ce34" office:value-type="float" office:value="5.46091448403761">
            <text:p>5.460914484</text:p>
          </table:table-cell>
          <table:table-cell table:style-name="ce34" office:value-type="float" office:value="5.436013709494186">
            <text:p>5.436013709</text:p>
          </table:table-cell>
          <table:table-cell table:style-name="ce34" office:value-type="float" office:value="4.695226228966571">
            <text:p>4.695226229</text:p>
          </table:table-cell>
          <table:table-cell table:style-name="ce34" office:value-type="float" office:value="3.57023241481221">
            <text:p>3.570232415</text:p>
          </table:table-cell>
          <table:table-cell table:style-name="ce34" office:value-type="float" office:value="2.3349466141941035">
            <text:p>2.334946614</text:p>
          </table:table-cell>
        </table:table-row>
        <table:table-row table:style-name="ro2">
          <table:table-cell/>
          <table:table-cell table:style-name="ce27" office:value-type="string">
            <text:p>Sky_4</text:p>
          </table:table-cell>
          <table:table-cell table:style-name="ce33" office:value-type="float" office:value="5.579355133463031">
            <text:p>5.579355133</text:p>
          </table:table-cell>
          <table:table-cell table:style-name="ce34" office:value-type="float" office:value="5.806142540900354">
            <text:p>5.806142541</text:p>
          </table:table-cell>
          <table:table-cell table:style-name="ce34" office:value-type="float" office:value="5.140760009273131">
            <text:p>5.140760009</text:p>
          </table:table-cell>
          <table:table-cell table:style-name="ce34" office:value-type="float" office:value="4.4830742181491585">
            <text:p>4.483074218</text:p>
          </table:table-cell>
          <table:table-cell table:style-name="ce34" office:value-type="float" office:value="2.1127228525474595">
            <text:p>2.112722853</text:p>
          </table:table-cell>
        </table:table-row>
        <table:table-row table:style-name="ro2">
          <table:table-cell/>
          <table:table-cell table:style-name="ce27" office:value-type="string">
            <text:p>Sky_5</text:p>
          </table:table-cell>
          <table:table-cell table:style-name="ce33" office:value-type="float" office:value="4.772550291653693">
            <text:p>4.772550292</text:p>
          </table:table-cell>
          <table:table-cell table:style-name="ce34" office:value-type="float" office:value="4.844867799943956">
            <text:p>4.8448678</text:p>
          </table:table-cell>
          <table:table-cell table:style-name="ce34" office:value-type="float" office:value="4.130118377249869">
            <text:p>4.130118377</text:p>
          </table:table-cell>
          <table:table-cell table:style-name="ce34" office:value-type="float" office:value="3.047046202363653">
            <text:p>3.047046202</text:p>
          </table:table-cell>
          <table:table-cell table:style-name="ce34" office:value-type="float" office:value="1.5126528972327344">
            <text:p>1.512652897</text:p>
          </table:table-cell>
        </table:table-row>
        <table:table-row table:style-name="ro2">
          <table:table-cell/>
          <table:table-cell table:style-name="ce27" office:value-type="string">
            <text:p>Sky_6</text:p>
          </table:table-cell>
          <table:table-cell table:style-name="ce33" office:value-type="float" office:value="4.678496090300384">
            <text:p>4.67849609</text:p>
          </table:table-cell>
          <table:table-cell table:style-name="ce34" office:value-type="float" office:value="4.6804077999480755">
            <text:p>4.6804078</text:p>
          </table:table-cell>
          <table:table-cell table:style-name="ce34" office:value-type="float" office:value="3.9852135594179345">
            <text:p>3.985213559</text:p>
          </table:table-cell>
          <table:table-cell table:style-name="ce34" office:value-type="float" office:value="2.751900193582945">
            <text:p>2.751900194</text:p>
          </table:table-cell>
          <table:table-cell table:style-name="ce34" office:value-type="float" office:value="1.6206615299426153">
            <text:p>1.62066153</text:p>
          </table:table-cell>
        </table:table-row>
        <table:table-row table:style-name="ro2">
          <table:table-cell/>
          <table:table-cell table:style-name="ce27" office:value-type="string">
            <text:p>Sky_7</text:p>
          </table:table-cell>
          <table:table-cell table:style-name="ce33" office:value-type="float" office:value="6.06466627674246">
            <text:p>6.064666277</text:p>
          </table:table-cell>
          <table:table-cell table:style-name="ce34" office:value-type="float" office:value="6.295667667384742">
            <text:p>6.295667667</text:p>
          </table:table-cell>
          <table:table-cell table:style-name="ce34" office:value-type="float" office:value="5.6966995697529805">
            <text:p>5.69669957</text:p>
          </table:table-cell>
          <table:table-cell table:style-name="ce34" office:value-type="float" office:value="4.9779986684117725">
            <text:p>4.977998668</text:p>
          </table:table-cell>
          <table:table-cell table:style-name="ce34" office:value-type="float" office:value="2.5849000005972074">
            <text:p>2.584900001</text:p>
          </table:table-cell>
        </table:table-row>
        <table:table-row table:style-name="ro2">
          <table:table-cell/>
          <table:table-cell table:style-name="ce27" office:value-type="string">
            <text:p>Sky_8</text:p>
          </table:table-cell>
          <table:table-cell table:style-name="ce33" office:value-type="float" office:value="6.239307999851223">
            <text:p>6.239308</text:p>
          </table:table-cell>
          <table:table-cell table:style-name="ce34" office:value-type="float" office:value="6.327963703962114">
            <text:p>6.327963704</text:p>
          </table:table-cell>
          <table:table-cell table:style-name="ce34" office:value-type="float" office:value="6.063564866683366">
            <text:p>6.063564867</text:p>
          </table:table-cell>
          <table:table-cell table:style-name="ce34" office:value-type="float" office:value="5.217569283457911">
            <text:p>5.217569283</text:p>
          </table:table-cell>
          <table:table-cell table:style-name="ce34" office:value-type="float" office:value="2.530957876568522">
            <text:p>2.530957877</text:p>
          </table:table-cell>
        </table:table-row>
        <table:table-row table:style-name="ro2">
          <table:table-cell/>
          <table:table-cell table:style-name="ce27" office:value-type="string">
            <text:p>Sky_9</text:p>
          </table:table-cell>
          <table:table-cell table:style-name="ce33" office:value-type="float" office:value="4.1965656790296455">
            <text:p>4.196565679</text:p>
          </table:table-cell>
          <table:table-cell table:style-name="ce34" office:value-type="float" office:value="4.041272467183567">
            <text:p>4.041272467</text:p>
          </table:table-cell>
          <table:table-cell table:style-name="ce34" office:value-type="float" office:value="3.131219404861869">
            <text:p>3.131219405</text:p>
          </table:table-cell>
          <table:table-cell table:style-name="ce34" office:value-type="float" office:value="1.83769970614488">
            <text:p>1.837699706</text:p>
          </table:table-cell>
          <table:table-cell table:style-name="ce34" office:value-type="float" office:value="1.1743677911798487">
            <text:p>1.174367791</text:p>
          </table:table-cell>
        </table:table-row>
        <table:table-row table:style-name="ro2">
          <table:table-cell/>
          <table:table-cell table:style-name="ce27" office:value-type="string">
            <text:p>Sky_10</text:p>
          </table:table-cell>
          <table:table-cell table:style-name="ce33" office:value-type="float" office:value="5.348794703802963">
            <text:p>5.348794704</text:p>
          </table:table-cell>
          <table:table-cell table:style-name="ce34" office:value-type="float" office:value="5.555174488983654">
            <text:p>5.555174489</text:p>
          </table:table-cell>
          <table:table-cell table:style-name="ce34" office:value-type="float" office:value="4.7413528869978245">
            <text:p>4.741352887</text:p>
          </table:table-cell>
          <table:table-cell table:style-name="ce34" office:value-type="float" office:value="4.247904258233211">
            <text:p>4.247904258</text:p>
          </table:table-cell>
          <table:table-cell table:style-name="ce36" office:value-type="float" office:value="2.1680509035042475">
            <text:p>2.168050904</text:p>
          </table:table-cell>
        </table:table-row>
        <table:table-row table:style-name="ro2">
          <table:table-cell/>
          <table:table-cell table:style-name="ce27" office:value-type="string">
            <text:p>Sky_11</text:p>
          </table:table-cell>
          <table:table-cell table:style-name="ce33" office:value-type="float" office:value="5.748672864353009">
            <text:p>5.748672864</text:p>
          </table:table-cell>
          <table:table-cell table:style-name="ce34" office:value-type="float" office:value="5.987083770769881">
            <text:p>5.987083771</text:p>
          </table:table-cell>
          <table:table-cell table:style-name="ce34" office:value-type="float" office:value="5.41673683197143">
            <text:p>5.416736832</text:p>
          </table:table-cell>
          <table:table-cell table:style-name="ce34" office:value-type="float" office:value="4.610671564832927">
            <text:p>4.610671565</text:p>
          </table:table-cell>
          <table:table-cell table:style-name="ce34" office:value-type="float" office:value="2.1680509035042475">
            <text:p>2.168050904</text:p>
          </table:table-cell>
        </table:table-row>
      </table:table>
      <table:named-expressions>
        <table:named-expression table:name="DIVIDE" table:base-cell-address="$Hoja 1.$A$1" table:expression=""/>
        <table:named-expression table:name="MULTIPLY" table:base-cell-address="$Hoja 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2" xlink:show="embed" xlink:actuate="onLoad"/>
    <draw:fill-image draw:name="D3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Hoja 2" style:display-name="PageStyle_Hoja 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1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4f81bd" draw:fill="solid" /></style:style><style:style style:name="ch8" style:family="chart"><style:graphic-properties draw:stroke="solid" svg:stroke-width="0.0705555555555556cm" draw:fill-color="#4f81bd" draw:fill="solid" /></style:style><style:style style:name="ch9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c0504d" draw:fill="solid" /></style:style><style:style style:name="ch10" style:family="chart"><style:graphic-properties draw:stroke="solid" svg:stroke-width="0.0705555555555556cm" draw:fill-color="#c0504d" draw:fill="solid" /></style:style><style:style style:name="ch11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9bbb59" draw:fill="solid" /></style:style><style:style style:name="ch12" style:family="chart"><style:graphic-properties draw:stroke="solid" svg:stroke-width="0.0705555555555556cm" draw:fill-color="#9bbb59" draw:fill="solid" /></style:style><style:style style:name="ch13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8064a2" draw:fill="solid" /></style:style><style:style style:name="ch14" style:family="chart"><style:graphic-properties draw:stroke="solid" svg:stroke-width="0.0705555555555556cm" draw:fill-color="#8064a2" draw:fill="solid" /></style:style><style:style style:name="ch15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4bacc6" draw:fill="solid" /></style:style><style:style style:name="ch16" style:family="chart"><style:graphic-properties draw:stroke="solid" svg:stroke-width="0.0705555555555556cm" draw:fill-color="#4bacc6" draw:fill="solid" /></style:style></office:automatic-styles><office:body><office:chart><chart:chart svg:width="16.09cm" svg:height="6.69cm" chart:class="chart:line" chart:style-name="ch1"><chart:legend chart:legend-position="end" svg:x="5.71in" svg:y="0.69in" chart:style-name="ch2" chartooo:width="1.32cm" chartooo:height="3.17cm" /><chart:plot-area table:cell-range-address="'Hoja 2'.C18:'Hoja 2'.C28 'Hoja 2'.C17 'Hoja 2'.D18:'Hoja 2'.D28 'Hoja 2'.D17 'Hoja 2'.E18:'Hoja 2'.E28 'Hoja 2'.E17 'Hoja 2'.F18:'Hoja 2'.F28 'Hoja 2'.F17 'Hoja 2'.G18:'Hoja 2'.G28 'Hoja 2'.G17" svg:x="0.27cm" svg:width="14.02cm" svg:y="0.26cm" svg:height="6.17cm" chart:style-name="ch3"><chart:axis chart:name="primary-x" chart:dimension="x" chart:style-name="ch4"><chart:categories table:cell-range-address="'Hoja 2'.B18:'Hoja 2'.B28" chart:style-name="ch4" /></chart:axis><chart:axis chart:name="primary-y" chart:dimension="y" chart:style-name="ch5"><chart:grid chart:class="major" chart:style-name="ch6" /></chart:axis><chart:series chart:values-cell-range-address="'Hoja 2'.C18:'Hoja 2'.C28" chart:class="chart:line" chart:label-cell-address="'Hoja 2'.C17" chart:style-name="ch7"><chart:data-point chart:style-name="ch8" chart:repeated="11" /></chart:series><chart:series chart:values-cell-range-address="'Hoja 2'.D18:'Hoja 2'.D28" chart:class="chart:line" chart:label-cell-address="'Hoja 2'.D17" chart:style-name="ch9"><chart:data-point chart:style-name="ch10" chart:repeated="11" /></chart:series><chart:series chart:values-cell-range-address="'Hoja 2'.E18:'Hoja 2'.E28" chart:class="chart:line" chart:label-cell-address="'Hoja 2'.E17" chart:style-name="ch11"><chart:data-point chart:style-name="ch12" chart:repeated="11" /></chart:series><chart:series chart:values-cell-range-address="'Hoja 2'.F18:'Hoja 2'.F28" chart:class="chart:line" chart:label-cell-address="'Hoja 2'.F17" chart:style-name="ch13"><chart:data-point chart:style-name="ch14" chart:repeated="11" /></chart:series><chart:series chart:values-cell-range-address="'Hoja 2'.G18:'Hoja 2'.G28" chart:class="chart:line" chart:label-cell-address="'Hoja 2'.G17" chart:style-name="ch15"><chart:data-point chart:style-name="ch16" chart:repeated="11" /></chart:series><chart:wall chart:style-name="ch3" /></chart:plot-area></chart:chart></office:chart></office:body></office:document-content>
</file>

<file path=Object 1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solid" draw:fill="none" /><style:text-properties fo:color="#000000" fo:font-family="Arial" fo:font-size="10pt" style:font-size-asian="10pt" style:font-size-complex="10pt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1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4f81bd" draw:fill="solid" /></style:style><style:style style:name="ch8" style:family="chart"><style:graphic-properties draw:stroke="solid" svg:stroke-width="0.0705555555555556cm" draw:fill-color="#4f81bd" draw:fill="solid" /></style:style><style:style style:name="ch9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c0504d" draw:fill="solid" /></style:style><style:style style:name="ch10" style:family="chart"><style:graphic-properties draw:stroke="solid" svg:stroke-width="0.0705555555555556cm" draw:fill-color="#c0504d" draw:fill="solid" /></style:style><style:style style:name="ch11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9bbb59" draw:fill="solid" /></style:style><style:style style:name="ch12" style:family="chart"><style:graphic-properties draw:stroke="solid" svg:stroke-width="0.0705555555555556cm" draw:fill-color="#9bbb59" draw:fill="solid" /></style:style><style:style style:name="ch13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8064a2" draw:fill="solid" /></style:style><style:style style:name="ch14" style:family="chart"><style:graphic-properties draw:stroke="solid" svg:stroke-width="0.0705555555555556cm" draw:fill-color="#8064a2" draw:fill="solid" /></style:style><style:style style:name="ch15" style:family="chart"><style:chart-properties chart:symbol-name="arrow-right" chart:symbol-type="named-symbol" chart:symbol-width="0.264583333333333cm" chart:symbol-height="0.264583333333333cm" /><style:graphic-properties draw:stroke="solid" svg:stroke-width="0.0705555555555556cm" draw:fill-color="#4bacc6" draw:fill="solid" /></style:style><style:style style:name="ch16" style:family="chart"><style:graphic-properties draw:stroke="solid" svg:stroke-width="0.0705555555555556cm" draw:fill-color="#4bacc6" draw:fill="solid" /></style:style></office:automatic-styles><office:body><office:chart><chart:chart svg:width="19.98cm" svg:height="10.72cm" chart:class="chart:line" chart:style-name="ch1"><chart:legend chart:legend-position="end" svg:x="7.24in" svg:y="1.48in" chart:style-name="ch2" chartooo:width="1.32cm" chartooo:height="3.17cm" /><chart:plot-area table:cell-range-address="'Hoja 2'.C3:'Hoja 2'.C13 'Hoja 2'.C2 'Hoja 2'.D3:'Hoja 2'.D13 'Hoja 2'.D2 'Hoja 2'.E3:'Hoja 2'.E13 'Hoja 2'.E2 'Hoja 2'.F3:'Hoja 2'.F13 'Hoja 2'.F2 'Hoja 2'.G3:'Hoja 2'.G13 'Hoja 2'.G2" svg:x="0.26cm" svg:width="17.91cm" svg:y="0.27cm" svg:height="10.19cm" chart:style-name="ch3"><chart:axis chart:name="primary-x" chart:dimension="x" chart:style-name="ch4"><chart:categories table:cell-range-address="'Hoja 2'.B3:'Hoja 2'.B13" chart:style-name="ch4" /></chart:axis><chart:axis chart:name="primary-y" chart:dimension="y" chart:style-name="ch5"><chart:grid chart:class="major" chart:style-name="ch6" /></chart:axis><chart:series chart:values-cell-range-address="'Hoja 2'.C3:'Hoja 2'.C13" chart:class="chart:line" chart:label-cell-address="'Hoja 2'.C2" chart:style-name="ch7"><chart:data-point chart:style-name="ch8" chart:repeated="11" /></chart:series><chart:series chart:values-cell-range-address="'Hoja 2'.D3:'Hoja 2'.D13" chart:class="chart:line" chart:label-cell-address="'Hoja 2'.D2" chart:style-name="ch9"><chart:data-point chart:style-name="ch10" chart:repeated="11" /></chart:series><chart:series chart:values-cell-range-address="'Hoja 2'.E3:'Hoja 2'.E13" chart:class="chart:line" chart:label-cell-address="'Hoja 2'.E2" chart:style-name="ch11"><chart:data-point chart:style-name="ch12" chart:repeated="11" /></chart:series><chart:series chart:values-cell-range-address="'Hoja 2'.F3:'Hoja 2'.F13" chart:class="chart:line" chart:label-cell-address="'Hoja 2'.F2" chart:style-name="ch13"><chart:data-point chart:style-name="ch14" chart:repeated="11" /></chart:series><chart:series chart:values-cell-range-address="'Hoja 2'.G3:'Hoja 2'.G13" chart:class="chart:line" chart:label-cell-address="'Hoja 2'.G2" chart:style-name="ch15"><chart:data-point chart:style-name="ch16" chart:repeated="11" /></chart:series><chart:wall chart:style-name="ch3" /></chart:plot-area></chart:chart></office:chart></office:body></office:document-content>
</file>